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003" calcext:value-type="float">
            <text:p>1003</text:p>
          </table:table-cell>
          <table:table-cell office:value-type="float" office:value="3075274776" calcext:value-type="float">
            <text:p>3075274776</text:p>
          </table:table-cell>
          <table:table-cell office:value-type="float" office:value="8754462971" calcext:value-type="float">
            <text:p>8754462971</text:p>
          </table:table-cell>
          <table:table-cell office:value-type="float" office:value="9666811" calcext:value-type="float">
            <text:p>9666811</text:p>
          </table:table-cell>
          <table:table-cell office:value-type="float" office:value="378223388" calcext:value-type="float">
            <text:p>378223388</text:p>
          </table:table-cell>
          <table:table-cell office:value-type="float" office:value="374486831" calcext:value-type="float">
            <text:p>374486831</text:p>
          </table:table-cell>
          <table:table-cell office:value-type="float" office:value="10327400" calcext:value-type="float">
            <text:p>10327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81" calcext:value-type="float">
            <text:p>0.351281</text:p>
          </table:table-cell>
          <table:table-cell office:value-type="float" office:value="9666811" calcext:value-type="float">
            <text:p>9666811</text:p>
          </table:table-cell>
          <table:table-cell office:value-type="float" office:value="24.133896" calcext:value-type="float">
            <text:p>24.133896</text:p>
          </table:table-cell>
          <table:table-cell office:value-type="float" office:value="23.89547" calcext:value-type="float">
            <text:p>23.89547</text:p>
          </table:table-cell>
          <table:table-cell office:value-type="float" office:value="0.658977" calcext:value-type="float">
            <text:p>0.658977</text:p>
          </table:table-cell>
          <table:table-cell office:value-type="float" office:value="1.01" calcext:value-type="float">
            <text:p>1.01</text:p>
          </table:table-cell>
          <table:table-cell office:value-type="float" office:value="36.26" calcext:value-type="float">
            <text:p>36.26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003" calcext:value-type="float">
            <text:p>1003</text:p>
          </table:table-cell>
          <table:table-cell office:value-type="float" office:value="3071701384" calcext:value-type="float">
            <text:p>3071701384</text:p>
          </table:table-cell>
          <table:table-cell office:value-type="float" office:value="8754887682" calcext:value-type="float">
            <text:p>8754887682</text:p>
          </table:table-cell>
          <table:table-cell office:value-type="float" office:value="9632800" calcext:value-type="float">
            <text:p>9632800</text:p>
          </table:table-cell>
          <table:table-cell office:value-type="float" office:value="377940658" calcext:value-type="float">
            <text:p>377940658</text:p>
          </table:table-cell>
          <table:table-cell office:value-type="float" office:value="374175588" calcext:value-type="float">
            <text:p>374175588</text:p>
          </table:table-cell>
          <table:table-cell office:value-type="float" office:value="9248271" calcext:value-type="float">
            <text:p>9248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856" calcext:value-type="float">
            <text:p>0.350856</text:p>
          </table:table-cell>
          <table:table-cell office:value-type="float" office:value="9632800" calcext:value-type="float">
            <text:p>9632800</text:p>
          </table:table-cell>
          <table:table-cell office:value-type="float" office:value="24.115856" calcext:value-type="float">
            <text:p>24.115856</text:p>
          </table:table-cell>
          <table:table-cell office:value-type="float" office:value="23.87561" calcext:value-type="float">
            <text:p>23.87561</text:p>
          </table:table-cell>
          <table:table-cell office:value-type="float" office:value="0.590119" calcext:value-type="float">
            <text:p>0.590119</text:p>
          </table:table-cell>
          <table:table-cell office:value-type="float" office:value="1.01" calcext:value-type="float">
            <text:p>1.01</text:p>
          </table:table-cell>
          <table:table-cell office:value-type="float" office:value="40.46" calcext:value-type="float">
            <text:p>40.46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003" calcext:value-type="float">
            <text:p>1003</text:p>
          </table:table-cell>
          <table:table-cell office:value-type="float" office:value="3108516529" calcext:value-type="float">
            <text:p>3108516529</text:p>
          </table:table-cell>
          <table:table-cell office:value-type="float" office:value="8825195700" calcext:value-type="float">
            <text:p>8825195700</text:p>
          </table:table-cell>
          <table:table-cell office:value-type="float" office:value="10098196" calcext:value-type="float">
            <text:p>10098196</text:p>
          </table:table-cell>
          <table:table-cell office:value-type="float" office:value="380400888" calcext:value-type="float">
            <text:p>380400888</text:p>
          </table:table-cell>
          <table:table-cell office:value-type="float" office:value="377874787" calcext:value-type="float">
            <text:p>377874787</text:p>
          </table:table-cell>
          <table:table-cell office:value-type="float" office:value="8753173" calcext:value-type="float">
            <text:p>875317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232" calcext:value-type="float">
            <text:p>0.352232</text:p>
          </table:table-cell>
          <table:table-cell office:value-type="float" office:value="10098196" calcext:value-type="float">
            <text:p>10098196</text:p>
          </table:table-cell>
          <table:table-cell office:value-type="float" office:value="24.272839" calcext:value-type="float">
            <text:p>24.272839</text:p>
          </table:table-cell>
          <table:table-cell office:value-type="float" office:value="24.11165" calcext:value-type="float">
            <text:p>24.11165</text:p>
          </table:table-cell>
          <table:table-cell office:value-type="float" office:value="0.558527" calcext:value-type="float">
            <text:p>0.558527</text:p>
          </table:table-cell>
          <table:table-cell office:value-type="float" office:value="1.01" calcext:value-type="float">
            <text:p>1.01</text:p>
          </table:table-cell>
          <table:table-cell office:value-type="float" office:value="43.17" calcext:value-type="float">
            <text:p>43.17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003" calcext:value-type="float">
            <text:p>1003</text:p>
          </table:table-cell>
          <table:table-cell office:value-type="float" office:value="3105973619" calcext:value-type="float">
            <text:p>3105973619</text:p>
          </table:table-cell>
          <table:table-cell office:value-type="float" office:value="8825665246" calcext:value-type="float">
            <text:p>8825665246</text:p>
          </table:table-cell>
          <table:table-cell office:value-type="float" office:value="10016687" calcext:value-type="float">
            <text:p>10016687</text:p>
          </table:table-cell>
          <table:table-cell office:value-type="float" office:value="380085102" calcext:value-type="float">
            <text:p>380085102</text:p>
          </table:table-cell>
          <table:table-cell office:value-type="float" office:value="377596104" calcext:value-type="float">
            <text:p>377596104</text:p>
          </table:table-cell>
          <table:table-cell office:value-type="float" office:value="9558874" calcext:value-type="float">
            <text:p>955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925" calcext:value-type="float">
            <text:p>0.351925</text:p>
          </table:table-cell>
          <table:table-cell office:value-type="float" office:value="10016687" calcext:value-type="float">
            <text:p>10016687</text:p>
          </table:table-cell>
          <table:table-cell office:value-type="float" office:value="24.252687" calcext:value-type="float">
            <text:p>24.252687</text:p>
          </table:table-cell>
          <table:table-cell office:value-type="float" office:value="24.093868" calcext:value-type="float">
            <text:p>24.093868</text:p>
          </table:table-cell>
          <table:table-cell office:value-type="float" office:value="0.609938" calcext:value-type="float">
            <text:p>0.609938</text:p>
          </table:table-cell>
          <table:table-cell office:value-type="float" office:value="1.01" calcext:value-type="float">
            <text:p>1.01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002" calcext:value-type="float">
            <text:p>1002</text:p>
          </table:table-cell>
          <table:table-cell office:value-type="float" office:value="3117186001" calcext:value-type="float">
            <text:p>3117186001</text:p>
          </table:table-cell>
          <table:table-cell office:value-type="float" office:value="8843915045" calcext:value-type="float">
            <text:p>8843915045</text:p>
          </table:table-cell>
          <table:table-cell office:value-type="float" office:value="10266303" calcext:value-type="float">
            <text:p>10266303</text:p>
          </table:table-cell>
          <table:table-cell office:value-type="float" office:value="381564645" calcext:value-type="float">
            <text:p>381564645</text:p>
          </table:table-cell>
          <table:table-cell office:value-type="float" office:value="379430568" calcext:value-type="float">
            <text:p>379430568</text:p>
          </table:table-cell>
          <table:table-cell office:value-type="float" office:value="7108862" calcext:value-type="float">
            <text:p>710886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467" calcext:value-type="float">
            <text:p>0.352467</text:p>
          </table:table-cell>
          <table:table-cell office:value-type="float" office:value="10266303" calcext:value-type="float">
            <text:p>10266303</text:p>
          </table:table-cell>
          <table:table-cell office:value-type="float" office:value="24.371395" calcext:value-type="float">
            <text:p>24.371395</text:p>
          </table:table-cell>
          <table:table-cell office:value-type="float" office:value="24.235086" calcext:value-type="float">
            <text:p>24.235086</text:p>
          </table:table-cell>
          <table:table-cell office:value-type="float" office:value="0.454059" calcext:value-type="float">
            <text:p>0.454059</text:p>
          </table:table-cell>
          <table:table-cell office:value-type="float" office:value="1.01" calcext:value-type="float">
            <text:p>1.01</text:p>
          </table:table-cell>
          <table:table-cell office:value-type="float" office:value="53.37" calcext:value-type="float">
            <text:p>53.37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002" calcext:value-type="float">
            <text:p>1002</text:p>
          </table:table-cell>
          <table:table-cell office:value-type="float" office:value="3117848343" calcext:value-type="float">
            <text:p>3117848343</text:p>
          </table:table-cell>
          <table:table-cell office:value-type="float" office:value="8846823836" calcext:value-type="float">
            <text:p>8846823836</text:p>
          </table:table-cell>
          <table:table-cell office:value-type="float" office:value="10190542" calcext:value-type="float">
            <text:p>10190542</text:p>
          </table:table-cell>
          <table:table-cell office:value-type="float" office:value="381637479" calcext:value-type="float">
            <text:p>381637479</text:p>
          </table:table-cell>
          <table:table-cell office:value-type="float" office:value="379509357" calcext:value-type="float">
            <text:p>379509357</text:p>
          </table:table-cell>
          <table:table-cell office:value-type="float" office:value="7402337" calcext:value-type="float">
            <text:p>7402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426" calcext:value-type="float">
            <text:p>0.352426</text:p>
          </table:table-cell>
          <table:table-cell office:value-type="float" office:value="10190542" calcext:value-type="float">
            <text:p>10190542</text:p>
          </table:table-cell>
          <table:table-cell office:value-type="float" office:value="24.376045" calcext:value-type="float">
            <text:p>24.376045</text:p>
          </table:table-cell>
          <table:table-cell office:value-type="float" office:value="24.240118" calcext:value-type="float">
            <text:p>24.240118</text:p>
          </table:table-cell>
          <table:table-cell office:value-type="float" office:value="0.472804" calcext:value-type="float">
            <text:p>0.472804</text:p>
          </table:table-cell>
          <table:table-cell office:value-type="float" office:value="1.01" calcext:value-type="float">
            <text:p>1.01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003" calcext:value-type="float">
            <text:p>1003</text:p>
          </table:table-cell>
          <table:table-cell office:value-type="float" office:value="3107940239" calcext:value-type="float">
            <text:p>3107940239</text:p>
          </table:table-cell>
          <table:table-cell office:value-type="float" office:value="8814525767" calcext:value-type="float">
            <text:p>8814525767</text:p>
          </table:table-cell>
          <table:table-cell office:value-type="float" office:value="10421249" calcext:value-type="float">
            <text:p>10421249</text:p>
          </table:table-cell>
          <table:table-cell office:value-type="float" office:value="380395378" calcext:value-type="float">
            <text:p>380395378</text:p>
          </table:table-cell>
          <table:table-cell office:value-type="float" office:value="378498976" calcext:value-type="float">
            <text:p>378498976</text:p>
          </table:table-cell>
          <table:table-cell office:value-type="float" office:value="3688905" calcext:value-type="float">
            <text:p>36889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593" calcext:value-type="float">
            <text:p>0.352593</text:p>
          </table:table-cell>
          <table:table-cell office:value-type="float" office:value="10421249" calcext:value-type="float">
            <text:p>10421249</text:p>
          </table:table-cell>
          <table:table-cell office:value-type="float" office:value="24.272488" calcext:value-type="float">
            <text:p>24.272488</text:p>
          </table:table-cell>
          <table:table-cell office:value-type="float" office:value="24.15148" calcext:value-type="float">
            <text:p>24.15148</text:p>
          </table:table-cell>
          <table:table-cell office:value-type="float" office:value="0.235384" calcext:value-type="float">
            <text:p>0.235384</text:p>
          </table:table-cell>
          <table:table-cell office:value-type="float" office:value="1.01" calcext:value-type="float">
            <text:p>1.01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003" calcext:value-type="float">
            <text:p>1003</text:p>
          </table:table-cell>
          <table:table-cell office:value-type="float" office:value="3104443735" calcext:value-type="float">
            <text:p>3104443735</text:p>
          </table:table-cell>
          <table:table-cell office:value-type="float" office:value="8809372087" calcext:value-type="float">
            <text:p>8809372087</text:p>
          </table:table-cell>
          <table:table-cell office:value-type="float" office:value="10281347" calcext:value-type="float">
            <text:p>10281347</text:p>
          </table:table-cell>
          <table:table-cell office:value-type="float" office:value="380261181" calcext:value-type="float">
            <text:p>380261181</text:p>
          </table:table-cell>
          <table:table-cell office:value-type="float" office:value="378205056" calcext:value-type="float">
            <text:p>378205056</text:p>
          </table:table-cell>
          <table:table-cell office:value-type="float" office:value="4524626" calcext:value-type="float">
            <text:p>452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402" calcext:value-type="float">
            <text:p>0.352402</text:p>
          </table:table-cell>
          <table:table-cell office:value-type="float" office:value="10281347" calcext:value-type="float">
            <text:p>10281347</text:p>
          </table:table-cell>
          <table:table-cell office:value-type="float" office:value="24.263924" calcext:value-type="float">
            <text:p>24.263924</text:p>
          </table:table-cell>
          <table:table-cell office:value-type="float" office:value="24.132725" calcext:value-type="float">
            <text:p>24.132725</text:p>
          </table:table-cell>
          <table:table-cell office:value-type="float" office:value="0.28871" calcext:value-type="float">
            <text:p>0.28871</text:p>
          </table:table-cell>
          <table:table-cell office:value-type="float" office:value="1.01" calcext:value-type="float">
            <text:p>1.01</text:p>
          </table:table-cell>
          <table:table-cell office:value-type="float" office:value="83.59" calcext:value-type="float">
            <text:p>83.5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2006" calcext:value-type="float">
            <text:p>2006</text:p>
          </table:table-cell>
          <table:table-cell office:value-type="float" office:value="3186063434" calcext:value-type="float">
            <text:p>3186063434</text:p>
          </table:table-cell>
          <table:table-cell office:value-type="float" office:value="9134828923" calcext:value-type="float">
            <text:p>9134828923</text:p>
          </table:table-cell>
          <table:table-cell office:value-type="float" office:value="10534675" calcext:value-type="float">
            <text:p>10534675</text:p>
          </table:table-cell>
          <table:table-cell office:value-type="float" office:value="404163718" calcext:value-type="float">
            <text:p>404163718</text:p>
          </table:table-cell>
          <table:table-cell office:value-type="float" office:value="400900668" calcext:value-type="float">
            <text:p>400900668</text:p>
          </table:table-cell>
          <table:table-cell office:value-type="float" office:value="9231754" calcext:value-type="float">
            <text:p>92317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782" calcext:value-type="float">
            <text:p>0.348782</text:p>
          </table:table-cell>
          <table:table-cell office:value-type="float" office:value="10534675" calcext:value-type="float">
            <text:p>10534675</text:p>
          </table:table-cell>
          <table:table-cell office:value-type="float" office:value="25.78911" calcext:value-type="float">
            <text:p>25.78911</text:p>
          </table:table-cell>
          <table:table-cell office:value-type="float" office:value="25.5809" calcext:value-type="float">
            <text:p>25.5809</text:p>
          </table:table-cell>
          <table:table-cell office:value-type="float" office:value="0.589065" calcext:value-type="float">
            <text:p>0.589065</text:p>
          </table:table-cell>
          <table:table-cell office:value-type="float" office:value="1.01" calcext:value-type="float">
            <text:p>1.01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006" calcext:value-type="float">
            <text:p>2006</text:p>
          </table:table-cell>
          <table:table-cell office:value-type="float" office:value="3181582176" calcext:value-type="float">
            <text:p>3181582176</text:p>
          </table:table-cell>
          <table:table-cell office:value-type="float" office:value="9134108060" calcext:value-type="float">
            <text:p>9134108060</text:p>
          </table:table-cell>
          <table:table-cell office:value-type="float" office:value="10471606" calcext:value-type="float">
            <text:p>10471606</text:p>
          </table:table-cell>
          <table:table-cell office:value-type="float" office:value="403900935" calcext:value-type="float">
            <text:p>403900935</text:p>
          </table:table-cell>
          <table:table-cell office:value-type="float" office:value="400412737" calcext:value-type="float">
            <text:p>400412737</text:p>
          </table:table-cell>
          <table:table-cell office:value-type="float" office:value="8594575" calcext:value-type="float">
            <text:p>859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319" calcext:value-type="float">
            <text:p>0.348319</text:p>
          </table:table-cell>
          <table:table-cell office:value-type="float" office:value="10471606" calcext:value-type="float">
            <text:p>10471606</text:p>
          </table:table-cell>
          <table:table-cell office:value-type="float" office:value="25.772343" calcext:value-type="float">
            <text:p>25.772343</text:p>
          </table:table-cell>
          <table:table-cell office:value-type="float" office:value="25.549767" calcext:value-type="float">
            <text:p>25.549767</text:p>
          </table:table-cell>
          <table:table-cell office:value-type="float" office:value="0.548408" calcext:value-type="float">
            <text:p>0.548408</text:p>
          </table:table-cell>
          <table:table-cell office:value-type="float" office:value="1.01" calcext:value-type="float">
            <text:p>1.01</text:p>
          </table:table-cell>
          <table:table-cell office:value-type="float" office:value="46.59" calcext:value-type="float">
            <text:p>46.59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2005" calcext:value-type="float">
            <text:p>2005</text:p>
          </table:table-cell>
          <table:table-cell office:value-type="float" office:value="3191872164" calcext:value-type="float">
            <text:p>3191872164</text:p>
          </table:table-cell>
          <table:table-cell office:value-type="float" office:value="9142822031" calcext:value-type="float">
            <text:p>9142822031</text:p>
          </table:table-cell>
          <table:table-cell office:value-type="float" office:value="10741288" calcext:value-type="float">
            <text:p>10741288</text:p>
          </table:table-cell>
          <table:table-cell office:value-type="float" office:value="404273387" calcext:value-type="float">
            <text:p>404273387</text:p>
          </table:table-cell>
          <table:table-cell office:value-type="float" office:value="401594082" calcext:value-type="float">
            <text:p>401594082</text:p>
          </table:table-cell>
          <table:table-cell office:value-type="float" office:value="8454938" calcext:value-type="float">
            <text:p>84549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12" calcext:value-type="float">
            <text:p>0.349112</text:p>
          </table:table-cell>
          <table:table-cell office:value-type="float" office:value="10741288" calcext:value-type="float">
            <text:p>10741288</text:p>
          </table:table-cell>
          <table:table-cell office:value-type="float" office:value="25.821852" calcext:value-type="float">
            <text:p>25.821852</text:p>
          </table:table-cell>
          <table:table-cell office:value-type="float" office:value="25.650721" calcext:value-type="float">
            <text:p>25.650721</text:p>
          </table:table-cell>
          <table:table-cell office:value-type="float" office:value="0.540036" calcext:value-type="float">
            <text:p>0.540036</text:p>
          </table:table-cell>
          <table:table-cell office:value-type="float" office:value="1.01" calcext:value-type="float">
            <text:p>1.01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2005" calcext:value-type="float">
            <text:p>2005</text:p>
          </table:table-cell>
          <table:table-cell office:value-type="float" office:value="3188961190" calcext:value-type="float">
            <text:p>3188961190</text:p>
          </table:table-cell>
          <table:table-cell office:value-type="float" office:value="9141100170" calcext:value-type="float">
            <text:p>9141100170</text:p>
          </table:table-cell>
          <table:table-cell office:value-type="float" office:value="10660706" calcext:value-type="float">
            <text:p>10660706</text:p>
          </table:table-cell>
          <table:table-cell office:value-type="float" office:value="403940466" calcext:value-type="float">
            <text:p>403940466</text:p>
          </table:table-cell>
          <table:table-cell office:value-type="float" office:value="401204039" calcext:value-type="float">
            <text:p>401204039</text:p>
          </table:table-cell>
          <table:table-cell office:value-type="float" office:value="8043871" calcext:value-type="float">
            <text:p>8043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86" calcext:value-type="float">
            <text:p>0.34886</text:p>
          </table:table-cell>
          <table:table-cell office:value-type="float" office:value="10660706" calcext:value-type="float">
            <text:p>10660706</text:p>
          </table:table-cell>
          <table:table-cell office:value-type="float" office:value="25.800589" calcext:value-type="float">
            <text:p>25.800589</text:p>
          </table:table-cell>
          <table:table-cell office:value-type="float" office:value="25.625807" calcext:value-type="float">
            <text:p>25.625807</text:p>
          </table:table-cell>
          <table:table-cell office:value-type="float" office:value="0.51378" calcext:value-type="float">
            <text:p>0.51378</text:p>
          </table:table-cell>
          <table:table-cell office:value-type="float" office:value="1.01" calcext:value-type="float">
            <text:p>1.01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2004" calcext:value-type="float">
            <text:p>2004</text:p>
          </table:table-cell>
          <table:table-cell office:value-type="float" office:value="3200609878" calcext:value-type="float">
            <text:p>3200609878</text:p>
          </table:table-cell>
          <table:table-cell office:value-type="float" office:value="9163275931" calcext:value-type="float">
            <text:p>9163275931</text:p>
          </table:table-cell>
          <table:table-cell office:value-type="float" office:value="10836835" calcext:value-type="float">
            <text:p>10836835</text:p>
          </table:table-cell>
          <table:table-cell office:value-type="float" office:value="404994799" calcext:value-type="float">
            <text:p>404994799</text:p>
          </table:table-cell>
          <table:table-cell office:value-type="float" office:value="402622980" calcext:value-type="float">
            <text:p>402622980</text:p>
          </table:table-cell>
          <table:table-cell office:value-type="float" office:value="7922904" calcext:value-type="float">
            <text:p>79229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87" calcext:value-type="float">
            <text:p>0.349287</text:p>
          </table:table-cell>
          <table:table-cell office:value-type="float" office:value="10836835" calcext:value-type="float">
            <text:p>10836835</text:p>
          </table:table-cell>
          <table:table-cell office:value-type="float" office:value="25.867929" calcext:value-type="float">
            <text:p>25.867929</text:p>
          </table:table-cell>
          <table:table-cell office:value-type="float" office:value="25.716438" calcext:value-type="float">
            <text:p>25.716438</text:p>
          </table:table-cell>
          <table:table-cell office:value-type="float" office:value="0.506054" calcext:value-type="float">
            <text:p>0.506054</text:p>
          </table:table-cell>
          <table:table-cell office:value-type="float" office:value="1.01" calcext:value-type="float">
            <text:p>1.01</text:p>
          </table:table-cell>
          <table:table-cell office:value-type="float" office:value="50.82" calcext:value-type="float">
            <text:p>50.82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2004" calcext:value-type="float">
            <text:p>2004</text:p>
          </table:table-cell>
          <table:table-cell office:value-type="float" office:value="3202202896" calcext:value-type="float">
            <text:p>3202202896</text:p>
          </table:table-cell>
          <table:table-cell office:value-type="float" office:value="9165483971" calcext:value-type="float">
            <text:p>9165483971</text:p>
          </table:table-cell>
          <table:table-cell office:value-type="float" office:value="10798907" calcext:value-type="float">
            <text:p>10798907</text:p>
          </table:table-cell>
          <table:table-cell office:value-type="float" office:value="405220165" calcext:value-type="float">
            <text:p>405220165</text:p>
          </table:table-cell>
          <table:table-cell office:value-type="float" office:value="402831200" calcext:value-type="float">
            <text:p>402831200</text:p>
          </table:table-cell>
          <table:table-cell office:value-type="float" office:value="7608304" calcext:value-type="float">
            <text:p>7608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76" calcext:value-type="float">
            <text:p>0.349376</text:p>
          </table:table-cell>
          <table:table-cell office:value-type="float" office:value="10798907" calcext:value-type="float">
            <text:p>10798907</text:p>
          </table:table-cell>
          <table:table-cell office:value-type="float" office:value="25.882326" calcext:value-type="float">
            <text:p>25.882326</text:p>
          </table:table-cell>
          <table:table-cell office:value-type="float" office:value="25.729738" calcext:value-type="float">
            <text:p>25.729738</text:p>
          </table:table-cell>
          <table:table-cell office:value-type="float" office:value="0.48596" calcext:value-type="float">
            <text:p>0.48596</text:p>
          </table:table-cell>
          <table:table-cell office:value-type="float" office:value="1.01" calcext:value-type="float">
            <text:p>1.01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2005" calcext:value-type="float">
            <text:p>2005</text:p>
          </table:table-cell>
          <table:table-cell office:value-type="float" office:value="3188568435" calcext:value-type="float">
            <text:p>3188568435</text:p>
          </table:table-cell>
          <table:table-cell office:value-type="float" office:value="9122912921" calcext:value-type="float">
            <text:p>9122912921</text:p>
          </table:table-cell>
          <table:table-cell office:value-type="float" office:value="10963533" calcext:value-type="float">
            <text:p>10963533</text:p>
          </table:table-cell>
          <table:table-cell office:value-type="float" office:value="403227406" calcext:value-type="float">
            <text:p>403227406</text:p>
          </table:table-cell>
          <table:table-cell office:value-type="float" office:value="401072784" calcext:value-type="float">
            <text:p>401072784</text:p>
          </table:table-cell>
          <table:table-cell office:value-type="float" office:value="4627064" calcext:value-type="float">
            <text:p>462706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12" calcext:value-type="float">
            <text:p>0.349512</text:p>
          </table:table-cell>
          <table:table-cell office:value-type="float" office:value="10963533" calcext:value-type="float">
            <text:p>10963533</text:p>
          </table:table-cell>
          <table:table-cell office:value-type="float" office:value="25.755043" calcext:value-type="float">
            <text:p>25.755043</text:p>
          </table:table-cell>
          <table:table-cell office:value-type="float" office:value="25.617422" calcext:value-type="float">
            <text:p>25.617422</text:p>
          </table:table-cell>
          <table:table-cell office:value-type="float" office:value="0.295541" calcext:value-type="float">
            <text:p>0.295541</text:p>
          </table:table-cell>
          <table:table-cell office:value-type="float" office:value="1.01" calcext:value-type="float">
            <text:p>1.01</text:p>
          </table:table-cell>
          <table:table-cell office:value-type="float" office:value="86.68" calcext:value-type="float">
            <text:p>86.6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2005" calcext:value-type="float">
            <text:p>2005</text:p>
          </table:table-cell>
          <table:table-cell office:value-type="float" office:value="3186872507" calcext:value-type="float">
            <text:p>3186872507</text:p>
          </table:table-cell>
          <table:table-cell office:value-type="float" office:value="9116497424" calcext:value-type="float">
            <text:p>9116497424</text:p>
          </table:table-cell>
          <table:table-cell office:value-type="float" office:value="10915531" calcext:value-type="float">
            <text:p>10915531</text:p>
          </table:table-cell>
          <table:table-cell office:value-type="float" office:value="403044144" calcext:value-type="float">
            <text:p>403044144</text:p>
          </table:table-cell>
          <table:table-cell office:value-type="float" office:value="400857384" calcext:value-type="float">
            <text:p>400857384</text:p>
          </table:table-cell>
          <table:table-cell office:value-type="float" office:value="4244272" calcext:value-type="float">
            <text:p>4244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72" calcext:value-type="float">
            <text:p>0.349572</text:p>
          </table:table-cell>
          <table:table-cell office:value-type="float" office:value="10915531" calcext:value-type="float">
            <text:p>10915531</text:p>
          </table:table-cell>
          <table:table-cell office:value-type="float" office:value="25.74334" calcext:value-type="float">
            <text:p>25.74334</text:p>
          </table:table-cell>
          <table:table-cell office:value-type="float" office:value="25.603664" calcext:value-type="float">
            <text:p>25.603664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1.01" calcext:value-type="float">
            <text:p>1.01</text:p>
          </table:table-cell>
          <table:table-cell office:value-type="float" office:value="94.45" calcext:value-type="float">
            <text:p>94.45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3008" calcext:value-type="float">
            <text:p>3008</text:p>
          </table:table-cell>
          <table:table-cell office:value-type="float" office:value="3062207720" calcext:value-type="float">
            <text:p>3062207720</text:p>
          </table:table-cell>
          <table:table-cell office:value-type="float" office:value="8531667618" calcext:value-type="float">
            <text:p>8531667618</text:p>
          </table:table-cell>
          <table:table-cell office:value-type="float" office:value="8119474" calcext:value-type="float">
            <text:p>8119474</text:p>
          </table:table-cell>
          <table:table-cell office:value-type="float" office:value="314316586" calcext:value-type="float">
            <text:p>314316586</text:p>
          </table:table-cell>
          <table:table-cell office:value-type="float" office:value="311614566" calcext:value-type="float">
            <text:p>311614566</text:p>
          </table:table-cell>
          <table:table-cell office:value-type="float" office:value="8549388" calcext:value-type="float">
            <text:p>85493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923" calcext:value-type="float">
            <text:p>0.358923</text:p>
          </table:table-cell>
          <table:table-cell office:value-type="float" office:value="8119474" calcext:value-type="float">
            <text:p>8119474</text:p>
          </table:table-cell>
          <table:table-cell office:value-type="float" office:value="20.076109" calcext:value-type="float">
            <text:p>20.076109</text:p>
          </table:table-cell>
          <table:table-cell office:value-type="float" office:value="19.903524" calcext:value-type="float">
            <text:p>19.903524</text:p>
          </table:table-cell>
          <table:table-cell office:value-type="float" office:value="0.546069" calcext:value-type="float">
            <text:p>0.546069</text:p>
          </table:table-cell>
          <table:table-cell office:value-type="float" office:value="1.01" calcext:value-type="float">
            <text:p>1.01</text:p>
          </table:table-cell>
          <table:table-cell office:value-type="float" office:value="36.45" calcext:value-type="float">
            <text:p>36.45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3008" calcext:value-type="float">
            <text:p>3008</text:p>
          </table:table-cell>
          <table:table-cell office:value-type="float" office:value="3253296770" calcext:value-type="float">
            <text:p>3253296770</text:p>
          </table:table-cell>
          <table:table-cell office:value-type="float" office:value="9164787541" calcext:value-type="float">
            <text:p>9164787541</text:p>
          </table:table-cell>
          <table:table-cell office:value-type="float" office:value="9406608" calcext:value-type="float">
            <text:p>9406608</text:p>
          </table:table-cell>
          <table:table-cell office:value-type="float" office:value="362909991" calcext:value-type="float">
            <text:p>362909991</text:p>
          </table:table-cell>
          <table:table-cell office:value-type="float" office:value="360118440" calcext:value-type="float">
            <text:p>360118440</text:p>
          </table:table-cell>
          <table:table-cell office:value-type="float" office:value="7571266" calcext:value-type="float">
            <text:p>757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978" calcext:value-type="float">
            <text:p>0.354978</text:p>
          </table:table-cell>
          <table:table-cell office:value-type="float" office:value="9406608" calcext:value-type="float">
            <text:p>9406608</text:p>
          </table:table-cell>
          <table:table-cell office:value-type="float" office:value="23.17988" calcext:value-type="float">
            <text:p>23.17988</text:p>
          </table:table-cell>
          <table:table-cell office:value-type="float" office:value="23.001577" calcext:value-type="float">
            <text:p>23.001577</text:p>
          </table:table-cell>
          <table:table-cell office:value-type="float" office:value="0.483594" calcext:value-type="float">
            <text:p>0.483594</text:p>
          </table:table-cell>
          <table:table-cell office:value-type="float" office:value="1.01" calcext:value-type="float">
            <text:p>1.01</text:p>
          </table:table-cell>
          <table:table-cell office:value-type="float" office:value="47.56" calcext:value-type="float">
            <text:p>47.56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3007" calcext:value-type="float">
            <text:p>3007</text:p>
          </table:table-cell>
          <table:table-cell office:value-type="float" office:value="3238022563" calcext:value-type="float">
            <text:p>3238022563</text:p>
          </table:table-cell>
          <table:table-cell office:value-type="float" office:value="9087261715" calcext:value-type="float">
            <text:p>9087261715</text:p>
          </table:table-cell>
          <table:table-cell office:value-type="float" office:value="9066036" calcext:value-type="float">
            <text:p>9066036</text:p>
          </table:table-cell>
          <table:table-cell office:value-type="float" office:value="351144170" calcext:value-type="float">
            <text:p>351144170</text:p>
          </table:table-cell>
          <table:table-cell office:value-type="float" office:value="348427984" calcext:value-type="float">
            <text:p>348427984</text:p>
          </table:table-cell>
          <table:table-cell office:value-type="float" office:value="9294294" calcext:value-type="float">
            <text:p>929429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325" calcext:value-type="float">
            <text:p>0.356325</text:p>
          </table:table-cell>
          <table:table-cell office:value-type="float" office:value="9066036" calcext:value-type="float">
            <text:p>9066036</text:p>
          </table:table-cell>
          <table:table-cell office:value-type="float" office:value="22.42837" calcext:value-type="float">
            <text:p>22.42837</text:p>
          </table:table-cell>
          <table:table-cell office:value-type="float" office:value="22.254881" calcext:value-type="float">
            <text:p>22.254881</text:p>
          </table:table-cell>
          <table:table-cell office:value-type="float" office:value="0.593648" calcext:value-type="float">
            <text:p>0.593648</text:p>
          </table:table-cell>
          <table:table-cell office:value-type="float" office:value="1.01" calcext:value-type="float">
            <text:p>1.01</text:p>
          </table:table-cell>
          <table:table-cell office:value-type="float" office:value="37.49" calcext:value-type="float">
            <text:p>37.49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3007" calcext:value-type="float">
            <text:p>3007</text:p>
          </table:table-cell>
          <table:table-cell office:value-type="float" office:value="3044175805" calcext:value-type="float">
            <text:p>3044175805</text:p>
          </table:table-cell>
          <table:table-cell office:value-type="float" office:value="8566548485" calcext:value-type="float">
            <text:p>8566548485</text:p>
          </table:table-cell>
          <table:table-cell office:value-type="float" office:value="8861213" calcext:value-type="float">
            <text:p>8861213</text:p>
          </table:table-cell>
          <table:table-cell office:value-type="float" office:value="336637566" calcext:value-type="float">
            <text:p>336637566</text:p>
          </table:table-cell>
          <table:table-cell office:value-type="float" office:value="334287446" calcext:value-type="float">
            <text:p>334287446</text:p>
          </table:table-cell>
          <table:table-cell office:value-type="float" office:value="8738554" calcext:value-type="float">
            <text:p>873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356" calcext:value-type="float">
            <text:p>0.355356</text:p>
          </table:table-cell>
          <table:table-cell office:value-type="float" office:value="8861213" calcext:value-type="float">
            <text:p>8861213</text:p>
          </table:table-cell>
          <table:table-cell office:value-type="float" office:value="21.501801" calcext:value-type="float">
            <text:p>21.501801</text:p>
          </table:table-cell>
          <table:table-cell office:value-type="float" office:value="21.351694" calcext:value-type="float">
            <text:p>21.351694</text:p>
          </table:table-cell>
          <table:table-cell office:value-type="float" office:value="0.558151" calcext:value-type="float">
            <text:p>0.558151</text:p>
          </table:table-cell>
          <table:table-cell office:value-type="float" office:value="1.01" calcext:value-type="float">
            <text:p>1.01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3006" calcext:value-type="float">
            <text:p>3006</text:p>
          </table:table-cell>
          <table:table-cell office:value-type="float" office:value="3270566401" calcext:value-type="float">
            <text:p>3270566401</text:p>
          </table:table-cell>
          <table:table-cell office:value-type="float" office:value="9156336275" calcext:value-type="float">
            <text:p>9156336275</text:p>
          </table:table-cell>
          <table:table-cell office:value-type="float" office:value="9372590" calcext:value-type="float">
            <text:p>9372590</text:p>
          </table:table-cell>
          <table:table-cell office:value-type="float" office:value="351784433" calcext:value-type="float">
            <text:p>351784433</text:p>
          </table:table-cell>
          <table:table-cell office:value-type="float" office:value="349736156" calcext:value-type="float">
            <text:p>349736156</text:p>
          </table:table-cell>
          <table:table-cell office:value-type="float" office:value="6770187" calcext:value-type="float">
            <text:p>677018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192" calcext:value-type="float">
            <text:p>0.357192</text:p>
          </table:table-cell>
          <table:table-cell office:value-type="float" office:value="9372590" calcext:value-type="float">
            <text:p>9372590</text:p>
          </table:table-cell>
          <table:table-cell office:value-type="float" office:value="22.469267" calcext:value-type="float">
            <text:p>22.469267</text:p>
          </table:table-cell>
          <table:table-cell office:value-type="float" office:value="22.338438" calcext:value-type="float">
            <text:p>22.338438</text:p>
          </table:table-cell>
          <table:table-cell office:value-type="float" office:value="0.432427" calcext:value-type="float">
            <text:p>0.432427</text:p>
          </table:table-cell>
          <table:table-cell office:value-type="float" office:value="1.01" calcext:value-type="float">
            <text:p>1.01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3007" calcext:value-type="float">
            <text:p>3007</text:p>
          </table:table-cell>
          <table:table-cell office:value-type="float" office:value="3254991644" calcext:value-type="float">
            <text:p>3254991644</text:p>
          </table:table-cell>
          <table:table-cell office:value-type="float" office:value="9150102237" calcext:value-type="float">
            <text:p>9150102237</text:p>
          </table:table-cell>
          <table:table-cell office:value-type="float" office:value="9550606" calcext:value-type="float">
            <text:p>9550606</text:p>
          </table:table-cell>
          <table:table-cell office:value-type="float" office:value="360959397" calcext:value-type="float">
            <text:p>360959397</text:p>
          </table:table-cell>
          <table:table-cell office:value-type="float" office:value="358861601" calcext:value-type="float">
            <text:p>358861601</text:p>
          </table:table-cell>
          <table:table-cell office:value-type="float" office:value="6933942" calcext:value-type="float">
            <text:p>6933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733" calcext:value-type="float">
            <text:p>0.355733</text:p>
          </table:table-cell>
          <table:table-cell office:value-type="float" office:value="9550606" calcext:value-type="float">
            <text:p>9550606</text:p>
          </table:table-cell>
          <table:table-cell office:value-type="float" office:value="23.032305" calcext:value-type="float">
            <text:p>23.032305</text:p>
          </table:table-cell>
          <table:table-cell office:value-type="float" office:value="22.898447" calcext:value-type="float">
            <text:p>22.898447</text:p>
          </table:table-cell>
          <table:table-cell office:value-type="float" office:value="0.442445" calcext:value-type="float">
            <text:p>0.442445</text:p>
          </table:table-cell>
          <table:table-cell office:value-type="float" office:value="1.01" calcext:value-type="float">
            <text:p>1.01</text:p>
          </table:table-cell>
          <table:table-cell office:value-type="float" office:value="51.75" calcext:value-type="float">
            <text:p>51.75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3007" calcext:value-type="float">
            <text:p>3007</text:p>
          </table:table-cell>
          <table:table-cell office:value-type="float" office:value="3229921815" calcext:value-type="float">
            <text:p>3229921815</text:p>
          </table:table-cell>
          <table:table-cell office:value-type="float" office:value="9131672969" calcext:value-type="float">
            <text:p>9131672969</text:p>
          </table:table-cell>
          <table:table-cell office:value-type="float" office:value="10201170" calcext:value-type="float">
            <text:p>10201170</text:p>
          </table:table-cell>
          <table:table-cell office:value-type="float" office:value="375989817" calcext:value-type="float">
            <text:p>375989817</text:p>
          </table:table-cell>
          <table:table-cell office:value-type="float" office:value="373952912" calcext:value-type="float">
            <text:p>373952912</text:p>
          </table:table-cell>
          <table:table-cell office:value-type="float" office:value="3876037" calcext:value-type="float">
            <text:p>387603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705" calcext:value-type="float">
            <text:p>0.353705</text:p>
          </table:table-cell>
          <table:table-cell office:value-type="float" office:value="10201170" calcext:value-type="float">
            <text:p>10201170</text:p>
          </table:table-cell>
          <table:table-cell office:value-type="float" office:value="24.015318" calcext:value-type="float">
            <text:p>24.015318</text:p>
          </table:table-cell>
          <table:table-cell office:value-type="float" office:value="23.885216" calcext:value-type="float">
            <text:p>23.885216</text:p>
          </table:table-cell>
          <table:table-cell office:value-type="float" office:value="0.247571" calcext:value-type="float">
            <text:p>0.247571</text:p>
          </table:table-cell>
          <table:table-cell office:value-type="float" office:value="1.01" calcext:value-type="float">
            <text:p>1.01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3007" calcext:value-type="float">
            <text:p>3007</text:p>
          </table:table-cell>
          <table:table-cell office:value-type="float" office:value="3226483465" calcext:value-type="float">
            <text:p>3226483465</text:p>
          </table:table-cell>
          <table:table-cell office:value-type="float" office:value="9125645965" calcext:value-type="float">
            <text:p>9125645965</text:p>
          </table:table-cell>
          <table:table-cell office:value-type="float" office:value="10145568" calcext:value-type="float">
            <text:p>10145568</text:p>
          </table:table-cell>
          <table:table-cell office:value-type="float" office:value="376308464" calcext:value-type="float">
            <text:p>376308464</text:p>
          </table:table-cell>
          <table:table-cell office:value-type="float" office:value="374207893" calcext:value-type="float">
            <text:p>374207893</text:p>
          </table:table-cell>
          <table:table-cell office:value-type="float" office:value="3998449" calcext:value-type="float">
            <text:p>3998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10145568" calcext:value-type="float">
            <text:p>10145568</text:p>
          </table:table-cell>
          <table:table-cell office:value-type="float" office:value="24.035671" calcext:value-type="float">
            <text:p>24.035671</text:p>
          </table:table-cell>
          <table:table-cell office:value-type="float" office:value="23.901503" calcext:value-type="float">
            <text:p>23.901503</text:p>
          </table:table-cell>
          <table:table-cell office:value-type="float" office:value="0.25539" calcext:value-type="float">
            <text:p>0.25539</text:p>
          </table:table-cell>
          <table:table-cell office:value-type="float" office:value="1.01" calcext:value-type="float">
            <text:p>1.01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4010" calcext:value-type="float">
            <text:p>4010</text:p>
          </table:table-cell>
          <table:table-cell office:value-type="float" office:value="3186511833" calcext:value-type="float">
            <text:p>3186511833</text:p>
          </table:table-cell>
          <table:table-cell office:value-type="float" office:value="9124346009" calcext:value-type="float">
            <text:p>9124346009</text:p>
          </table:table-cell>
          <table:table-cell office:value-type="float" office:value="10784867" calcext:value-type="float">
            <text:p>10784867</text:p>
          </table:table-cell>
          <table:table-cell office:value-type="float" office:value="403292072" calcext:value-type="float">
            <text:p>403292072</text:p>
          </table:table-cell>
          <table:table-cell office:value-type="float" office:value="400798298" calcext:value-type="float">
            <text:p>400798298</text:p>
          </table:table-cell>
          <table:table-cell office:value-type="float" office:value="5661115" calcext:value-type="float">
            <text:p>566111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32" calcext:value-type="float">
            <text:p>0.349232</text:p>
          </table:table-cell>
          <table:table-cell office:value-type="float" office:value="10784867" calcext:value-type="float">
            <text:p>10784867</text:p>
          </table:table-cell>
          <table:table-cell office:value-type="float" office:value="25.759174" calcext:value-type="float">
            <text:p>25.759174</text:p>
          </table:table-cell>
          <table:table-cell office:value-type="float" office:value="25.599892" calcext:value-type="float">
            <text:p>25.599892</text:p>
          </table:table-cell>
          <table:table-cell office:value-type="float" office:value="0.361588" calcext:value-type="float">
            <text:p>0.361588</text:p>
          </table:table-cell>
          <table:table-cell office:value-type="float" office:value="1.01" calcext:value-type="float">
            <text:p>1.01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4010" calcext:value-type="float">
            <text:p>4010</text:p>
          </table:table-cell>
          <table:table-cell office:value-type="float" office:value="3185587941" calcext:value-type="float">
            <text:p>3185587941</text:p>
          </table:table-cell>
          <table:table-cell office:value-type="float" office:value="9122637170" calcext:value-type="float">
            <text:p>9122637170</text:p>
          </table:table-cell>
          <table:table-cell office:value-type="float" office:value="10723593" calcext:value-type="float">
            <text:p>10723593</text:p>
          </table:table-cell>
          <table:table-cell office:value-type="float" office:value="403185917" calcext:value-type="float">
            <text:p>403185917</text:p>
          </table:table-cell>
          <table:table-cell office:value-type="float" office:value="400692561" calcext:value-type="float">
            <text:p>400692561</text:p>
          </table:table-cell>
          <table:table-cell office:value-type="float" office:value="6256597" calcext:value-type="float">
            <text:p>625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10723593" calcext:value-type="float">
            <text:p>10723593</text:p>
          </table:table-cell>
          <table:table-cell office:value-type="float" office:value="25.752394" calcext:value-type="float">
            <text:p>25.752394</text:p>
          </table:table-cell>
          <table:table-cell office:value-type="float" office:value="25.593138" calcext:value-type="float">
            <text:p>25.593138</text:p>
          </table:table-cell>
          <table:table-cell office:value-type="float" office:value="0.399623" calcext:value-type="float">
            <text:p>0.399623</text:p>
          </table:table-cell>
          <table:table-cell office:value-type="float" office:value="1.01" calcext:value-type="float">
            <text:p>1.01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4009" calcext:value-type="float">
            <text:p>4009</text:p>
          </table:table-cell>
          <table:table-cell office:value-type="float" office:value="3183057247" calcext:value-type="float">
            <text:p>3183057247</text:p>
          </table:table-cell>
          <table:table-cell office:value-type="float" office:value="9118027744" calcext:value-type="float">
            <text:p>9118027744</text:p>
          </table:table-cell>
          <table:table-cell office:value-type="float" office:value="10836521" calcext:value-type="float">
            <text:p>10836521</text:p>
          </table:table-cell>
          <table:table-cell office:value-type="float" office:value="402705624" calcext:value-type="float">
            <text:p>402705624</text:p>
          </table:table-cell>
          <table:table-cell office:value-type="float" office:value="400423638" calcext:value-type="float">
            <text:p>400423638</text:p>
          </table:table-cell>
          <table:table-cell office:value-type="float" office:value="6760023" calcext:value-type="float">
            <text:p>67600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95" calcext:value-type="float">
            <text:p>0.349095</text:p>
          </table:table-cell>
          <table:table-cell office:value-type="float" office:value="10836521" calcext:value-type="float">
            <text:p>10836521</text:p>
          </table:table-cell>
          <table:table-cell office:value-type="float" office:value="25.721718" calcext:value-type="float">
            <text:p>25.721718</text:p>
          </table:table-cell>
          <table:table-cell office:value-type="float" office:value="25.575962" calcext:value-type="float">
            <text:p>25.575962</text:p>
          </table:table-cell>
          <table:table-cell office:value-type="float" office:value="0.431778" calcext:value-type="float">
            <text:p>0.431778</text:p>
          </table:table-cell>
          <table:table-cell office:value-type="float" office:value="1.01" calcext:value-type="float">
            <text:p>1.01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4009" calcext:value-type="float">
            <text:p>4009</text:p>
          </table:table-cell>
          <table:table-cell office:value-type="float" office:value="3184029567" calcext:value-type="float">
            <text:p>3184029567</text:p>
          </table:table-cell>
          <table:table-cell office:value-type="float" office:value="9116660355" calcext:value-type="float">
            <text:p>9116660355</text:p>
          </table:table-cell>
          <table:table-cell office:value-type="float" office:value="10789889" calcext:value-type="float">
            <text:p>10789889</text:p>
          </table:table-cell>
          <table:table-cell office:value-type="float" office:value="402857882" calcext:value-type="float">
            <text:p>402857882</text:p>
          </table:table-cell>
          <table:table-cell office:value-type="float" office:value="400538686" calcext:value-type="float">
            <text:p>400538686</text:p>
          </table:table-cell>
          <table:table-cell office:value-type="float" office:value="6649766" calcext:value-type="float">
            <text:p>664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54" calcext:value-type="float">
            <text:p>0.349254</text:p>
          </table:table-cell>
          <table:table-cell office:value-type="float" office:value="10789889" calcext:value-type="float">
            <text:p>10789889</text:p>
          </table:table-cell>
          <table:table-cell office:value-type="float" office:value="25.731441" calcext:value-type="float">
            <text:p>25.731441</text:p>
          </table:table-cell>
          <table:table-cell office:value-type="float" office:value="25.583309" calcext:value-type="float">
            <text:p>25.583309</text:p>
          </table:table-cell>
          <table:table-cell office:value-type="float" office:value="0.424736" calcext:value-type="float">
            <text:p>0.424736</text:p>
          </table:table-cell>
          <table:table-cell office:value-type="float" office:value="1.01" calcext:value-type="float">
            <text:p>1.01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4009" calcext:value-type="float">
            <text:p>4009</text:p>
          </table:table-cell>
          <table:table-cell office:value-type="float" office:value="3197088721" calcext:value-type="float">
            <text:p>3197088721</text:p>
          </table:table-cell>
          <table:table-cell office:value-type="float" office:value="9147570107" calcext:value-type="float">
            <text:p>9147570107</text:p>
          </table:table-cell>
          <table:table-cell office:value-type="float" office:value="10945389" calcext:value-type="float">
            <text:p>10945389</text:p>
          </table:table-cell>
          <table:table-cell office:value-type="float" office:value="404187628" calcext:value-type="float">
            <text:p>404187628</text:p>
          </table:table-cell>
          <table:table-cell office:value-type="float" office:value="402119993" calcext:value-type="float">
            <text:p>402119993</text:p>
          </table:table-cell>
          <table:table-cell office:value-type="float" office:value="6618060" calcext:value-type="float">
            <text:p>661806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01" calcext:value-type="float">
            <text:p>0.349501</text:p>
          </table:table-cell>
          <table:table-cell office:value-type="float" office:value="10945389" calcext:value-type="float">
            <text:p>10945389</text:p>
          </table:table-cell>
          <table:table-cell office:value-type="float" office:value="25.790636" calcext:value-type="float">
            <text:p>25.790636</text:p>
          </table:table-cell>
          <table:table-cell office:value-type="float" office:value="25.658705" calcext:value-type="float">
            <text:p>25.658705</text:p>
          </table:table-cell>
          <table:table-cell office:value-type="float" office:value="0.422289" calcext:value-type="float">
            <text:p>0.422289</text:p>
          </table:table-cell>
          <table:table-cell office:value-type="float" office:value="1.01" calcext:value-type="float">
            <text:p>1.01</text:p>
          </table:table-cell>
          <table:table-cell office:value-type="float" office:value="60.76" calcext:value-type="float">
            <text:p>60.76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4010" calcext:value-type="float">
            <text:p>4010</text:p>
          </table:table-cell>
          <table:table-cell office:value-type="float" office:value="3196859683" calcext:value-type="float">
            <text:p>3196859683</text:p>
          </table:table-cell>
          <table:table-cell office:value-type="float" office:value="9146493289" calcext:value-type="float">
            <text:p>9146493289</text:p>
          </table:table-cell>
          <table:table-cell office:value-type="float" office:value="10860461" calcext:value-type="float">
            <text:p>10860461</text:p>
          </table:table-cell>
          <table:table-cell office:value-type="float" office:value="404211503" calcext:value-type="float">
            <text:p>404211503</text:p>
          </table:table-cell>
          <table:table-cell office:value-type="float" office:value="402091290" calcext:value-type="float">
            <text:p>402091290</text:p>
          </table:table-cell>
          <table:table-cell office:value-type="float" office:value="7113992" calcext:value-type="float">
            <text:p>711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18" calcext:value-type="float">
            <text:p>0.349518</text:p>
          </table:table-cell>
          <table:table-cell office:value-type="float" office:value="10860461" calcext:value-type="float">
            <text:p>10860461</text:p>
          </table:table-cell>
          <table:table-cell office:value-type="float" office:value="25.792158" calcext:value-type="float">
            <text:p>25.792158</text:p>
          </table:table-cell>
          <table:table-cell office:value-type="float" office:value="25.656872" calcext:value-type="float">
            <text:p>25.656872</text:p>
          </table:table-cell>
          <table:table-cell office:value-type="float" office:value="0.453934" calcext:value-type="float">
            <text:p>0.453934</text:p>
          </table:table-cell>
          <table:table-cell office:value-type="float" office:value="1.01" calcext:value-type="float">
            <text:p>1.01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4009" calcext:value-type="float">
            <text:p>4009</text:p>
          </table:table-cell>
          <table:table-cell office:value-type="float" office:value="3191058558" calcext:value-type="float">
            <text:p>3191058558</text:p>
          </table:table-cell>
          <table:table-cell office:value-type="float" office:value="9130302451" calcext:value-type="float">
            <text:p>9130302451</text:p>
          </table:table-cell>
          <table:table-cell office:value-type="float" office:value="10981817" calcext:value-type="float">
            <text:p>10981817</text:p>
          </table:table-cell>
          <table:table-cell office:value-type="float" office:value="403507731" calcext:value-type="float">
            <text:p>403507731</text:p>
          </table:table-cell>
          <table:table-cell office:value-type="float" office:value="401339990" calcext:value-type="float">
            <text:p>401339990</text:p>
          </table:table-cell>
          <table:table-cell office:value-type="float" office:value="3179529" calcext:value-type="float">
            <text:p>317952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02" calcext:value-type="float">
            <text:p>0.349502</text:p>
          </table:table-cell>
          <table:table-cell office:value-type="float" office:value="10981817" calcext:value-type="float">
            <text:p>10981817</text:p>
          </table:table-cell>
          <table:table-cell office:value-type="float" office:value="25.772949" calcext:value-type="float">
            <text:p>25.772949</text:p>
          </table:table-cell>
          <table:table-cell office:value-type="float" office:value="25.634491" calcext:value-type="float">
            <text:p>25.634491</text:p>
          </table:table-cell>
          <table:table-cell office:value-type="float" office:value="0.203084" calcext:value-type="float">
            <text:p>0.203084</text:p>
          </table:table-cell>
          <table:table-cell office:value-type="float" office:value="1.01" calcext:value-type="float">
            <text:p>1.01</text:p>
          </table:table-cell>
          <table:table-cell office:value-type="float" office:value="126.23" calcext:value-type="float">
            <text:p>126.2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4009" calcext:value-type="float">
            <text:p>4009</text:p>
          </table:table-cell>
          <table:table-cell office:value-type="float" office:value="3189341346" calcext:value-type="float">
            <text:p>3189341346</text:p>
          </table:table-cell>
          <table:table-cell office:value-type="float" office:value="9125433018" calcext:value-type="float">
            <text:p>9125433018</text:p>
          </table:table-cell>
          <table:table-cell office:value-type="float" office:value="10948032" calcext:value-type="float">
            <text:p>10948032</text:p>
          </table:table-cell>
          <table:table-cell office:value-type="float" office:value="403270115" calcext:value-type="float">
            <text:p>403270115</text:p>
          </table:table-cell>
          <table:table-cell office:value-type="float" office:value="401136583" calcext:value-type="float">
            <text:p>401136583</text:p>
          </table:table-cell>
          <table:table-cell office:value-type="float" office:value="2908886" calcext:value-type="float">
            <text:p>2908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" calcext:value-type="float">
            <text:p>0.3495</text:p>
          </table:table-cell>
          <table:table-cell office:value-type="float" office:value="10948032" calcext:value-type="float">
            <text:p>10948032</text:p>
          </table:table-cell>
          <table:table-cell office:value-type="float" office:value="25.757772" calcext:value-type="float">
            <text:p>25.757772</text:p>
          </table:table-cell>
          <table:table-cell office:value-type="float" office:value="25.621498" calcext:value-type="float">
            <text:p>25.621498</text:p>
          </table:table-cell>
          <table:table-cell office:value-type="float" office:value="0.185797" calcext:value-type="float">
            <text:p>0.185797</text:p>
          </table:table-cell>
          <table:table-cell office:value-type="float" office:value="1.01" calcext:value-type="float">
            <text:p>1.01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5012" calcext:value-type="float">
            <text:p>5012</text:p>
          </table:table-cell>
          <table:table-cell office:value-type="float" office:value="3182868254" calcext:value-type="float">
            <text:p>3182868254</text:p>
          </table:table-cell>
          <table:table-cell office:value-type="float" office:value="9113948483" calcext:value-type="float">
            <text:p>9113948483</text:p>
          </table:table-cell>
          <table:table-cell office:value-type="float" office:value="10785848" calcext:value-type="float">
            <text:p>10785848</text:p>
          </table:table-cell>
          <table:table-cell office:value-type="float" office:value="402831303" calcext:value-type="float">
            <text:p>402831303</text:p>
          </table:table-cell>
          <table:table-cell office:value-type="float" office:value="400337167" calcext:value-type="float">
            <text:p>400337167</text:p>
          </table:table-cell>
          <table:table-cell office:value-type="float" office:value="5916078" calcext:value-type="float">
            <text:p>59160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3" calcext:value-type="float">
            <text:p>0.34923</text:p>
          </table:table-cell>
          <table:table-cell office:value-type="float" office:value="10785848" calcext:value-type="float">
            <text:p>10785848</text:p>
          </table:table-cell>
          <table:table-cell office:value-type="float" office:value="25.729744" calcext:value-type="float">
            <text:p>25.729744</text:p>
          </table:table-cell>
          <table:table-cell office:value-type="float" office:value="25.570436" calcext:value-type="float">
            <text:p>25.570436</text:p>
          </table:table-cell>
          <table:table-cell office:value-type="float" office:value="0.377873" calcext:value-type="float">
            <text:p>0.377873</text:p>
          </table:table-cell>
          <table:table-cell office:value-type="float" office:value="1.01" calcext:value-type="float">
            <text:p>1.01</text:p>
          </table:table-cell>
          <table:table-cell office:value-type="float" office:value="67.67" calcext:value-type="float">
            <text:p>67.67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5012" calcext:value-type="float">
            <text:p>5012</text:p>
          </table:table-cell>
          <table:table-cell office:value-type="float" office:value="3189233479" calcext:value-type="float">
            <text:p>3189233479</text:p>
          </table:table-cell>
          <table:table-cell office:value-type="float" office:value="9131259109" calcext:value-type="float">
            <text:p>9131259109</text:p>
          </table:table-cell>
          <table:table-cell office:value-type="float" office:value="10780799" calcext:value-type="float">
            <text:p>10780799</text:p>
          </table:table-cell>
          <table:table-cell office:value-type="float" office:value="403573801" calcext:value-type="float">
            <text:p>403573801</text:p>
          </table:table-cell>
          <table:table-cell office:value-type="float" office:value="401137085" calcext:value-type="float">
            <text:p>401137085</text:p>
          </table:table-cell>
          <table:table-cell office:value-type="float" office:value="5678175" calcext:value-type="float">
            <text:p>567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65" calcext:value-type="float">
            <text:p>0.349265</text:p>
          </table:table-cell>
          <table:table-cell office:value-type="float" office:value="10780799" calcext:value-type="float">
            <text:p>10780799</text:p>
          </table:table-cell>
          <table:table-cell office:value-type="float" office:value="25.777168" calcext:value-type="float">
            <text:p>25.777168</text:p>
          </table:table-cell>
          <table:table-cell office:value-type="float" office:value="25.621531" calcext:value-type="float">
            <text:p>25.621531</text:p>
          </table:table-cell>
          <table:table-cell office:value-type="float" office:value="0.362678" calcext:value-type="float">
            <text:p>0.362678</text:p>
          </table:table-cell>
          <table:table-cell office:value-type="float" office:value="1.01" calcext:value-type="float">
            <text:p>1.01</text:p>
          </table:table-cell>
          <table:table-cell office:value-type="float" office:value="70.65" calcext:value-type="float">
            <text:p>70.6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5011" calcext:value-type="float">
            <text:p>5011</text:p>
          </table:table-cell>
          <table:table-cell office:value-type="float" office:value="3184498725" calcext:value-type="float">
            <text:p>3184498725</text:p>
          </table:table-cell>
          <table:table-cell office:value-type="float" office:value="9119673740" calcext:value-type="float">
            <text:p>9119673740</text:p>
          </table:table-cell>
          <table:table-cell office:value-type="float" office:value="10857982" calcext:value-type="float">
            <text:p>10857982</text:p>
          </table:table-cell>
          <table:table-cell office:value-type="float" office:value="402843423" calcext:value-type="float">
            <text:p>402843423</text:p>
          </table:table-cell>
          <table:table-cell office:value-type="float" office:value="400606538" calcext:value-type="float">
            <text:p>400606538</text:p>
          </table:table-cell>
          <table:table-cell office:value-type="float" office:value="6492609" calcext:value-type="float">
            <text:p>64926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10857982" calcext:value-type="float">
            <text:p>10857982</text:p>
          </table:table-cell>
          <table:table-cell office:value-type="float" office:value="25.730518" calcext:value-type="float">
            <text:p>25.730518</text:p>
          </table:table-cell>
          <table:table-cell office:value-type="float" office:value="25.587643" calcext:value-type="float">
            <text:p>25.587643</text:p>
          </table:table-cell>
          <table:table-cell office:value-type="float" office:value="0.414698" calcext:value-type="float">
            <text:p>0.414698</text:p>
          </table:table-cell>
          <table:table-cell office:value-type="float" office:value="1.01" calcext:value-type="float">
            <text:p>1.01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5011" calcext:value-type="float">
            <text:p>5011</text:p>
          </table:table-cell>
          <table:table-cell office:value-type="float" office:value="3184630587" calcext:value-type="float">
            <text:p>3184630587</text:p>
          </table:table-cell>
          <table:table-cell office:value-type="float" office:value="9117081255" calcext:value-type="float">
            <text:p>9117081255</text:p>
          </table:table-cell>
          <table:table-cell office:value-type="float" office:value="10800393" calcext:value-type="float">
            <text:p>10800393</text:p>
          </table:table-cell>
          <table:table-cell office:value-type="float" office:value="402872712" calcext:value-type="float">
            <text:p>402872712</text:p>
          </table:table-cell>
          <table:table-cell office:value-type="float" office:value="400587331" calcext:value-type="float">
            <text:p>400587331</text:p>
          </table:table-cell>
          <table:table-cell office:value-type="float" office:value="6446089" calcext:value-type="float">
            <text:p>6446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04" calcext:value-type="float">
            <text:p>0.349304</text:p>
          </table:table-cell>
          <table:table-cell office:value-type="float" office:value="10800393" calcext:value-type="float">
            <text:p>10800393</text:p>
          </table:table-cell>
          <table:table-cell office:value-type="float" office:value="25.732388" calcext:value-type="float">
            <text:p>25.732388</text:p>
          </table:table-cell>
          <table:table-cell office:value-type="float" office:value="25.586416" calcext:value-type="float">
            <text:p>25.586416</text:p>
          </table:table-cell>
          <table:table-cell office:value-type="float" office:value="0.411726" calcext:value-type="float">
            <text:p>0.411726</text:p>
          </table:table-cell>
          <table:table-cell office:value-type="float" office:value="1.01" calcext:value-type="float">
            <text:p>1.01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5011" calcext:value-type="float">
            <text:p>5011</text:p>
          </table:table-cell>
          <table:table-cell office:value-type="float" office:value="3191091835" calcext:value-type="float">
            <text:p>3191091835</text:p>
          </table:table-cell>
          <table:table-cell office:value-type="float" office:value="9135275696" calcext:value-type="float">
            <text:p>9135275696</text:p>
          </table:table-cell>
          <table:table-cell office:value-type="float" office:value="10861614" calcext:value-type="float">
            <text:p>10861614</text:p>
          </table:table-cell>
          <table:table-cell office:value-type="float" office:value="403553041" calcext:value-type="float">
            <text:p>403553041</text:p>
          </table:table-cell>
          <table:table-cell office:value-type="float" office:value="401391354" calcext:value-type="float">
            <text:p>401391354</text:p>
          </table:table-cell>
          <table:table-cell office:value-type="float" office:value="7614809" calcext:value-type="float">
            <text:p>76148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15" calcext:value-type="float">
            <text:p>0.349315</text:p>
          </table:table-cell>
          <table:table-cell office:value-type="float" office:value="10861614" calcext:value-type="float">
            <text:p>10861614</text:p>
          </table:table-cell>
          <table:table-cell office:value-type="float" office:value="25.775845" calcext:value-type="float">
            <text:p>25.775845</text:p>
          </table:table-cell>
          <table:table-cell office:value-type="float" office:value="25.637772" calcext:value-type="float">
            <text:p>25.637772</text:p>
          </table:table-cell>
          <table:table-cell office:value-type="float" office:value="0.486375" calcext:value-type="float">
            <text:p>0.486375</text:p>
          </table:table-cell>
          <table:table-cell office:value-type="float" office:value="1.01" calcext:value-type="float">
            <text:p>1.01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5012" calcext:value-type="float">
            <text:p>5012</text:p>
          </table:table-cell>
          <table:table-cell office:value-type="float" office:value="3194568626" calcext:value-type="float">
            <text:p>3194568626</text:p>
          </table:table-cell>
          <table:table-cell office:value-type="float" office:value="9143936419" calcext:value-type="float">
            <text:p>9143936419</text:p>
          </table:table-cell>
          <table:table-cell office:value-type="float" office:value="10793107" calcext:value-type="float">
            <text:p>10793107</text:p>
          </table:table-cell>
          <table:table-cell office:value-type="float" office:value="404114859" calcext:value-type="float">
            <text:p>404114859</text:p>
          </table:table-cell>
          <table:table-cell office:value-type="float" office:value="401825601" calcext:value-type="float">
            <text:p>401825601</text:p>
          </table:table-cell>
          <table:table-cell office:value-type="float" office:value="7804900" calcext:value-type="float">
            <text:p>7804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65" calcext:value-type="float">
            <text:p>0.349365</text:p>
          </table:table-cell>
          <table:table-cell office:value-type="float" office:value="10793107" calcext:value-type="float">
            <text:p>10793107</text:p>
          </table:table-cell>
          <table:table-cell office:value-type="float" office:value="25.811728" calcext:value-type="float">
            <text:p>25.811728</text:p>
          </table:table-cell>
          <table:table-cell office:value-type="float" office:value="25.665508" calcext:value-type="float">
            <text:p>25.665508</text:p>
          </table:table-cell>
          <table:table-cell office:value-type="float" office:value="0.498517" calcext:value-type="float">
            <text:p>0.498517</text:p>
          </table:table-cell>
          <table:table-cell office:value-type="float" office:value="1.01" calcext:value-type="float">
            <text:p>1.01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5011" calcext:value-type="float">
            <text:p>5011</text:p>
          </table:table-cell>
          <table:table-cell office:value-type="float" office:value="3189970083" calcext:value-type="float">
            <text:p>3189970083</text:p>
          </table:table-cell>
          <table:table-cell office:value-type="float" office:value="9129027692" calcext:value-type="float">
            <text:p>9129027692</text:p>
          </table:table-cell>
          <table:table-cell office:value-type="float" office:value="10953731" calcext:value-type="float">
            <text:p>10953731</text:p>
          </table:table-cell>
          <table:table-cell office:value-type="float" office:value="403437819" calcext:value-type="float">
            <text:p>403437819</text:p>
          </table:table-cell>
          <table:table-cell office:value-type="float" office:value="401202462" calcext:value-type="float">
            <text:p>401202462</text:p>
          </table:table-cell>
          <table:table-cell office:value-type="float" office:value="3437363" calcext:value-type="float">
            <text:p>34373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32" calcext:value-type="float">
            <text:p>0.349432</text:p>
          </table:table-cell>
          <table:table-cell office:value-type="float" office:value="10953731" calcext:value-type="float">
            <text:p>10953731</text:p>
          </table:table-cell>
          <table:table-cell office:value-type="float" office:value="25.768484" calcext:value-type="float">
            <text:p>25.768484</text:p>
          </table:table-cell>
          <table:table-cell office:value-type="float" office:value="25.625706" calcext:value-type="float">
            <text:p>25.625706</text:p>
          </table:table-cell>
          <table:table-cell office:value-type="float" office:value="0.219552" calcext:value-type="float">
            <text:p>0.219552</text:p>
          </table:table-cell>
          <table:table-cell office:value-type="float" office:value="1.01" calcext:value-type="float">
            <text:p>1.01</text:p>
          </table:table-cell>
          <table:table-cell office:value-type="float" office:value="116.72" calcext:value-type="float">
            <text:p>116.72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5011" calcext:value-type="float">
            <text:p>5011</text:p>
          </table:table-cell>
          <table:table-cell office:value-type="float" office:value="3188879468" calcext:value-type="float">
            <text:p>3188879468</text:p>
          </table:table-cell>
          <table:table-cell office:value-type="float" office:value="9124234706" calcext:value-type="float">
            <text:p>9124234706</text:p>
          </table:table-cell>
          <table:table-cell office:value-type="float" office:value="10962863" calcext:value-type="float">
            <text:p>10962863</text:p>
          </table:table-cell>
          <table:table-cell office:value-type="float" office:value="403202589" calcext:value-type="float">
            <text:p>403202589</text:p>
          </table:table-cell>
          <table:table-cell office:value-type="float" office:value="401082576" calcext:value-type="float">
            <text:p>401082576</text:p>
          </table:table-cell>
          <table:table-cell office:value-type="float" office:value="2740357" calcext:value-type="float">
            <text:p>2740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96" calcext:value-type="float">
            <text:p>0.349496</text:p>
          </table:table-cell>
          <table:table-cell office:value-type="float" office:value="10962863" calcext:value-type="float">
            <text:p>10962863</text:p>
          </table:table-cell>
          <table:table-cell office:value-type="float" office:value="25.753458" calcext:value-type="float">
            <text:p>25.753458</text:p>
          </table:table-cell>
          <table:table-cell office:value-type="float" office:value="25.618048" calcext:value-type="float">
            <text:p>25.618048</text:p>
          </table:table-cell>
          <table:table-cell office:value-type="float" office:value="0.175033" calcext:value-type="float">
            <text:p>0.175033</text:p>
          </table:table-cell>
          <table:table-cell office:value-type="float" office:value="1.01" calcext:value-type="float">
            <text:p>1.01</text:p>
          </table:table-cell>
          <table:table-cell office:value-type="float" office:value="146.36" calcext:value-type="float">
            <text:p>146.3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6014" calcext:value-type="float">
            <text:p>6014</text:p>
          </table:table-cell>
          <table:table-cell office:value-type="float" office:value="3050459906" calcext:value-type="float">
            <text:p>3050459906</text:p>
          </table:table-cell>
          <table:table-cell office:value-type="float" office:value="8519532607" calcext:value-type="float">
            <text:p>8519532607</text:p>
          </table:table-cell>
          <table:table-cell office:value-type="float" office:value="8592327" calcext:value-type="float">
            <text:p>8592327</text:p>
          </table:table-cell>
          <table:table-cell office:value-type="float" office:value="321407624" calcext:value-type="float">
            <text:p>321407624</text:p>
          </table:table-cell>
          <table:table-cell office:value-type="float" office:value="319391001" calcext:value-type="float">
            <text:p>319391001</text:p>
          </table:table-cell>
          <table:table-cell office:value-type="float" office:value="4845665" calcext:value-type="float">
            <text:p>484566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055" calcext:value-type="float">
            <text:p>0.358055</text:p>
          </table:table-cell>
          <table:table-cell office:value-type="float" office:value="8592327" calcext:value-type="float">
            <text:p>8592327</text:p>
          </table:table-cell>
          <table:table-cell office:value-type="float" office:value="20.52903" calcext:value-type="float">
            <text:p>20.52903</text:p>
          </table:table-cell>
          <table:table-cell office:value-type="float" office:value="20.400225" calcext:value-type="float">
            <text:p>20.400225</text:p>
          </table:table-cell>
          <table:table-cell office:value-type="float" office:value="0.309504" calcext:value-type="float">
            <text:p>0.309504</text:p>
          </table:table-cell>
          <table:table-cell office:value-type="float" office:value="1.01" calcext:value-type="float">
            <text:p>1.01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6014" calcext:value-type="float">
            <text:p>6014</text:p>
          </table:table-cell>
          <table:table-cell office:value-type="float" office:value="3032091816" calcext:value-type="float">
            <text:p>3032091816</text:p>
          </table:table-cell>
          <table:table-cell office:value-type="float" office:value="8476002343" calcext:value-type="float">
            <text:p>8476002343</text:p>
          </table:table-cell>
          <table:table-cell office:value-type="float" office:value="8461406" calcext:value-type="float">
            <text:p>8461406</text:p>
          </table:table-cell>
          <table:table-cell office:value-type="float" office:value="321536958" calcext:value-type="float">
            <text:p>321536958</text:p>
          </table:table-cell>
          <table:table-cell office:value-type="float" office:value="319559820" calcext:value-type="float">
            <text:p>319559820</text:p>
          </table:table-cell>
          <table:table-cell office:value-type="float" office:value="4852817" calcext:value-type="float">
            <text:p>485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727" calcext:value-type="float">
            <text:p>0.357727</text:p>
          </table:table-cell>
          <table:table-cell office:value-type="float" office:value="8461406" calcext:value-type="float">
            <text:p>8461406</text:p>
          </table:table-cell>
          <table:table-cell office:value-type="float" office:value="20.537291" calcext:value-type="float">
            <text:p>20.537291</text:p>
          </table:table-cell>
          <table:table-cell office:value-type="float" office:value="20.411005" calcext:value-type="float">
            <text:p>20.411005</text:p>
          </table:table-cell>
          <table:table-cell office:value-type="float" office:value="0.30996" calcext:value-type="float">
            <text:p>0.30996</text:p>
          </table:table-cell>
          <table:table-cell office:value-type="float" office:value="1.01" calcext:value-type="float">
            <text:p>1.01</text:p>
          </table:table-cell>
          <table:table-cell office:value-type="float" office:value="65.85" calcext:value-type="float">
            <text:p>65.8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6014" calcext:value-type="float">
            <text:p>6014</text:p>
          </table:table-cell>
          <table:table-cell office:value-type="float" office:value="3226180651" calcext:value-type="float">
            <text:p>3226180651</text:p>
          </table:table-cell>
          <table:table-cell office:value-type="float" office:value="9099889200" calcext:value-type="float">
            <text:p>9099889200</text:p>
          </table:table-cell>
          <table:table-cell office:value-type="float" office:value="9817381" calcext:value-type="float">
            <text:p>9817381</text:p>
          </table:table-cell>
          <table:table-cell office:value-type="float" office:value="367677580" calcext:value-type="float">
            <text:p>367677580</text:p>
          </table:table-cell>
          <table:table-cell office:value-type="float" office:value="365638461" calcext:value-type="float">
            <text:p>365638461</text:p>
          </table:table-cell>
          <table:table-cell office:value-type="float" office:value="4882422" calcext:value-type="float">
            <text:p>48824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53" calcext:value-type="float">
            <text:p>0.35453</text:p>
          </table:table-cell>
          <table:table-cell office:value-type="float" office:value="9817381" calcext:value-type="float">
            <text:p>9817381</text:p>
          </table:table-cell>
          <table:table-cell office:value-type="float" office:value="23.460981" calcext:value-type="float">
            <text:p>23.460981</text:p>
          </table:table-cell>
          <table:table-cell office:value-type="float" office:value="23.33087" calcext:value-type="float">
            <text:p>23.33087</text:p>
          </table:table-cell>
          <table:table-cell office:value-type="float" office:value="0.31154" calcext:value-type="float">
            <text:p>0.31154</text:p>
          </table:table-cell>
          <table:table-cell office:value-type="float" office:value="1.01" calcext:value-type="float">
            <text:p>1.01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6014" calcext:value-type="float">
            <text:p>6014</text:p>
          </table:table-cell>
          <table:table-cell office:value-type="float" office:value="3064344495" calcext:value-type="float">
            <text:p>3064344495</text:p>
          </table:table-cell>
          <table:table-cell office:value-type="float" office:value="8538357581" calcext:value-type="float">
            <text:p>8538357581</text:p>
          </table:table-cell>
          <table:table-cell office:value-type="float" office:value="8511511" calcext:value-type="float">
            <text:p>8511511</text:p>
          </table:table-cell>
          <table:table-cell office:value-type="float" office:value="318147934" calcext:value-type="float">
            <text:p>318147934</text:p>
          </table:table-cell>
          <table:table-cell office:value-type="float" office:value="316257687" calcext:value-type="float">
            <text:p>316257687</text:p>
          </table:table-cell>
          <table:table-cell office:value-type="float" office:value="5525397" calcext:value-type="float">
            <text:p>5525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892" calcext:value-type="float">
            <text:p>0.358892</text:p>
          </table:table-cell>
          <table:table-cell office:value-type="float" office:value="8511511" calcext:value-type="float">
            <text:p>8511511</text:p>
          </table:table-cell>
          <table:table-cell office:value-type="float" office:value="20.300566" calcext:value-type="float">
            <text:p>20.300566</text:p>
          </table:table-cell>
          <table:table-cell office:value-type="float" office:value="20.179953" calcext:value-type="float">
            <text:p>20.179953</text:p>
          </table:table-cell>
          <table:table-cell office:value-type="float" office:value="0.352568" calcext:value-type="float">
            <text:p>0.352568</text:p>
          </table:table-cell>
          <table:table-cell office:value-type="float" office:value="1.01" calcext:value-type="float">
            <text:p>1.01</text:p>
          </table:table-cell>
          <table:table-cell office:value-type="float" office:value="57.24" calcext:value-type="float">
            <text:p>57.24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6013" calcext:value-type="float">
            <text:p>6013</text:p>
          </table:table-cell>
          <table:table-cell office:value-type="float" office:value="3121915149" calcext:value-type="float">
            <text:p>3121915149</text:p>
          </table:table-cell>
          <table:table-cell office:value-type="float" office:value="8696234141" calcext:value-type="float">
            <text:p>8696234141</text:p>
          </table:table-cell>
          <table:table-cell office:value-type="float" office:value="8715853" calcext:value-type="float">
            <text:p>8715853</text:p>
          </table:table-cell>
          <table:table-cell office:value-type="float" office:value="323614538" calcext:value-type="float">
            <text:p>323614538</text:p>
          </table:table-cell>
          <table:table-cell office:value-type="float" office:value="321765835" calcext:value-type="float">
            <text:p>321765835</text:p>
          </table:table-cell>
          <table:table-cell office:value-type="float" office:value="5399941" calcext:value-type="float">
            <text:p>53999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996" calcext:value-type="float">
            <text:p>0.358996</text:p>
          </table:table-cell>
          <table:table-cell office:value-type="float" office:value="8715853" calcext:value-type="float">
            <text:p>8715853</text:p>
          </table:table-cell>
          <table:table-cell office:value-type="float" office:value="20.669991" calcext:value-type="float">
            <text:p>20.669991</text:p>
          </table:table-cell>
          <table:table-cell office:value-type="float" office:value="20.551908" calcext:value-type="float">
            <text:p>20.551908</text:p>
          </table:table-cell>
          <table:table-cell office:value-type="float" office:value="0.344906" calcext:value-type="float">
            <text:p>0.344906</text:p>
          </table:table-cell>
          <table:table-cell office:value-type="float" office:value="1.01" calcext:value-type="float">
            <text:p>1.01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6014" calcext:value-type="float">
            <text:p>6014</text:p>
          </table:table-cell>
          <table:table-cell office:value-type="float" office:value="3249771957" calcext:value-type="float">
            <text:p>3249771957</text:p>
          </table:table-cell>
          <table:table-cell office:value-type="float" office:value="9155314909" calcext:value-type="float">
            <text:p>9155314909</text:p>
          </table:table-cell>
          <table:table-cell office:value-type="float" office:value="9750786" calcext:value-type="float">
            <text:p>9750786</text:p>
          </table:table-cell>
          <table:table-cell office:value-type="float" office:value="367534845" calcext:value-type="float">
            <text:p>367534845</text:p>
          </table:table-cell>
          <table:table-cell office:value-type="float" office:value="365415408" calcext:value-type="float">
            <text:p>365415408</text:p>
          </table:table-cell>
          <table:table-cell office:value-type="float" office:value="5848391" calcext:value-type="float">
            <text:p>584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96" calcext:value-type="float">
            <text:p>0.35496</text:p>
          </table:table-cell>
          <table:table-cell office:value-type="float" office:value="9750786" calcext:value-type="float">
            <text:p>9750786</text:p>
          </table:table-cell>
          <table:table-cell office:value-type="float" office:value="23.475279" calcext:value-type="float">
            <text:p>23.475279</text:p>
          </table:table-cell>
          <table:table-cell office:value-type="float" office:value="23.339907" calcext:value-type="float">
            <text:p>23.339907</text:p>
          </table:table-cell>
          <table:table-cell office:value-type="float" office:value="0.37355" calcext:value-type="float">
            <text:p>0.37355</text:p>
          </table:table-cell>
          <table:table-cell office:value-type="float" office:value="1.01" calcext:value-type="float">
            <text:p>1.01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6013" calcext:value-type="float">
            <text:p>6013</text:p>
          </table:table-cell>
          <table:table-cell office:value-type="float" office:value="3264186063" calcext:value-type="float">
            <text:p>3264186063</text:p>
          </table:table-cell>
          <table:table-cell office:value-type="float" office:value="9116350303" calcext:value-type="float">
            <text:p>9116350303</text:p>
          </table:table-cell>
          <table:table-cell office:value-type="float" office:value="9331296" calcext:value-type="float">
            <text:p>9331296</text:p>
          </table:table-cell>
          <table:table-cell office:value-type="float" office:value="345578354" calcext:value-type="float">
            <text:p>345578354</text:p>
          </table:table-cell>
          <table:table-cell office:value-type="float" office:value="343608975" calcext:value-type="float">
            <text:p>343608975</text:p>
          </table:table-cell>
          <table:table-cell office:value-type="float" office:value="3178477" calcext:value-type="float">
            <text:p>31784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9331296" calcext:value-type="float">
            <text:p>9331296</text:p>
          </table:table-cell>
          <table:table-cell office:value-type="float" office:value="22.07287" calcext:value-type="float">
            <text:p>22.07287</text:p>
          </table:table-cell>
          <table:table-cell office:value-type="float" office:value="21.947079" calcext:value-type="float">
            <text:p>21.947079</text:p>
          </table:table-cell>
          <table:table-cell office:value-type="float" office:value="0.203016" calcext:value-type="float">
            <text:p>0.203016</text:p>
          </table:table-cell>
          <table:table-cell office:value-type="float" office:value="1.01" calcext:value-type="float">
            <text:p>1.01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6013" calcext:value-type="float">
            <text:p>6013</text:p>
          </table:table-cell>
          <table:table-cell office:value-type="float" office:value="3239720141" calcext:value-type="float">
            <text:p>3239720141</text:p>
          </table:table-cell>
          <table:table-cell office:value-type="float" office:value="9130754987" calcext:value-type="float">
            <text:p>9130754987</text:p>
          </table:table-cell>
          <table:table-cell office:value-type="float" office:value="9814034" calcext:value-type="float">
            <text:p>9814034</text:p>
          </table:table-cell>
          <table:table-cell office:value-type="float" office:value="366672736" calcext:value-type="float">
            <text:p>366672736</text:p>
          </table:table-cell>
          <table:table-cell office:value-type="float" office:value="364548839" calcext:value-type="float">
            <text:p>364548839</text:p>
          </table:table-cell>
          <table:table-cell office:value-type="float" office:value="3373040" calcext:value-type="float">
            <text:p>337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814" calcext:value-type="float">
            <text:p>0.354814</text:p>
          </table:table-cell>
          <table:table-cell office:value-type="float" office:value="9814034" calcext:value-type="float">
            <text:p>9814034</text:p>
          </table:table-cell>
          <table:table-cell office:value-type="float" office:value="23.420216" calcext:value-type="float">
            <text:p>23.420216</text:p>
          </table:table-cell>
          <table:table-cell office:value-type="float" office:value="23.284555" calcext:value-type="float">
            <text:p>23.284555</text:p>
          </table:table-cell>
          <table:table-cell office:value-type="float" office:value="0.215444" calcext:value-type="float">
            <text:p>0.215444</text:p>
          </table:table-cell>
          <table:table-cell office:value-type="float" office:value="1.01" calcext:value-type="float">
            <text:p>1.01</text:p>
          </table:table-cell>
          <table:table-cell office:value-type="float" office:value="108.08" calcext:value-type="float">
            <text:p>108.08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7016" calcext:value-type="float">
            <text:p>7016</text:p>
          </table:table-cell>
          <table:table-cell office:value-type="float" office:value="3184644819" calcext:value-type="float">
            <text:p>3184644819</text:p>
          </table:table-cell>
          <table:table-cell office:value-type="float" office:value="9120943945" calcext:value-type="float">
            <text:p>9120943945</text:p>
          </table:table-cell>
          <table:table-cell office:value-type="float" office:value="10834765" calcext:value-type="float">
            <text:p>10834765</text:p>
          </table:table-cell>
          <table:table-cell office:value-type="float" office:value="402943863" calcext:value-type="float">
            <text:p>402943863</text:p>
          </table:table-cell>
          <table:table-cell office:value-type="float" office:value="400535600" calcext:value-type="float">
            <text:p>400535600</text:p>
          </table:table-cell>
          <table:table-cell office:value-type="float" office:value="4524362" calcext:value-type="float">
            <text:p>45243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57" calcext:value-type="float">
            <text:p>0.349157</text:p>
          </table:table-cell>
          <table:table-cell office:value-type="float" office:value="10834765" calcext:value-type="float">
            <text:p>10834765</text:p>
          </table:table-cell>
          <table:table-cell office:value-type="float" office:value="25.736935" calcext:value-type="float">
            <text:p>25.736935</text:p>
          </table:table-cell>
          <table:table-cell office:value-type="float" office:value="25.583113" calcext:value-type="float">
            <text:p>25.583113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1.01" calcext:value-type="float">
            <text:p>1.01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7016" calcext:value-type="float">
            <text:p>7016</text:p>
          </table:table-cell>
          <table:table-cell office:value-type="float" office:value="3184154248" calcext:value-type="float">
            <text:p>3184154248</text:p>
          </table:table-cell>
          <table:table-cell office:value-type="float" office:value="9119748224" calcext:value-type="float">
            <text:p>9119748224</text:p>
          </table:table-cell>
          <table:table-cell office:value-type="float" office:value="10753009" calcext:value-type="float">
            <text:p>10753009</text:p>
          </table:table-cell>
          <table:table-cell office:value-type="float" office:value="403002116" calcext:value-type="float">
            <text:p>403002116</text:p>
          </table:table-cell>
          <table:table-cell office:value-type="float" office:value="400487897" calcext:value-type="float">
            <text:p>400487897</text:p>
          </table:table-cell>
          <table:table-cell office:value-type="float" office:value="4349413" calcext:value-type="float">
            <text:p>434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49" calcext:value-type="float">
            <text:p>0.349149</text:p>
          </table:table-cell>
          <table:table-cell office:value-type="float" office:value="10753009" calcext:value-type="float">
            <text:p>10753009</text:p>
          </table:table-cell>
          <table:table-cell office:value-type="float" office:value="25.740654" calcext:value-type="float">
            <text:p>25.740654</text:p>
          </table:table-cell>
          <table:table-cell office:value-type="float" office:value="25.580065" calcext:value-type="float">
            <text:p>25.580065</text:p>
          </table:table-cell>
          <table:table-cell office:value-type="float" office:value="0.277807" calcext:value-type="float">
            <text:p>0.277807</text:p>
          </table:table-cell>
          <table:table-cell office:value-type="float" office:value="1.01" calcext:value-type="float">
            <text:p>1.01</text:p>
          </table:table-cell>
          <table:table-cell office:value-type="float" office:value="92.08" calcext:value-type="float">
            <text:p>92.0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7017" calcext:value-type="float">
            <text:p>7017</text:p>
          </table:table-cell>
          <table:table-cell office:value-type="float" office:value="3184862757" calcext:value-type="float">
            <text:p>3184862757</text:p>
          </table:table-cell>
          <table:table-cell office:value-type="float" office:value="9125835384" calcext:value-type="float">
            <text:p>9125835384</text:p>
          </table:table-cell>
          <table:table-cell office:value-type="float" office:value="10736951" calcext:value-type="float">
            <text:p>10736951</text:p>
          </table:table-cell>
          <table:table-cell office:value-type="float" office:value="403380952" calcext:value-type="float">
            <text:p>403380952</text:p>
          </table:table-cell>
          <table:table-cell office:value-type="float" office:value="400579784" calcext:value-type="float">
            <text:p>400579784</text:p>
          </table:table-cell>
          <table:table-cell office:value-type="float" office:value="4826526" calcext:value-type="float">
            <text:p>482652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94" calcext:value-type="float">
            <text:p>0.348994</text:p>
          </table:table-cell>
          <table:table-cell office:value-type="float" office:value="10736951" calcext:value-type="float">
            <text:p>10736951</text:p>
          </table:table-cell>
          <table:table-cell office:value-type="float" office:value="25.739164" calcext:value-type="float">
            <text:p>25.739164</text:p>
          </table:table-cell>
          <table:table-cell office:value-type="float" office:value="25.560425" calcext:value-type="float">
            <text:p>25.560425</text:p>
          </table:table-cell>
          <table:table-cell office:value-type="float" office:value="0.307974" calcext:value-type="float">
            <text:p>0.307974</text:p>
          </table:table-cell>
          <table:table-cell office:value-type="float" office:value="1.01" calcext:value-type="float">
            <text:p>1.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7017" calcext:value-type="float">
            <text:p>7017</text:p>
          </table:table-cell>
          <table:table-cell office:value-type="float" office:value="3186523126" calcext:value-type="float">
            <text:p>3186523126</text:p>
          </table:table-cell>
          <table:table-cell office:value-type="float" office:value="9125700957" calcext:value-type="float">
            <text:p>9125700957</text:p>
          </table:table-cell>
          <table:table-cell office:value-type="float" office:value="10806135" calcext:value-type="float">
            <text:p>10806135</text:p>
          </table:table-cell>
          <table:table-cell office:value-type="float" office:value="403385851" calcext:value-type="float">
            <text:p>403385851</text:p>
          </table:table-cell>
          <table:table-cell office:value-type="float" office:value="400800926" calcext:value-type="float">
            <text:p>400800926</text:p>
          </table:table-cell>
          <table:table-cell office:value-type="float" office:value="3961352" calcext:value-type="float">
            <text:p>396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81" calcext:value-type="float">
            <text:p>0.349181</text:p>
          </table:table-cell>
          <table:table-cell office:value-type="float" office:value="10806135" calcext:value-type="float">
            <text:p>10806135</text:p>
          </table:table-cell>
          <table:table-cell office:value-type="float" office:value="25.739477" calcext:value-type="float">
            <text:p>25.739477</text:p>
          </table:table-cell>
          <table:table-cell office:value-type="float" office:value="25.574535" calcext:value-type="float">
            <text:p>25.574535</text:p>
          </table:table-cell>
          <table:table-cell office:value-type="float" office:value="0.252768" calcext:value-type="float">
            <text:p>0.252768</text:p>
          </table:table-cell>
          <table:table-cell office:value-type="float" office:value="1.01" calcext:value-type="float">
            <text:p>1.01</text:p>
          </table:table-cell>
          <table:table-cell office:value-type="float" office:value="101.18" calcext:value-type="float">
            <text:p>101.1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7015" calcext:value-type="float">
            <text:p>7015</text:p>
          </table:table-cell>
          <table:table-cell office:value-type="float" office:value="3185129791" calcext:value-type="float">
            <text:p>3185129791</text:p>
          </table:table-cell>
          <table:table-cell office:value-type="float" office:value="9118456909" calcext:value-type="float">
            <text:p>9118456909</text:p>
          </table:table-cell>
          <table:table-cell office:value-type="float" office:value="10885009" calcext:value-type="float">
            <text:p>10885009</text:p>
          </table:table-cell>
          <table:table-cell office:value-type="float" office:value="403086062" calcext:value-type="float">
            <text:p>403086062</text:p>
          </table:table-cell>
          <table:table-cell office:value-type="float" office:value="400600341" calcext:value-type="float">
            <text:p>400600341</text:p>
          </table:table-cell>
          <table:table-cell office:value-type="float" office:value="3807790" calcext:value-type="float">
            <text:p>38077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06" calcext:value-type="float">
            <text:p>0.349306</text:p>
          </table:table-cell>
          <table:table-cell office:value-type="float" office:value="10885009" calcext:value-type="float">
            <text:p>10885009</text:p>
          </table:table-cell>
          <table:table-cell office:value-type="float" office:value="25.746016" calcext:value-type="float">
            <text:p>25.746016</text:p>
          </table:table-cell>
          <table:table-cell office:value-type="float" office:value="25.587248" calcext:value-type="float">
            <text:p>25.587248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1.01" calcext:value-type="float">
            <text:p>1.01</text:p>
          </table:table-cell>
          <table:table-cell office:value-type="float" office:value="105.21" calcext:value-type="float">
            <text:p>105.2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7016" calcext:value-type="float">
            <text:p>7016</text:p>
          </table:table-cell>
          <table:table-cell office:value-type="float" office:value="3184319468" calcext:value-type="float">
            <text:p>3184319468</text:p>
          </table:table-cell>
          <table:table-cell office:value-type="float" office:value="9116312809" calcext:value-type="float">
            <text:p>9116312809</text:p>
          </table:table-cell>
          <table:table-cell office:value-type="float" office:value="10845080" calcext:value-type="float">
            <text:p>10845080</text:p>
          </table:table-cell>
          <table:table-cell office:value-type="float" office:value="403081620" calcext:value-type="float">
            <text:p>403081620</text:p>
          </table:table-cell>
          <table:table-cell office:value-type="float" office:value="400501158" calcext:value-type="float">
            <text:p>400501158</text:p>
          </table:table-cell>
          <table:table-cell office:value-type="float" office:value="3966329" calcext:value-type="float">
            <text:p>396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99" calcext:value-type="float">
            <text:p>0.349299</text:p>
          </table:table-cell>
          <table:table-cell office:value-type="float" office:value="10845080" calcext:value-type="float">
            <text:p>10845080</text:p>
          </table:table-cell>
          <table:table-cell office:value-type="float" office:value="25.745733" calcext:value-type="float">
            <text:p>25.745733</text:p>
          </table:table-cell>
          <table:table-cell office:value-type="float" office:value="25.580912" calcext:value-type="float">
            <text:p>25.580912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1.01" calcext:value-type="float">
            <text:p>1.01</text:p>
          </table:table-cell>
          <table:table-cell office:value-type="float" office:value="100.98" calcext:value-type="float">
            <text:p>100.9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7015" calcext:value-type="float">
            <text:p>7015</text:p>
          </table:table-cell>
          <table:table-cell office:value-type="float" office:value="3190532494" calcext:value-type="float">
            <text:p>3190532494</text:p>
          </table:table-cell>
          <table:table-cell office:value-type="float" office:value="9131153418" calcext:value-type="float">
            <text:p>9131153418</text:p>
          </table:table-cell>
          <table:table-cell office:value-type="float" office:value="10883158" calcext:value-type="float">
            <text:p>10883158</text:p>
          </table:table-cell>
          <table:table-cell office:value-type="float" office:value="403669858" calcext:value-type="float">
            <text:p>403669858</text:p>
          </table:table-cell>
          <table:table-cell office:value-type="float" office:value="401274760" calcext:value-type="float">
            <text:p>401274760</text:p>
          </table:table-cell>
          <table:table-cell office:value-type="float" office:value="3776156" calcext:value-type="float">
            <text:p>377615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12" calcext:value-type="float">
            <text:p>0.349412</text:p>
          </table:table-cell>
          <table:table-cell office:value-type="float" office:value="10883158" calcext:value-type="float">
            <text:p>10883158</text:p>
          </table:table-cell>
          <table:table-cell office:value-type="float" office:value="25.783304" calcext:value-type="float">
            <text:p>25.783304</text:p>
          </table:table-cell>
          <table:table-cell office:value-type="float" office:value="25.630323" calcext:value-type="float">
            <text:p>25.630323</text:p>
          </table:table-cell>
          <table:table-cell office:value-type="float" office:value="0.241192" calcext:value-type="float">
            <text:p>0.241192</text:p>
          </table:table-cell>
          <table:table-cell office:value-type="float" office:value="1.01" calcext:value-type="float">
            <text:p>1.01</text:p>
          </table:table-cell>
          <table:table-cell office:value-type="float" office:value="106.27" calcext:value-type="float">
            <text:p>106.27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7016" calcext:value-type="float">
            <text:p>7016</text:p>
          </table:table-cell>
          <table:table-cell office:value-type="float" office:value="3187985803" calcext:value-type="float">
            <text:p>3187985803</text:p>
          </table:table-cell>
          <table:table-cell office:value-type="float" office:value="9124512764" calcext:value-type="float">
            <text:p>9124512764</text:p>
          </table:table-cell>
          <table:table-cell office:value-type="float" office:value="10834589" calcext:value-type="float">
            <text:p>10834589</text:p>
          </table:table-cell>
          <table:table-cell office:value-type="float" office:value="403357087" calcext:value-type="float">
            <text:p>403357087</text:p>
          </table:table-cell>
          <table:table-cell office:value-type="float" office:value="400966713" calcext:value-type="float">
            <text:p>400966713</text:p>
          </table:table-cell>
          <table:table-cell office:value-type="float" office:value="3884192" calcext:value-type="float">
            <text:p>388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87" calcext:value-type="float">
            <text:p>0.349387</text:p>
          </table:table-cell>
          <table:table-cell office:value-type="float" office:value="10834589" calcext:value-type="float">
            <text:p>10834589</text:p>
          </table:table-cell>
          <table:table-cell office:value-type="float" office:value="25.73764" calcext:value-type="float">
            <text:p>25.73764</text:p>
          </table:table-cell>
          <table:table-cell office:value-type="float" office:value="25.585115" calcext:value-type="float">
            <text:p>25.585115</text:p>
          </table:table-cell>
          <table:table-cell office:value-type="float" office:value="0.247845" calcext:value-type="float">
            <text:p>0.247845</text:p>
          </table:table-cell>
          <table:table-cell office:value-type="float" office:value="1.01" calcext:value-type="float">
            <text:p>1.01</text:p>
          </table:table-cell>
          <table:table-cell office:value-type="float" office:value="103.23" calcext:value-type="float">
            <text:p>103.23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8018" calcext:value-type="float">
            <text:p>8018</text:p>
          </table:table-cell>
          <table:table-cell office:value-type="float" office:value="3186888187" calcext:value-type="float">
            <text:p>3186888187</text:p>
          </table:table-cell>
          <table:table-cell office:value-type="float" office:value="9128250173" calcext:value-type="float">
            <text:p>9128250173</text:p>
          </table:table-cell>
          <table:table-cell office:value-type="float" office:value="10834680" calcext:value-type="float">
            <text:p>10834680</text:p>
          </table:table-cell>
          <table:table-cell office:value-type="float" office:value="403250153" calcext:value-type="float">
            <text:p>403250153</text:p>
          </table:table-cell>
          <table:table-cell office:value-type="float" office:value="400823280" calcext:value-type="float">
            <text:p>400823280</text:p>
          </table:table-cell>
          <table:table-cell office:value-type="float" office:value="4576288" calcext:value-type="float">
            <text:p>45762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24" calcext:value-type="float">
            <text:p>0.349124</text:p>
          </table:table-cell>
          <table:table-cell office:value-type="float" office:value="10834680" calcext:value-type="float">
            <text:p>10834680</text:p>
          </table:table-cell>
          <table:table-cell office:value-type="float" office:value="25.756496" calcext:value-type="float">
            <text:p>25.756496</text:p>
          </table:table-cell>
          <table:table-cell office:value-type="float" office:value="25.601488" calcext:value-type="float">
            <text:p>25.601488</text:p>
          </table:table-cell>
          <table:table-cell office:value-type="float" office:value="0.292298" calcext:value-type="float">
            <text:p>0.292298</text:p>
          </table:table-cell>
          <table:table-cell office:value-type="float" office:value="1.01" calcext:value-type="float">
            <text:p>1.01</text:p>
          </table:table-cell>
          <table:table-cell office:value-type="float" office:value="87.59" calcext:value-type="float">
            <text:p>87.59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8018" calcext:value-type="float">
            <text:p>8018</text:p>
          </table:table-cell>
          <table:table-cell office:value-type="float" office:value="3187315966" calcext:value-type="float">
            <text:p>3187315966</text:p>
          </table:table-cell>
          <table:table-cell office:value-type="float" office:value="9127741196" calcext:value-type="float">
            <text:p>9127741196</text:p>
          </table:table-cell>
          <table:table-cell office:value-type="float" office:value="10825833" calcext:value-type="float">
            <text:p>10825833</text:p>
          </table:table-cell>
          <table:table-cell office:value-type="float" office:value="403322345" calcext:value-type="float">
            <text:p>403322345</text:p>
          </table:table-cell>
          <table:table-cell office:value-type="float" office:value="400874679" calcext:value-type="float">
            <text:p>400874679</text:p>
          </table:table-cell>
          <table:table-cell office:value-type="float" office:value="3933948" calcext:value-type="float">
            <text:p>393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10825833" calcext:value-type="float">
            <text:p>10825833</text:p>
          </table:table-cell>
          <table:table-cell office:value-type="float" office:value="25.761106" calcext:value-type="float">
            <text:p>25.761106</text:p>
          </table:table-cell>
          <table:table-cell office:value-type="float" office:value="25.604771" calcext:value-type="float">
            <text:p>25.604771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8019" calcext:value-type="float">
            <text:p>8019</text:p>
          </table:table-cell>
          <table:table-cell office:value-type="float" office:value="3188929030" calcext:value-type="float">
            <text:p>3188929030</text:p>
          </table:table-cell>
          <table:table-cell office:value-type="float" office:value="9131514411" calcext:value-type="float">
            <text:p>9131514411</text:p>
          </table:table-cell>
          <table:table-cell office:value-type="float" office:value="10838301" calcext:value-type="float">
            <text:p>10838301</text:p>
          </table:table-cell>
          <table:table-cell office:value-type="float" office:value="403638328" calcext:value-type="float">
            <text:p>403638328</text:p>
          </table:table-cell>
          <table:table-cell office:value-type="float" office:value="401077166" calcext:value-type="float">
            <text:p>401077166</text:p>
          </table:table-cell>
          <table:table-cell office:value-type="float" office:value="4191824" calcext:value-type="float">
            <text:p>41918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22" calcext:value-type="float">
            <text:p>0.349222</text:p>
          </table:table-cell>
          <table:table-cell office:value-type="float" office:value="10838301" calcext:value-type="float">
            <text:p>10838301</text:p>
          </table:table-cell>
          <table:table-cell office:value-type="float" office:value="25.78129" calcext:value-type="float">
            <text:p>25.78129</text:p>
          </table:table-cell>
          <table:table-cell office:value-type="float" office:value="25.617702" calcext:value-type="float">
            <text:p>25.617702</text:p>
          </table:table-cell>
          <table:table-cell office:value-type="float" office:value="0.267741" calcext:value-type="float">
            <text:p>0.267741</text:p>
          </table:table-cell>
          <table:table-cell office:value-type="float" office:value="1.01" calcext:value-type="float">
            <text:p>1.01</text:p>
          </table:table-cell>
          <table:table-cell office:value-type="float" office:value="95.68" calcext:value-type="float">
            <text:p>95.68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8019" calcext:value-type="float">
            <text:p>8019</text:p>
          </table:table-cell>
          <table:table-cell office:value-type="float" office:value="3189869904" calcext:value-type="float">
            <text:p>3189869904</text:p>
          </table:table-cell>
          <table:table-cell office:value-type="float" office:value="9131202954" calcext:value-type="float">
            <text:p>9131202954</text:p>
          </table:table-cell>
          <table:table-cell office:value-type="float" office:value="10868222" calcext:value-type="float">
            <text:p>10868222</text:p>
          </table:table-cell>
          <table:table-cell office:value-type="float" office:value="403629401" calcext:value-type="float">
            <text:p>403629401</text:p>
          </table:table-cell>
          <table:table-cell office:value-type="float" office:value="401190951" calcext:value-type="float">
            <text:p>401190951</text:p>
          </table:table-cell>
          <table:table-cell office:value-type="float" office:value="3631622" calcext:value-type="float">
            <text:p>3631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37" calcext:value-type="float">
            <text:p>0.349337</text:p>
          </table:table-cell>
          <table:table-cell office:value-type="float" office:value="10868222" calcext:value-type="float">
            <text:p>10868222</text:p>
          </table:table-cell>
          <table:table-cell office:value-type="float" office:value="25.78072" calcext:value-type="float">
            <text:p>25.78072</text:p>
          </table:table-cell>
          <table:table-cell office:value-type="float" office:value="25.624971" calcext:value-type="float">
            <text:p>25.624971</text:p>
          </table:table-cell>
          <table:table-cell office:value-type="float" office:value="0.23196" calcext:value-type="float">
            <text:p>0.23196</text:p>
          </table:table-cell>
          <table:table-cell office:value-type="float" office:value="1.01" calcext:value-type="float">
            <text:p>1.01</text:p>
          </table:table-cell>
          <table:table-cell office:value-type="float" office:value="110.47" calcext:value-type="float">
            <text:p>110.47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8017" calcext:value-type="float">
            <text:p>8017</text:p>
          </table:table-cell>
          <table:table-cell office:value-type="float" office:value="3186655046" calcext:value-type="float">
            <text:p>3186655046</text:p>
          </table:table-cell>
          <table:table-cell office:value-type="float" office:value="9121454355" calcext:value-type="float">
            <text:p>9121454355</text:p>
          </table:table-cell>
          <table:table-cell office:value-type="float" office:value="10933358" calcext:value-type="float">
            <text:p>10933358</text:p>
          </table:table-cell>
          <table:table-cell office:value-type="float" office:value="403178414" calcext:value-type="float">
            <text:p>403178414</text:p>
          </table:table-cell>
          <table:table-cell office:value-type="float" office:value="400779131" calcext:value-type="float">
            <text:p>400779131</text:p>
          </table:table-cell>
          <table:table-cell office:value-type="float" office:value="3523554" calcext:value-type="float">
            <text:p>35235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58" calcext:value-type="float">
            <text:p>0.349358</text:p>
          </table:table-cell>
          <table:table-cell office:value-type="float" office:value="10933358" calcext:value-type="float">
            <text:p>10933358</text:p>
          </table:table-cell>
          <table:table-cell office:value-type="float" office:value="25.751913" calcext:value-type="float">
            <text:p>25.751913</text:p>
          </table:table-cell>
          <table:table-cell office:value-type="float" office:value="25.598667" calcext:value-type="float">
            <text:p>25.598667</text:p>
          </table:table-cell>
          <table:table-cell office:value-type="float" office:value="0.225057" calcext:value-type="float">
            <text:p>0.225057</text:p>
          </table:table-cell>
          <table:table-cell office:value-type="float" office:value="1.01" calcext:value-type="float">
            <text:p>1.01</text:p>
          </table:table-cell>
          <table:table-cell office:value-type="float" office:value="113.74" calcext:value-type="float">
            <text:p>113.74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8018" calcext:value-type="float">
            <text:p>8018</text:p>
          </table:table-cell>
          <table:table-cell office:value-type="float" office:value="3185928114" calcext:value-type="float">
            <text:p>3185928114</text:p>
          </table:table-cell>
          <table:table-cell office:value-type="float" office:value="9119254251" calcext:value-type="float">
            <text:p>9119254251</text:p>
          </table:table-cell>
          <table:table-cell office:value-type="float" office:value="10874103" calcext:value-type="float">
            <text:p>10874103</text:p>
          </table:table-cell>
          <table:table-cell office:value-type="float" office:value="403172661" calcext:value-type="float">
            <text:p>403172661</text:p>
          </table:table-cell>
          <table:table-cell office:value-type="float" office:value="400700857" calcext:value-type="float">
            <text:p>400700857</text:p>
          </table:table-cell>
          <table:table-cell office:value-type="float" office:value="3870512" calcext:value-type="float">
            <text:p>3870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63" calcext:value-type="float">
            <text:p>0.349363</text:p>
          </table:table-cell>
          <table:table-cell office:value-type="float" office:value="10874103" calcext:value-type="float">
            <text:p>10874103</text:p>
          </table:table-cell>
          <table:table-cell office:value-type="float" office:value="25.751549" calcext:value-type="float">
            <text:p>25.751549</text:p>
          </table:table-cell>
          <table:table-cell office:value-type="float" office:value="25.593668" calcext:value-type="float">
            <text:p>25.593668</text:p>
          </table:table-cell>
          <table:table-cell office:value-type="float" office:value="0.247218" calcext:value-type="float">
            <text:p>0.247218</text:p>
          </table:table-cell>
          <table:table-cell office:value-type="float" office:value="1.01" calcext:value-type="float">
            <text:p>1.01</text:p>
          </table:table-cell>
          <table:table-cell office:value-type="float" office:value="103.53" calcext:value-type="float">
            <text:p>103.53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8018" calcext:value-type="float">
            <text:p>8018</text:p>
          </table:table-cell>
          <table:table-cell office:value-type="float" office:value="3189851888" calcext:value-type="float">
            <text:p>3189851888</text:p>
          </table:table-cell>
          <table:table-cell office:value-type="float" office:value="9131221623" calcext:value-type="float">
            <text:p>9131221623</text:p>
          </table:table-cell>
          <table:table-cell office:value-type="float" office:value="10855913" calcext:value-type="float">
            <text:p>10855913</text:p>
          </table:table-cell>
          <table:table-cell office:value-type="float" office:value="403637768" calcext:value-type="float">
            <text:p>403637768</text:p>
          </table:table-cell>
          <table:table-cell office:value-type="float" office:value="401192479" calcext:value-type="float">
            <text:p>401192479</text:p>
          </table:table-cell>
          <table:table-cell office:value-type="float" office:value="3897607" calcext:value-type="float">
            <text:p>389760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35" calcext:value-type="float">
            <text:p>0.349335</text:p>
          </table:table-cell>
          <table:table-cell office:value-type="float" office:value="10855913" calcext:value-type="float">
            <text:p>10855913</text:p>
          </table:table-cell>
          <table:table-cell office:value-type="float" office:value="25.75555" calcext:value-type="float">
            <text:p>25.75555</text:p>
          </table:table-cell>
          <table:table-cell office:value-type="float" office:value="25.59952" calcext:value-type="float">
            <text:p>25.59952</text:p>
          </table:table-cell>
          <table:table-cell office:value-type="float" office:value="0.248701" calcext:value-type="float">
            <text:p>0.248701</text:p>
          </table:table-cell>
          <table:table-cell office:value-type="float" office:value="1.01" calcext:value-type="float">
            <text:p>1.01</text:p>
          </table:table-cell>
          <table:table-cell office:value-type="float" office:value="102.93" calcext:value-type="float">
            <text:p>102.9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8019" calcext:value-type="float">
            <text:p>8019</text:p>
          </table:table-cell>
          <table:table-cell office:value-type="float" office:value="3187574891" calcext:value-type="float">
            <text:p>3187574891</text:p>
          </table:table-cell>
          <table:table-cell office:value-type="float" office:value="9124824886" calcext:value-type="float">
            <text:p>9124824886</text:p>
          </table:table-cell>
          <table:table-cell office:value-type="float" office:value="10820098" calcext:value-type="float">
            <text:p>10820098</text:p>
          </table:table-cell>
          <table:table-cell office:value-type="float" office:value="403353887" calcext:value-type="float">
            <text:p>403353887</text:p>
          </table:table-cell>
          <table:table-cell office:value-type="float" office:value="400919534" calcext:value-type="float">
            <text:p>400919534</text:p>
          </table:table-cell>
          <table:table-cell office:value-type="float" office:value="3978958" calcext:value-type="float">
            <text:p>397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3" calcext:value-type="float">
            <text:p>0.34933</text:p>
          </table:table-cell>
          <table:table-cell office:value-type="float" office:value="10820098" calcext:value-type="float">
            <text:p>10820098</text:p>
          </table:table-cell>
          <table:table-cell office:value-type="float" office:value="25.737436" calcext:value-type="float">
            <text:p>25.737436</text:p>
          </table:table-cell>
          <table:table-cell office:value-type="float" office:value="25.582104" calcext:value-type="float">
            <text:p>25.582104</text:p>
          </table:table-cell>
          <table:table-cell office:value-type="float" office:value="0.253892" calcext:value-type="float">
            <text:p>0.253892</text:p>
          </table:table-cell>
          <table:table-cell office:value-type="float" office:value="1.01" calcext:value-type="float">
            <text:p>1.01</text:p>
          </table:table-cell>
          <table:table-cell office:value-type="float" office:value="100.76" calcext:value-type="float">
            <text:p>100.7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9020" calcext:value-type="float">
            <text:p>9020</text:p>
          </table:table-cell>
          <table:table-cell office:value-type="float" office:value="3142834377" calcext:value-type="float">
            <text:p>3142834377</text:p>
          </table:table-cell>
          <table:table-cell office:value-type="float" office:value="8715966660" calcext:value-type="float">
            <text:p>8715966660</text:p>
          </table:table-cell>
          <table:table-cell office:value-type="float" office:value="8639896" calcext:value-type="float">
            <text:p>8639896</text:p>
          </table:table-cell>
          <table:table-cell office:value-type="float" office:value="328336687" calcext:value-type="float">
            <text:p>328336687</text:p>
          </table:table-cell>
          <table:table-cell office:value-type="float" office:value="325967561" calcext:value-type="float">
            <text:p>325967561</text:p>
          </table:table-cell>
          <table:table-cell office:value-type="float" office:value="6574060" calcext:value-type="float">
            <text:p>657406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584" calcext:value-type="float">
            <text:p>0.360584</text:p>
          </table:table-cell>
          <table:table-cell office:value-type="float" office:value="8639896" calcext:value-type="float">
            <text:p>8639896</text:p>
          </table:table-cell>
          <table:table-cell office:value-type="float" office:value="20.971603" calcext:value-type="float">
            <text:p>20.971603</text:p>
          </table:table-cell>
          <table:table-cell office:value-type="float" office:value="20.820282" calcext:value-type="float">
            <text:p>20.820282</text:p>
          </table:table-cell>
          <table:table-cell office:value-type="float" office:value="0.4199" calcext:value-type="float">
            <text:p>0.4199</text:p>
          </table:table-cell>
          <table:table-cell office:value-type="float" office:value="1.01" calcext:value-type="float">
            <text:p>1.01</text:p>
          </table:table-cell>
          <table:table-cell office:value-type="float" office:value="49.58" calcext:value-type="float">
            <text:p>49.5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9020" calcext:value-type="float">
            <text:p>9020</text:p>
          </table:table-cell>
          <table:table-cell office:value-type="float" office:value="3248229131" calcext:value-type="float">
            <text:p>3248229131</text:p>
          </table:table-cell>
          <table:table-cell office:value-type="float" office:value="9153980446" calcext:value-type="float">
            <text:p>9153980446</text:p>
          </table:table-cell>
          <table:table-cell office:value-type="float" office:value="10069241" calcext:value-type="float">
            <text:p>10069241</text:p>
          </table:table-cell>
          <table:table-cell office:value-type="float" office:value="383427318" calcext:value-type="float">
            <text:p>383427318</text:p>
          </table:table-cell>
          <table:table-cell office:value-type="float" office:value="380808446" calcext:value-type="float">
            <text:p>380808446</text:p>
          </table:table-cell>
          <table:table-cell office:value-type="float" office:value="6182946" calcext:value-type="float">
            <text:p>6182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10069241" calcext:value-type="float">
            <text:p>10069241</text:p>
          </table:table-cell>
          <table:table-cell office:value-type="float" office:value="24.490368" calcext:value-type="float">
            <text:p>24.490368</text:p>
          </table:table-cell>
          <table:table-cell office:value-type="float" office:value="24.323095" calcext:value-type="float">
            <text:p>24.323095</text:p>
          </table:table-cell>
          <table:table-cell office:value-type="float" office:value="0.394919" calcext:value-type="float">
            <text:p>0.394919</text:p>
          </table:table-cell>
          <table:table-cell office:value-type="float" office:value="1.01" calcext:value-type="float">
            <text:p>1.01</text:p>
          </table:table-cell>
          <table:table-cell office:value-type="float" office:value="61.59" calcext:value-type="float">
            <text:p>61.59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9021" calcext:value-type="float">
            <text:p>9021</text:p>
          </table:table-cell>
          <table:table-cell office:value-type="float" office:value="3237954292" calcext:value-type="float">
            <text:p>3237954292</text:p>
          </table:table-cell>
          <table:table-cell office:value-type="float" office:value="9014176619" calcext:value-type="float">
            <text:p>9014176619</text:p>
          </table:table-cell>
          <table:table-cell office:value-type="float" office:value="9375844" calcext:value-type="float">
            <text:p>9375844</text:p>
          </table:table-cell>
          <table:table-cell office:value-type="float" office:value="351991095" calcext:value-type="float">
            <text:p>351991095</text:p>
          </table:table-cell>
          <table:table-cell office:value-type="float" office:value="349874898" calcext:value-type="float">
            <text:p>349874898</text:p>
          </table:table-cell>
          <table:table-cell office:value-type="float" office:value="5251668" calcext:value-type="float">
            <text:p>525166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207" calcext:value-type="float">
            <text:p>0.359207</text:p>
          </table:table-cell>
          <table:table-cell office:value-type="float" office:value="9375844" calcext:value-type="float">
            <text:p>9375844</text:p>
          </table:table-cell>
          <table:table-cell office:value-type="float" office:value="22.482466" calcext:value-type="float">
            <text:p>22.482466</text:p>
          </table:table-cell>
          <table:table-cell office:value-type="float" office:value="22.3473" calcext:value-type="float">
            <text:p>22.3473</text:p>
          </table:table-cell>
          <table:table-cell office:value-type="float" office:value="0.335436" calcext:value-type="float">
            <text:p>0.335436</text:p>
          </table:table-cell>
          <table:table-cell office:value-type="float" office:value="1.01" calcext:value-type="float">
            <text:p>1.01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9021" calcext:value-type="float">
            <text:p>9021</text:p>
          </table:table-cell>
          <table:table-cell office:value-type="float" office:value="3013589390" calcext:value-type="float">
            <text:p>3013589390</text:p>
          </table:table-cell>
          <table:table-cell office:value-type="float" office:value="8258409037" calcext:value-type="float">
            <text:p>8258409037</text:p>
          </table:table-cell>
          <table:table-cell office:value-type="float" office:value="7601980" calcext:value-type="float">
            <text:p>7601980</text:p>
          </table:table-cell>
          <table:table-cell office:value-type="float" office:value="287017308" calcext:value-type="float">
            <text:p>287017308</text:p>
          </table:table-cell>
          <table:table-cell office:value-type="float" office:value="285094629" calcext:value-type="float">
            <text:p>285094629</text:p>
          </table:table-cell>
          <table:table-cell office:value-type="float" office:value="4907724" calcext:value-type="float">
            <text:p>490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4912" calcext:value-type="float">
            <text:p>0.364912</text:p>
          </table:table-cell>
          <table:table-cell office:value-type="float" office:value="7601980" calcext:value-type="float">
            <text:p>7601980</text:p>
          </table:table-cell>
          <table:table-cell office:value-type="float" office:value="18.332443" calcext:value-type="float">
            <text:p>18.332443</text:p>
          </table:table-cell>
          <table:table-cell office:value-type="float" office:value="18.209637" calcext:value-type="float">
            <text:p>18.209637</text:p>
          </table:table-cell>
          <table:table-cell office:value-type="float" office:value="0.313467" calcext:value-type="float">
            <text:p>0.313467</text:p>
          </table:table-cell>
          <table:table-cell office:value-type="float" office:value="1.01" calcext:value-type="float">
            <text:p>1.01</text:p>
          </table:table-cell>
          <table:table-cell office:value-type="float" office:value="58.09" calcext:value-type="float">
            <text:p>58.09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9019" calcext:value-type="float">
            <text:p>9019</text:p>
          </table:table-cell>
          <table:table-cell office:value-type="float" office:value="3290750882" calcext:value-type="float">
            <text:p>3290750882</text:p>
          </table:table-cell>
          <table:table-cell office:value-type="float" office:value="9141961393" calcext:value-type="float">
            <text:p>9141961393</text:p>
          </table:table-cell>
          <table:table-cell office:value-type="float" office:value="9444859" calcext:value-type="float">
            <text:p>9444859</text:p>
          </table:table-cell>
          <table:table-cell office:value-type="float" office:value="351363698" calcext:value-type="float">
            <text:p>351363698</text:p>
          </table:table-cell>
          <table:table-cell office:value-type="float" office:value="349354499" calcext:value-type="float">
            <text:p>349354499</text:p>
          </table:table-cell>
          <table:table-cell office:value-type="float" office:value="4983695" calcext:value-type="float">
            <text:p>498369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961" calcext:value-type="float">
            <text:p>0.359961</text:p>
          </table:table-cell>
          <table:table-cell office:value-type="float" office:value="9444859" calcext:value-type="float">
            <text:p>9444859</text:p>
          </table:table-cell>
          <table:table-cell office:value-type="float" office:value="22.442392" calcext:value-type="float">
            <text:p>22.442392</text:p>
          </table:table-cell>
          <table:table-cell office:value-type="float" office:value="22.31406" calcext:value-type="float">
            <text:p>22.31406</text:p>
          </table:table-cell>
          <table:table-cell office:value-type="float" office:value="0.31832" calcext:value-type="float">
            <text:p>0.31832</text:p>
          </table:table-cell>
          <table:table-cell office:value-type="float" office:value="1.01" calcext:value-type="float">
            <text:p>1.01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9020" calcext:value-type="float">
            <text:p>9020</text:p>
          </table:table-cell>
          <table:table-cell office:value-type="float" office:value="3278895619" calcext:value-type="float">
            <text:p>3278895619</text:p>
          </table:table-cell>
          <table:table-cell office:value-type="float" office:value="9143245984" calcext:value-type="float">
            <text:p>9143245984</text:p>
          </table:table-cell>
          <table:table-cell office:value-type="float" office:value="9543223" calcext:value-type="float">
            <text:p>9543223</text:p>
          </table:table-cell>
          <table:table-cell office:value-type="float" office:value="360027625" calcext:value-type="float">
            <text:p>360027625</text:p>
          </table:table-cell>
          <table:table-cell office:value-type="float" office:value="357904412" calcext:value-type="float">
            <text:p>357904412</text:p>
          </table:table-cell>
          <table:table-cell office:value-type="float" office:value="5656362" calcext:value-type="float">
            <text:p>565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614" calcext:value-type="float">
            <text:p>0.358614</text:p>
          </table:table-cell>
          <table:table-cell office:value-type="float" office:value="9543223" calcext:value-type="float">
            <text:p>9543223</text:p>
          </table:table-cell>
          <table:table-cell office:value-type="float" office:value="22.995775" calcext:value-type="float">
            <text:p>22.995775</text:p>
          </table:table-cell>
          <table:table-cell office:value-type="float" office:value="22.860163" calcext:value-type="float">
            <text:p>22.860163</text:p>
          </table:table-cell>
          <table:table-cell office:value-type="float" office:value="0.361285" calcext:value-type="float">
            <text:p>0.361285</text:p>
          </table:table-cell>
          <table:table-cell office:value-type="float" office:value="1.01" calcext:value-type="float">
            <text:p>1.01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9021" calcext:value-type="float">
            <text:p>9021</text:p>
          </table:table-cell>
          <table:table-cell office:value-type="float" office:value="3287491466" calcext:value-type="float">
            <text:p>3287491466</text:p>
          </table:table-cell>
          <table:table-cell office:value-type="float" office:value="9123033913" calcext:value-type="float">
            <text:p>9123033913</text:p>
          </table:table-cell>
          <table:table-cell office:value-type="float" office:value="9397748" calcext:value-type="float">
            <text:p>9397748</text:p>
          </table:table-cell>
          <table:table-cell office:value-type="float" office:value="349017807" calcext:value-type="float">
            <text:p>349017807</text:p>
          </table:table-cell>
          <table:table-cell office:value-type="float" office:value="347096325" calcext:value-type="float">
            <text:p>347096325</text:p>
          </table:table-cell>
          <table:table-cell office:value-type="float" office:value="4275713" calcext:value-type="float">
            <text:p>427571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351" calcext:value-type="float">
            <text:p>0.360351</text:p>
          </table:table-cell>
          <table:table-cell office:value-type="float" office:value="9397748" calcext:value-type="float">
            <text:p>9397748</text:p>
          </table:table-cell>
          <table:table-cell office:value-type="float" office:value="22.270329" calcext:value-type="float">
            <text:p>22.270329</text:p>
          </table:table-cell>
          <table:table-cell office:value-type="float" office:value="22.147722" calcext:value-type="float">
            <text:p>22.147722</text:p>
          </table:table-cell>
          <table:table-cell office:value-type="float" office:value="0.272827" calcext:value-type="float">
            <text:p>0.272827</text:p>
          </table:table-cell>
          <table:table-cell office:value-type="float" office:value="1.01" calcext:value-type="float">
            <text:p>1.01</text:p>
          </table:table-cell>
          <table:table-cell office:value-type="float" office:value="81.18" calcext:value-type="float">
            <text:p>81.1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9022" calcext:value-type="float">
            <text:p>9022</text:p>
          </table:table-cell>
          <table:table-cell office:value-type="float" office:value="3246047103" calcext:value-type="float">
            <text:p>3246047103</text:p>
          </table:table-cell>
          <table:table-cell office:value-type="float" office:value="8963123077" calcext:value-type="float">
            <text:p>8963123077</text:p>
          </table:table-cell>
          <table:table-cell office:value-type="float" office:value="8902533" calcext:value-type="float">
            <text:p>8902533</text:p>
          </table:table-cell>
          <table:table-cell office:value-type="float" office:value="331888934" calcext:value-type="float">
            <text:p>331888934</text:p>
          </table:table-cell>
          <table:table-cell office:value-type="float" office:value="329986007" calcext:value-type="float">
            <text:p>329986007</text:p>
          </table:table-cell>
          <table:table-cell office:value-type="float" office:value="4378504" calcext:value-type="float">
            <text:p>437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2156" calcext:value-type="float">
            <text:p>0.362156</text:p>
          </table:table-cell>
          <table:table-cell office:value-type="float" office:value="8902533" calcext:value-type="float">
            <text:p>8902533</text:p>
          </table:table-cell>
          <table:table-cell office:value-type="float" office:value="21.177359" calcext:value-type="float">
            <text:p>21.177359</text:p>
          </table:table-cell>
          <table:table-cell office:value-type="float" office:value="21.055937" calcext:value-type="float">
            <text:p>21.055937</text:p>
          </table:table-cell>
          <table:table-cell office:value-type="float" office:value="0.279386" calcext:value-type="float">
            <text:p>0.279386</text:p>
          </table:table-cell>
          <table:table-cell office:value-type="float" office:value="1.01" calcext:value-type="float">
            <text:p>1.01</text:p>
          </table:table-cell>
          <table:table-cell office:value-type="float" office:value="75.37" calcext:value-type="float">
            <text:p>75.37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0023" calcext:value-type="float">
            <text:p>10023</text:p>
          </table:table-cell>
          <table:table-cell office:value-type="float" office:value="3186130131" calcext:value-type="float">
            <text:p>3186130131</text:p>
          </table:table-cell>
          <table:table-cell office:value-type="float" office:value="9138895651" calcext:value-type="float">
            <text:p>9138895651</text:p>
          </table:table-cell>
          <table:table-cell office:value-type="float" office:value="10438683" calcext:value-type="float">
            <text:p>10438683</text:p>
          </table:table-cell>
          <table:table-cell office:value-type="float" office:value="404337966" calcext:value-type="float">
            <text:p>404337966</text:p>
          </table:table-cell>
          <table:table-cell office:value-type="float" office:value="400945262" calcext:value-type="float">
            <text:p>400945262</text:p>
          </table:table-cell>
          <table:table-cell office:value-type="float" office:value="10421321" calcext:value-type="float">
            <text:p>104213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634" calcext:value-type="float">
            <text:p>0.348634</text:p>
          </table:table-cell>
          <table:table-cell office:value-type="float" office:value="10438683" calcext:value-type="float">
            <text:p>10438683</text:p>
          </table:table-cell>
          <table:table-cell office:value-type="float" office:value="25.800228" calcext:value-type="float">
            <text:p>25.800228</text:p>
          </table:table-cell>
          <table:table-cell office:value-type="float" office:value="25.583744" calcext:value-type="float">
            <text:p>25.583744</text:p>
          </table:table-cell>
          <table:table-cell office:value-type="float" office:value="0.66497" calcext:value-type="float">
            <text:p>0.66497</text:p>
          </table:table-cell>
          <table:table-cell office:value-type="float" office:value="1.01" calcext:value-type="float">
            <text:p>1.01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0023" calcext:value-type="float">
            <text:p>10023</text:p>
          </table:table-cell>
          <table:table-cell office:value-type="float" office:value="3183003673" calcext:value-type="float">
            <text:p>3183003673</text:p>
          </table:table-cell>
          <table:table-cell office:value-type="float" office:value="9138024625" calcext:value-type="float">
            <text:p>9138024625</text:p>
          </table:table-cell>
          <table:table-cell office:value-type="float" office:value="10485133" calcext:value-type="float">
            <text:p>10485133</text:p>
          </table:table-cell>
          <table:table-cell office:value-type="float" office:value="403900612" calcext:value-type="float">
            <text:p>403900612</text:p>
          </table:table-cell>
          <table:table-cell office:value-type="float" office:value="400608632" calcext:value-type="float">
            <text:p>400608632</text:p>
          </table:table-cell>
          <table:table-cell office:value-type="float" office:value="9394940" calcext:value-type="float">
            <text:p>9394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325" calcext:value-type="float">
            <text:p>0.348325</text:p>
          </table:table-cell>
          <table:table-cell office:value-type="float" office:value="10485133" calcext:value-type="float">
            <text:p>10485133</text:p>
          </table:table-cell>
          <table:table-cell office:value-type="float" office:value="25.772322" calcext:value-type="float">
            <text:p>25.772322</text:p>
          </table:table-cell>
          <table:table-cell office:value-type="float" office:value="25.562265" calcext:value-type="float">
            <text:p>25.562265</text:p>
          </table:table-cell>
          <table:table-cell office:value-type="float" office:value="0.599478" calcext:value-type="float">
            <text:p>0.599478</text:p>
          </table:table-cell>
          <table:table-cell office:value-type="float" office:value="1.01" calcext:value-type="float">
            <text:p>1.01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0023" calcext:value-type="float">
            <text:p>10023</text:p>
          </table:table-cell>
          <table:table-cell office:value-type="float" office:value="3194581832" calcext:value-type="float">
            <text:p>3194581832</text:p>
          </table:table-cell>
          <table:table-cell office:value-type="float" office:value="9155054041" calcext:value-type="float">
            <text:p>9155054041</text:p>
          </table:table-cell>
          <table:table-cell office:value-type="float" office:value="10676558" calcext:value-type="float">
            <text:p>10676558</text:p>
          </table:table-cell>
          <table:table-cell office:value-type="float" office:value="404648857" calcext:value-type="float">
            <text:p>404648857</text:p>
          </table:table-cell>
          <table:table-cell office:value-type="float" office:value="401980864" calcext:value-type="float">
            <text:p>401980864</text:p>
          </table:table-cell>
          <table:table-cell office:value-type="float" office:value="10280724" calcext:value-type="float">
            <text:p>102807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42" calcext:value-type="float">
            <text:p>0.348942</text:p>
          </table:table-cell>
          <table:table-cell office:value-type="float" office:value="10676558" calcext:value-type="float">
            <text:p>10676558</text:p>
          </table:table-cell>
          <table:table-cell office:value-type="float" office:value="25.845835" calcext:value-type="float">
            <text:p>25.845835</text:p>
          </table:table-cell>
          <table:table-cell office:value-type="float" office:value="25.675425" calcext:value-type="float">
            <text:p>25.675425</text:p>
          </table:table-cell>
          <table:table-cell office:value-type="float" office:value="0.656653" calcext:value-type="float">
            <text:p>0.656653</text:p>
          </table:table-cell>
          <table:table-cell office:value-type="float" office:value="1.01" calcext:value-type="float">
            <text:p>1.0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0023" calcext:value-type="float">
            <text:p>10023</text:p>
          </table:table-cell>
          <table:table-cell office:value-type="float" office:value="3193756806" calcext:value-type="float">
            <text:p>3193756806</text:p>
          </table:table-cell>
          <table:table-cell office:value-type="float" office:value="9153315037" calcext:value-type="float">
            <text:p>9153315037</text:p>
          </table:table-cell>
          <table:table-cell office:value-type="float" office:value="10611341" calcext:value-type="float">
            <text:p>10611341</text:p>
          </table:table-cell>
          <table:table-cell office:value-type="float" office:value="404577848" calcext:value-type="float">
            <text:p>404577848</text:p>
          </table:table-cell>
          <table:table-cell office:value-type="float" office:value="401869755" calcext:value-type="float">
            <text:p>401869755</text:p>
          </table:table-cell>
          <table:table-cell office:value-type="float" office:value="10921172" calcext:value-type="float">
            <text:p>1092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18" calcext:value-type="float">
            <text:p>0.348918</text:p>
          </table:table-cell>
          <table:table-cell office:value-type="float" office:value="10611341" calcext:value-type="float">
            <text:p>10611341</text:p>
          </table:table-cell>
          <table:table-cell office:value-type="float" office:value="25.841301" calcext:value-type="float">
            <text:p>25.841301</text:p>
          </table:table-cell>
          <table:table-cell office:value-type="float" office:value="25.668327" calcext:value-type="float">
            <text:p>25.668327</text:p>
          </table:table-cell>
          <table:table-cell office:value-type="float" office:value="0.69756" calcext:value-type="float">
            <text:p>0.69756</text:p>
          </table:table-cell>
          <table:table-cell office:value-type="float" office:value="1.01" calcext:value-type="float">
            <text:p>1.01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0021" calcext:value-type="float">
            <text:p>10021</text:p>
          </table:table-cell>
          <table:table-cell office:value-type="float" office:value="3204999914" calcext:value-type="float">
            <text:p>3204999914</text:p>
          </table:table-cell>
          <table:table-cell office:value-type="float" office:value="9171297385" calcext:value-type="float">
            <text:p>9171297385</text:p>
          </table:table-cell>
          <table:table-cell office:value-type="float" office:value="10860001" calcext:value-type="float">
            <text:p>10860001</text:p>
          </table:table-cell>
          <table:table-cell office:value-type="float" office:value="405404211" calcext:value-type="float">
            <text:p>405404211</text:p>
          </table:table-cell>
          <table:table-cell office:value-type="float" office:value="403165690" calcext:value-type="float">
            <text:p>403165690</text:p>
          </table:table-cell>
          <table:table-cell office:value-type="float" office:value="7301116" calcext:value-type="float">
            <text:p>730111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6" calcext:value-type="float">
            <text:p>0.34946</text:p>
          </table:table-cell>
          <table:table-cell office:value-type="float" office:value="10860001" calcext:value-type="float">
            <text:p>10860001</text:p>
          </table:table-cell>
          <table:table-cell office:value-type="float" office:value="25.894083" calcext:value-type="float">
            <text:p>25.894083</text:p>
          </table:table-cell>
          <table:table-cell office:value-type="float" office:value="25.751102" calcext:value-type="float">
            <text:p>25.751102</text:p>
          </table:table-cell>
          <table:table-cell office:value-type="float" office:value="0.466339" calcext:value-type="float">
            <text:p>0.466339</text:p>
          </table:table-cell>
          <table:table-cell office:value-type="float" office:value="1.01" calcext:value-type="float">
            <text:p>1.01</text:p>
          </table:table-cell>
          <table:table-cell office:value-type="float" office:value="55.22" calcext:value-type="float">
            <text:p>55.22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0022" calcext:value-type="float">
            <text:p>10022</text:p>
          </table:table-cell>
          <table:table-cell office:value-type="float" office:value="3201888717" calcext:value-type="float">
            <text:p>3201888717</text:p>
          </table:table-cell>
          <table:table-cell office:value-type="float" office:value="9162347076" calcext:value-type="float">
            <text:p>9162347076</text:p>
          </table:table-cell>
          <table:table-cell office:value-type="float" office:value="10789128" calcext:value-type="float">
            <text:p>10789128</text:p>
          </table:table-cell>
          <table:table-cell office:value-type="float" office:value="405013553" calcext:value-type="float">
            <text:p>405013553</text:p>
          </table:table-cell>
          <table:table-cell office:value-type="float" office:value="402762633" calcext:value-type="float">
            <text:p>402762633</text:p>
          </table:table-cell>
          <table:table-cell office:value-type="float" office:value="7374925" calcext:value-type="float">
            <text:p>737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62" calcext:value-type="float">
            <text:p>0.349462</text:p>
          </table:table-cell>
          <table:table-cell office:value-type="float" office:value="10789128" calcext:value-type="float">
            <text:p>10789128</text:p>
          </table:table-cell>
          <table:table-cell office:value-type="float" office:value="25.869129" calcext:value-type="float">
            <text:p>25.869129</text:p>
          </table:table-cell>
          <table:table-cell office:value-type="float" office:value="25.725357" calcext:value-type="float">
            <text:p>25.725357</text:p>
          </table:table-cell>
          <table:table-cell office:value-type="float" office:value="0.471053" calcext:value-type="float">
            <text:p>0.471053</text:p>
          </table:table-cell>
          <table:table-cell office:value-type="float" office:value="1.01" calcext:value-type="float">
            <text:p>1.01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0024" calcext:value-type="float">
            <text:p>10024</text:p>
          </table:table-cell>
          <table:table-cell office:value-type="float" office:value="3194563783" calcext:value-type="float">
            <text:p>3194563783</text:p>
          </table:table-cell>
          <table:table-cell office:value-type="float" office:value="9135734918" calcext:value-type="float">
            <text:p>9135734918</text:p>
          </table:table-cell>
          <table:table-cell office:value-type="float" office:value="11047868" calcext:value-type="float">
            <text:p>11047868</text:p>
          </table:table-cell>
          <table:table-cell office:value-type="float" office:value="403700893" calcext:value-type="float">
            <text:p>403700893</text:p>
          </table:table-cell>
          <table:table-cell office:value-type="float" office:value="401792080" calcext:value-type="float">
            <text:p>401792080</text:p>
          </table:table-cell>
          <table:table-cell office:value-type="float" office:value="3604668" calcext:value-type="float">
            <text:p>36046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678" calcext:value-type="float">
            <text:p>0.349678</text:p>
          </table:table-cell>
          <table:table-cell office:value-type="float" office:value="11047868" calcext:value-type="float">
            <text:p>11047868</text:p>
          </table:table-cell>
          <table:table-cell office:value-type="float" office:value="25.759579" calcext:value-type="float">
            <text:p>25.759579</text:p>
          </table:table-cell>
          <table:table-cell office:value-type="float" office:value="25.637779" calcext:value-type="float">
            <text:p>25.637779</text:p>
          </table:table-cell>
          <table:table-cell office:value-type="float" office:value="0.230009" calcext:value-type="float">
            <text:p>0.230009</text:p>
          </table:table-cell>
          <table:table-cell office:value-type="float" office:value="1" calcext:value-type="float">
            <text:p>1</text:p>
          </table:table-cell>
          <table:table-cell office:value-type="float" office:value="111.46" calcext:value-type="float">
            <text:p>111.46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0025" calcext:value-type="float">
            <text:p>10025</text:p>
          </table:table-cell>
          <table:table-cell office:value-type="float" office:value="3193516279" calcext:value-type="float">
            <text:p>3193516279</text:p>
          </table:table-cell>
          <table:table-cell office:value-type="float" office:value="9132883334" calcext:value-type="float">
            <text:p>9132883334</text:p>
          </table:table-cell>
          <table:table-cell office:value-type="float" office:value="10990550" calcext:value-type="float">
            <text:p>10990550</text:p>
          </table:table-cell>
          <table:table-cell office:value-type="float" office:value="403604409" calcext:value-type="float">
            <text:p>403604409</text:p>
          </table:table-cell>
          <table:table-cell office:value-type="float" office:value="401649557" calcext:value-type="float">
            <text:p>401649557</text:p>
          </table:table-cell>
          <table:table-cell office:value-type="float" office:value="3684777" calcext:value-type="float">
            <text:p>3684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672" calcext:value-type="float">
            <text:p>0.349672</text:p>
          </table:table-cell>
          <table:table-cell office:value-type="float" office:value="10990550" calcext:value-type="float">
            <text:p>10990550</text:p>
          </table:table-cell>
          <table:table-cell office:value-type="float" office:value="25.753422" calcext:value-type="float">
            <text:p>25.753422</text:p>
          </table:table-cell>
          <table:table-cell office:value-type="float" office:value="25.628687" calcext:value-type="float">
            <text:p>25.628687</text:p>
          </table:table-cell>
          <table:table-cell office:value-type="float" office:value="0.23512" calcext:value-type="float">
            <text:p>0.23512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1026" calcext:value-type="float">
            <text:p>11026</text:p>
          </table:table-cell>
          <table:table-cell office:value-type="float" office:value="3185460782" calcext:value-type="float">
            <text:p>3185460782</text:p>
          </table:table-cell>
          <table:table-cell office:value-type="float" office:value="9136228274" calcext:value-type="float">
            <text:p>9136228274</text:p>
          </table:table-cell>
          <table:table-cell office:value-type="float" office:value="10437696" calcext:value-type="float">
            <text:p>10437696</text:p>
          </table:table-cell>
          <table:table-cell office:value-type="float" office:value="404234463" calcext:value-type="float">
            <text:p>404234463</text:p>
          </table:table-cell>
          <table:table-cell office:value-type="float" office:value="400849091" calcext:value-type="float">
            <text:p>400849091</text:p>
          </table:table-cell>
          <table:table-cell office:value-type="float" office:value="10599134" calcext:value-type="float">
            <text:p>105991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663" calcext:value-type="float">
            <text:p>0.348663</text:p>
          </table:table-cell>
          <table:table-cell office:value-type="float" office:value="10437696" calcext:value-type="float">
            <text:p>10437696</text:p>
          </table:table-cell>
          <table:table-cell office:value-type="float" office:value="25.793625" calcext:value-type="float">
            <text:p>25.793625</text:p>
          </table:table-cell>
          <table:table-cell office:value-type="float" office:value="25.577608" calcext:value-type="float">
            <text:p>25.577608</text:p>
          </table:table-cell>
          <table:table-cell office:value-type="float" office:value="0.676316" calcext:value-type="float">
            <text:p>0.676316</text:p>
          </table:table-cell>
          <table:table-cell office:value-type="float" office:value="1.01" calcext:value-type="float">
            <text:p>1.01</text:p>
          </table:table-cell>
          <table:table-cell office:value-type="float" office:value="37.82" calcext:value-type="float">
            <text:p>37.82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1026" calcext:value-type="float">
            <text:p>11026</text:p>
          </table:table-cell>
          <table:table-cell office:value-type="float" office:value="3187797992" calcext:value-type="float">
            <text:p>3187797992</text:p>
          </table:table-cell>
          <table:table-cell office:value-type="float" office:value="9136013056" calcext:value-type="float">
            <text:p>9136013056</text:p>
          </table:table-cell>
          <table:table-cell office:value-type="float" office:value="10408739" calcext:value-type="float">
            <text:p>10408739</text:p>
          </table:table-cell>
          <table:table-cell office:value-type="float" office:value="400426061" calcext:value-type="float">
            <text:p>400426061</text:p>
          </table:table-cell>
          <table:table-cell office:value-type="float" office:value="397198891" calcext:value-type="float">
            <text:p>397198891</text:p>
          </table:table-cell>
          <table:table-cell office:value-type="float" office:value="9360296" calcext:value-type="float">
            <text:p>936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27" calcext:value-type="float">
            <text:p>0.348927</text:p>
          </table:table-cell>
          <table:table-cell office:value-type="float" office:value="10408739" calcext:value-type="float">
            <text:p>10408739</text:p>
          </table:table-cell>
          <table:table-cell office:value-type="float" office:value="25.550615" calcext:value-type="float">
            <text:p>25.550615</text:p>
          </table:table-cell>
          <table:table-cell office:value-type="float" office:value="25.344694" calcext:value-type="float">
            <text:p>25.344694</text:p>
          </table:table-cell>
          <table:table-cell office:value-type="float" office:value="0.597267" calcext:value-type="float">
            <text:p>0.597267</text:p>
          </table:table-cell>
          <table:table-cell office:value-type="float" office:value="1.01" calcext:value-type="float">
            <text:p>1.01</text:p>
          </table:table-cell>
          <table:table-cell office:value-type="float" office:value="42.43" calcext:value-type="float">
            <text:p>42.4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1025" calcext:value-type="float">
            <text:p>11025</text:p>
          </table:table-cell>
          <table:table-cell office:value-type="float" office:value="3215945385" calcext:value-type="float">
            <text:p>3215945385</text:p>
          </table:table-cell>
          <table:table-cell office:value-type="float" office:value="9167631791" calcext:value-type="float">
            <text:p>9167631791</text:p>
          </table:table-cell>
          <table:table-cell office:value-type="float" office:value="10356250" calcext:value-type="float">
            <text:p>10356250</text:p>
          </table:table-cell>
          <table:table-cell office:value-type="float" office:value="393385644" calcext:value-type="float">
            <text:p>393385644</text:p>
          </table:table-cell>
          <table:table-cell office:value-type="float" office:value="390811044" calcext:value-type="float">
            <text:p>390811044</text:p>
          </table:table-cell>
          <table:table-cell office:value-type="float" office:value="9993538" calcext:value-type="float">
            <text:p>99935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794" calcext:value-type="float">
            <text:p>0.350794</text:p>
          </table:table-cell>
          <table:table-cell office:value-type="float" office:value="10356250" calcext:value-type="float">
            <text:p>10356250</text:p>
          </table:table-cell>
          <table:table-cell office:value-type="float" office:value="25.126427" calcext:value-type="float">
            <text:p>25.126427</text:p>
          </table:table-cell>
          <table:table-cell office:value-type="float" office:value="24.961983" calcext:value-type="float">
            <text:p>24.961983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1.01" calcext:value-type="float">
            <text:p>1.01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1025" calcext:value-type="float">
            <text:p>11025</text:p>
          </table:table-cell>
          <table:table-cell office:value-type="float" office:value="3199263830" calcext:value-type="float">
            <text:p>3199263830</text:p>
          </table:table-cell>
          <table:table-cell office:value-type="float" office:value="9165790953" calcext:value-type="float">
            <text:p>9165790953</text:p>
          </table:table-cell>
          <table:table-cell office:value-type="float" office:value="10618282" calcext:value-type="float">
            <text:p>10618282</text:p>
          </table:table-cell>
          <table:table-cell office:value-type="float" office:value="405179338" calcext:value-type="float">
            <text:p>405179338</text:p>
          </table:table-cell>
          <table:table-cell office:value-type="float" office:value="402513765" calcext:value-type="float">
            <text:p>402513765</text:p>
          </table:table-cell>
          <table:table-cell office:value-type="float" office:value="9989222" calcext:value-type="float">
            <text:p>998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44" calcext:value-type="float">
            <text:p>0.349044</text:p>
          </table:table-cell>
          <table:table-cell office:value-type="float" office:value="10618282" calcext:value-type="float">
            <text:p>10618282</text:p>
          </table:table-cell>
          <table:table-cell office:value-type="float" office:value="25.879717" calcext:value-type="float">
            <text:p>25.879717</text:p>
          </table:table-cell>
          <table:table-cell office:value-type="float" office:value="25.709461" calcext:value-type="float">
            <text:p>25.709461</text:p>
          </table:table-cell>
          <table:table-cell office:value-type="float" office:value="0.638034" calcext:value-type="float">
            <text:p>0.638034</text:p>
          </table:table-cell>
          <table:table-cell office:value-type="float" office:value="1.01" calcext:value-type="float">
            <text:p>1.01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1023" calcext:value-type="float">
            <text:p>11023</text:p>
          </table:table-cell>
          <table:table-cell office:value-type="float" office:value="3204638388" calcext:value-type="float">
            <text:p>3204638388</text:p>
          </table:table-cell>
          <table:table-cell office:value-type="float" office:value="9170771974" calcext:value-type="float">
            <text:p>9170771974</text:p>
          </table:table-cell>
          <table:table-cell office:value-type="float" office:value="10854739" calcext:value-type="float">
            <text:p>10854739</text:p>
          </table:table-cell>
          <table:table-cell office:value-type="float" office:value="405391977" calcext:value-type="float">
            <text:p>405391977</text:p>
          </table:table-cell>
          <table:table-cell office:value-type="float" office:value="403144112" calcext:value-type="float">
            <text:p>403144112</text:p>
          </table:table-cell>
          <table:table-cell office:value-type="float" office:value="7361458" calcext:value-type="float">
            <text:p>73614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4" calcext:value-type="float">
            <text:p>0.34944</text:p>
          </table:table-cell>
          <table:table-cell office:value-type="float" office:value="10854739" calcext:value-type="float">
            <text:p>10854739</text:p>
          </table:table-cell>
          <table:table-cell office:value-type="float" office:value="25.893299" calcext:value-type="float">
            <text:p>25.893299</text:p>
          </table:table-cell>
          <table:table-cell office:value-type="float" office:value="25.749725" calcext:value-type="float">
            <text:p>25.749725</text:p>
          </table:table-cell>
          <table:table-cell office:value-type="float" office:value="0.470193" calcext:value-type="float">
            <text:p>0.470193</text:p>
          </table:table-cell>
          <table:table-cell office:value-type="float" office:value="1.01" calcext:value-type="float">
            <text:p>1.01</text:p>
          </table:table-cell>
          <table:table-cell office:value-type="float" office:value="54.76" calcext:value-type="float">
            <text:p>54.76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1025" calcext:value-type="float">
            <text:p>11025</text:p>
          </table:table-cell>
          <table:table-cell office:value-type="float" office:value="3216910417" calcext:value-type="float">
            <text:p>3216910417</text:p>
          </table:table-cell>
          <table:table-cell office:value-type="float" office:value="9171539717" calcext:value-type="float">
            <text:p>9171539717</text:p>
          </table:table-cell>
          <table:table-cell office:value-type="float" office:value="10560227" calcext:value-type="float">
            <text:p>10560227</text:p>
          </table:table-cell>
          <table:table-cell office:value-type="float" office:value="396186257" calcext:value-type="float">
            <text:p>396186257</text:p>
          </table:table-cell>
          <table:table-cell office:value-type="float" office:value="394003984" calcext:value-type="float">
            <text:p>394003984</text:p>
          </table:table-cell>
          <table:table-cell office:value-type="float" office:value="7535712" calcext:value-type="float">
            <text:p>753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749" calcext:value-type="float">
            <text:p>0.350749</text:p>
          </table:table-cell>
          <table:table-cell office:value-type="float" office:value="10560227" calcext:value-type="float">
            <text:p>10560227</text:p>
          </table:table-cell>
          <table:table-cell office:value-type="float" office:value="25.280081" calcext:value-type="float">
            <text:p>25.280081</text:p>
          </table:table-cell>
          <table:table-cell office:value-type="float" office:value="25.140831" calcext:value-type="float">
            <text:p>25.140831</text:p>
          </table:table-cell>
          <table:table-cell office:value-type="float" office:value="0.480843" calcext:value-type="float">
            <text:p>0.480843</text:p>
          </table:table-cell>
          <table:table-cell office:value-type="float" office:value="1.01" calcext:value-type="float">
            <text:p>1.01</text:p>
          </table:table-cell>
          <table:table-cell office:value-type="float" office:value="52.28" calcext:value-type="float">
            <text:p>52.2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1026" calcext:value-type="float">
            <text:p>11026</text:p>
          </table:table-cell>
          <table:table-cell office:value-type="float" office:value="3190595593" calcext:value-type="float">
            <text:p>3190595593</text:p>
          </table:table-cell>
          <table:table-cell office:value-type="float" office:value="9128652897" calcext:value-type="float">
            <text:p>9128652897</text:p>
          </table:table-cell>
          <table:table-cell office:value-type="float" office:value="10982762" calcext:value-type="float">
            <text:p>10982762</text:p>
          </table:table-cell>
          <table:table-cell office:value-type="float" office:value="403333656" calcext:value-type="float">
            <text:p>403333656</text:p>
          </table:table-cell>
          <table:table-cell office:value-type="float" office:value="401323279" calcext:value-type="float">
            <text:p>401323279</text:p>
          </table:table-cell>
          <table:table-cell office:value-type="float" office:value="4092993" calcext:value-type="float">
            <text:p>409299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14" calcext:value-type="float">
            <text:p>0.349514</text:p>
          </table:table-cell>
          <table:table-cell office:value-type="float" office:value="10982762" calcext:value-type="float">
            <text:p>10982762</text:p>
          </table:table-cell>
          <table:table-cell office:value-type="float" office:value="25.761831" calcext:value-type="float">
            <text:p>25.761831</text:p>
          </table:table-cell>
          <table:table-cell office:value-type="float" office:value="25.633423" calcext:value-type="float">
            <text:p>25.633423</text:p>
          </table:table-cell>
          <table:table-cell office:value-type="float" office:value="0.261429" calcext:value-type="float">
            <text:p>0.261429</text:p>
          </table:table-cell>
          <table:table-cell office:value-type="float" office:value="1.01" calcext:value-type="float">
            <text:p>1.01</text:p>
          </table:table-cell>
          <table:table-cell office:value-type="float" office:value="98.05" calcext:value-type="float">
            <text:p>98.05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1027" calcext:value-type="float">
            <text:p>11027</text:p>
          </table:table-cell>
          <table:table-cell office:value-type="float" office:value="3205711881" calcext:value-type="float">
            <text:p>3205711881</text:p>
          </table:table-cell>
          <table:table-cell office:value-type="float" office:value="9127362765" calcext:value-type="float">
            <text:p>9127362765</text:p>
          </table:table-cell>
          <table:table-cell office:value-type="float" office:value="10600344" calcext:value-type="float">
            <text:p>10600344</text:p>
          </table:table-cell>
          <table:table-cell office:value-type="float" office:value="391853269" calcext:value-type="float">
            <text:p>391853269</text:p>
          </table:table-cell>
          <table:table-cell office:value-type="float" office:value="389832547" calcext:value-type="float">
            <text:p>389832547</text:p>
          </table:table-cell>
          <table:table-cell office:value-type="float" office:value="4274877" calcext:value-type="float">
            <text:p>427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2" calcext:value-type="float">
            <text:p>0.35122</text:p>
          </table:table-cell>
          <table:table-cell office:value-type="float" office:value="10600344" calcext:value-type="float">
            <text:p>10600344</text:p>
          </table:table-cell>
          <table:table-cell office:value-type="float" office:value="25.028553" calcext:value-type="float">
            <text:p>25.028553</text:p>
          </table:table-cell>
          <table:table-cell office:value-type="float" office:value="24.899485" calcext:value-type="float">
            <text:p>24.899485</text:p>
          </table:table-cell>
          <table:table-cell office:value-type="float" office:value="0.273046" calcext:value-type="float">
            <text:p>0.273046</text:p>
          </table:table-cell>
          <table:table-cell office:value-type="float" office:value="1.01" calcext:value-type="float">
            <text:p>1.01</text:p>
          </table:table-cell>
          <table:table-cell office:value-type="float" office:value="91.19" calcext:value-type="float">
            <text:p>91.1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2028" calcext:value-type="float">
            <text:p>12028</text:p>
          </table:table-cell>
          <table:table-cell office:value-type="float" office:value="3268878677" calcext:value-type="float">
            <text:p>3268878677</text:p>
          </table:table-cell>
          <table:table-cell office:value-type="float" office:value="9204615959" calcext:value-type="float">
            <text:p>9204615959</text:p>
          </table:table-cell>
          <table:table-cell office:value-type="float" office:value="9518640" calcext:value-type="float">
            <text:p>9518640</text:p>
          </table:table-cell>
          <table:table-cell office:value-type="float" office:value="366339874" calcext:value-type="float">
            <text:p>366339874</text:p>
          </table:table-cell>
          <table:table-cell office:value-type="float" office:value="363744657" calcext:value-type="float">
            <text:p>363744657</text:p>
          </table:table-cell>
          <table:table-cell office:value-type="float" office:value="6803095" calcext:value-type="float">
            <text:p>680309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135" calcext:value-type="float">
            <text:p>0.355135</text:p>
          </table:table-cell>
          <table:table-cell office:value-type="float" office:value="9518640" calcext:value-type="float">
            <text:p>9518640</text:p>
          </table:table-cell>
          <table:table-cell office:value-type="float" office:value="23.398954" calcext:value-type="float">
            <text:p>23.398954</text:p>
          </table:table-cell>
          <table:table-cell office:value-type="float" office:value="23.233192" calcext:value-type="float">
            <text:p>23.233192</text:p>
          </table:table-cell>
          <table:table-cell office:value-type="float" office:value="0.434529" calcext:value-type="float">
            <text:p>0.434529</text:p>
          </table:table-cell>
          <table:table-cell office:value-type="float" office:value="1.01" calcext:value-type="float">
            <text:p>1.01</text:p>
          </table:table-cell>
          <table:table-cell office:value-type="float" office:value="53.47" calcext:value-type="float">
            <text:p>53.47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2028" calcext:value-type="float">
            <text:p>12028</text:p>
          </table:table-cell>
          <table:table-cell office:value-type="float" office:value="2940302504" calcext:value-type="float">
            <text:p>2940302504</text:p>
          </table:table-cell>
          <table:table-cell office:value-type="float" office:value="8225636236" calcext:value-type="float">
            <text:p>8225636236</text:p>
          </table:table-cell>
          <table:table-cell office:value-type="float" office:value="8237897" calcext:value-type="float">
            <text:p>8237897</text:p>
          </table:table-cell>
          <table:table-cell office:value-type="float" office:value="311636797" calcext:value-type="float">
            <text:p>311636797</text:p>
          </table:table-cell>
          <table:table-cell office:value-type="float" office:value="309553150" calcext:value-type="float">
            <text:p>309553150</text:p>
          </table:table-cell>
          <table:table-cell office:value-type="float" office:value="6111080" calcext:value-type="float">
            <text:p>611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456" calcext:value-type="float">
            <text:p>0.357456</text:p>
          </table:table-cell>
          <table:table-cell office:value-type="float" office:value="8237897" calcext:value-type="float">
            <text:p>8237897</text:p>
          </table:table-cell>
          <table:table-cell office:value-type="float" office:value="19.904945" calcext:value-type="float">
            <text:p>19.904945</text:p>
          </table:table-cell>
          <table:table-cell office:value-type="float" office:value="19.771858" calcext:value-type="float">
            <text:p>19.771858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1.01" calcext:value-type="float">
            <text:p>1.01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2027" calcext:value-type="float">
            <text:p>12027</text:p>
          </table:table-cell>
          <table:table-cell office:value-type="float" office:value="2959107591" calcext:value-type="float">
            <text:p>2959107591</text:p>
          </table:table-cell>
          <table:table-cell office:value-type="float" office:value="8284975062" calcext:value-type="float">
            <text:p>8284975062</text:p>
          </table:table-cell>
          <table:table-cell office:value-type="float" office:value="8472751" calcext:value-type="float">
            <text:p>8472751</text:p>
          </table:table-cell>
          <table:table-cell office:value-type="float" office:value="316921618" calcext:value-type="float">
            <text:p>316921618</text:p>
          </table:table-cell>
          <table:table-cell office:value-type="float" office:value="315093034" calcext:value-type="float">
            <text:p>315093034</text:p>
          </table:table-cell>
          <table:table-cell office:value-type="float" office:value="6192862" calcext:value-type="float">
            <text:p>619286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166" calcext:value-type="float">
            <text:p>0.357166</text:p>
          </table:table-cell>
          <table:table-cell office:value-type="float" office:value="8472751" calcext:value-type="float">
            <text:p>8472751</text:p>
          </table:table-cell>
          <table:table-cell office:value-type="float" office:value="20.2425" calcext:value-type="float">
            <text:p>20.2425</text:p>
          </table:table-cell>
          <table:table-cell office:value-type="float" office:value="20.125702" calcext:value-type="float">
            <text:p>20.125702</text:p>
          </table:table-cell>
          <table:table-cell office:value-type="float" office:value="0.395552" calcext:value-type="float">
            <text:p>0.395552</text:p>
          </table:table-cell>
          <table:table-cell office:value-type="float" office:value="1.01" calcext:value-type="float">
            <text:p>1.01</text:p>
          </table:table-cell>
          <table:table-cell office:value-type="float" office:value="50.88" calcext:value-type="float">
            <text:p>50.88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2027" calcext:value-type="float">
            <text:p>12027</text:p>
          </table:table-cell>
          <table:table-cell office:value-type="float" office:value="3051887222" calcext:value-type="float">
            <text:p>3051887222</text:p>
          </table:table-cell>
          <table:table-cell office:value-type="float" office:value="8557688954" calcext:value-type="float">
            <text:p>8557688954</text:p>
          </table:table-cell>
          <table:table-cell office:value-type="float" office:value="8707470" calcext:value-type="float">
            <text:p>8707470</text:p>
          </table:table-cell>
          <table:table-cell office:value-type="float" office:value="331020040" calcext:value-type="float">
            <text:p>331020040</text:p>
          </table:table-cell>
          <table:table-cell office:value-type="float" office:value="329070313" calcext:value-type="float">
            <text:p>329070313</text:p>
          </table:table-cell>
          <table:table-cell office:value-type="float" office:value="6868735" calcext:value-type="float">
            <text:p>6868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8707470" calcext:value-type="float">
            <text:p>8707470</text:p>
          </table:table-cell>
          <table:table-cell office:value-type="float" office:value="21.142996" calcext:value-type="float">
            <text:p>21.142996</text:p>
          </table:table-cell>
          <table:table-cell office:value-type="float" office:value="21.018463" calcext:value-type="float">
            <text:p>21.018463</text:p>
          </table:table-cell>
          <table:table-cell office:value-type="float" office:value="0.438722" calcext:value-type="float">
            <text:p>0.438722</text:p>
          </table:table-cell>
          <table:table-cell office:value-type="float" office:value="1.01" calcext:value-type="float">
            <text:p>1.01</text:p>
          </table:table-cell>
          <table:table-cell office:value-type="float" office:value="47.91" calcext:value-type="float">
            <text:p>47.9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2025" calcext:value-type="float">
            <text:p>12025</text:p>
          </table:table-cell>
          <table:table-cell office:value-type="float" office:value="3256924067" calcext:value-type="float">
            <text:p>3256924067</text:p>
          </table:table-cell>
          <table:table-cell office:value-type="float" office:value="9162137561" calcext:value-type="float">
            <text:p>9162137561</text:p>
          </table:table-cell>
          <table:table-cell office:value-type="float" office:value="9728455" calcext:value-type="float">
            <text:p>9728455</text:p>
          </table:table-cell>
          <table:table-cell office:value-type="float" office:value="364290846" calcext:value-type="float">
            <text:p>364290846</text:p>
          </table:table-cell>
          <table:table-cell office:value-type="float" office:value="362371912" calcext:value-type="float">
            <text:p>362371912</text:p>
          </table:table-cell>
          <table:table-cell office:value-type="float" office:value="6363851" calcext:value-type="float">
            <text:p>636385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476" calcext:value-type="float">
            <text:p>0.355476</text:p>
          </table:table-cell>
          <table:table-cell office:value-type="float" office:value="9728455" calcext:value-type="float">
            <text:p>9728455</text:p>
          </table:table-cell>
          <table:table-cell office:value-type="float" office:value="23.268078" calcext:value-type="float">
            <text:p>23.268078</text:p>
          </table:table-cell>
          <table:table-cell office:value-type="float" office:value="23.145512" calcext:value-type="float">
            <text:p>23.145512</text:p>
          </table:table-cell>
          <table:table-cell office:value-type="float" office:value="0.406474" calcext:value-type="float">
            <text:p>0.406474</text:p>
          </table:table-cell>
          <table:table-cell office:value-type="float" office:value="1.01" calcext:value-type="float">
            <text:p>1.01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2028" calcext:value-type="float">
            <text:p>12028</text:p>
          </table:table-cell>
          <table:table-cell office:value-type="float" office:value="3122193857" calcext:value-type="float">
            <text:p>3122193857</text:p>
          </table:table-cell>
          <table:table-cell office:value-type="float" office:value="8775484645" calcext:value-type="float">
            <text:p>8775484645</text:p>
          </table:table-cell>
          <table:table-cell office:value-type="float" office:value="9246288" calcext:value-type="float">
            <text:p>9246288</text:p>
          </table:table-cell>
          <table:table-cell office:value-type="float" office:value="346543067" calcext:value-type="float">
            <text:p>346543067</text:p>
          </table:table-cell>
          <table:table-cell office:value-type="float" office:value="344680759" calcext:value-type="float">
            <text:p>344680759</text:p>
          </table:table-cell>
          <table:table-cell office:value-type="float" office:value="6905127" calcext:value-type="float">
            <text:p>690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786" calcext:value-type="float">
            <text:p>0.355786</text:p>
          </table:table-cell>
          <table:table-cell office:value-type="float" office:value="9246288" calcext:value-type="float">
            <text:p>9246288</text:p>
          </table:table-cell>
          <table:table-cell office:value-type="float" office:value="22.112419" calcext:value-type="float">
            <text:p>22.112419</text:p>
          </table:table-cell>
          <table:table-cell office:value-type="float" office:value="21.993587" calcext:value-type="float">
            <text:p>21.993587</text:p>
          </table:table-cell>
          <table:table-cell office:value-type="float" office:value="0.440606" calcext:value-type="float">
            <text:p>0.440606</text:p>
          </table:table-cell>
          <table:table-cell office:value-type="float" office:value="1.01" calcext:value-type="float">
            <text:p>1.01</text:p>
          </table:table-cell>
          <table:table-cell office:value-type="float" office:value="49.92" calcext:value-type="float">
            <text:p>49.92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2028" calcext:value-type="float">
            <text:p>12028</text:p>
          </table:table-cell>
          <table:table-cell office:value-type="float" office:value="3247537261" calcext:value-type="float">
            <text:p>3247537261</text:p>
          </table:table-cell>
          <table:table-cell office:value-type="float" office:value="9143378188" calcext:value-type="float">
            <text:p>9143378188</text:p>
          </table:table-cell>
          <table:table-cell office:value-type="float" office:value="9903326" calcext:value-type="float">
            <text:p>9903326</text:p>
          </table:table-cell>
          <table:table-cell office:value-type="float" office:value="366630264" calcext:value-type="float">
            <text:p>366630264</text:p>
          </table:table-cell>
          <table:table-cell office:value-type="float" office:value="364806620" calcext:value-type="float">
            <text:p>364806620</text:p>
          </table:table-cell>
          <table:table-cell office:value-type="float" office:value="2933912" calcext:value-type="float">
            <text:p>29339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179" calcext:value-type="float">
            <text:p>0.355179</text:p>
          </table:table-cell>
          <table:table-cell office:value-type="float" office:value="9903326" calcext:value-type="float">
            <text:p>9903326</text:p>
          </table:table-cell>
          <table:table-cell office:value-type="float" office:value="23.417501" calcext:value-type="float">
            <text:p>23.417501</text:p>
          </table:table-cell>
          <table:table-cell office:value-type="float" office:value="23.301022" calcext:value-type="float">
            <text:p>23.301022</text:p>
          </table:table-cell>
          <table:table-cell office:value-type="float" office:value="0.187396" calcext:value-type="float">
            <text:p>0.187396</text:p>
          </table:table-cell>
          <table:table-cell office:value-type="float" office:value="1" calcext:value-type="float">
            <text:p>1</text:p>
          </table:table-cell>
          <table:table-cell office:value-type="float" office:value="124.34" calcext:value-type="float">
            <text:p>124.34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2029" calcext:value-type="float">
            <text:p>12029</text:p>
          </table:table-cell>
          <table:table-cell office:value-type="float" office:value="3069751417" calcext:value-type="float">
            <text:p>3069751417</text:p>
          </table:table-cell>
          <table:table-cell office:value-type="float" office:value="8577322236" calcext:value-type="float">
            <text:p>8577322236</text:p>
          </table:table-cell>
          <table:table-cell office:value-type="float" office:value="8848940" calcext:value-type="float">
            <text:p>8848940</text:p>
          </table:table-cell>
          <table:table-cell office:value-type="float" office:value="326149628" calcext:value-type="float">
            <text:p>326149628</text:p>
          </table:table-cell>
          <table:table-cell office:value-type="float" office:value="324392286" calcext:value-type="float">
            <text:p>324392286</text:p>
          </table:table-cell>
          <table:table-cell office:value-type="float" office:value="3020992" calcext:value-type="float">
            <text:p>3020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892" calcext:value-type="float">
            <text:p>0.357892</text:p>
          </table:table-cell>
          <table:table-cell office:value-type="float" office:value="8848940" calcext:value-type="float">
            <text:p>8848940</text:p>
          </table:table-cell>
          <table:table-cell office:value-type="float" office:value="20.831913" calcext:value-type="float">
            <text:p>20.831913</text:p>
          </table:table-cell>
          <table:table-cell office:value-type="float" office:value="20.719667" calcext:value-type="float">
            <text:p>20.719667</text:p>
          </table:table-cell>
          <table:table-cell office:value-type="float" office:value="0.192958" calcext:value-type="float">
            <text:p>0.192958</text:p>
          </table:table-cell>
          <table:table-cell office:value-type="float" office:value="1.01" calcext:value-type="float">
            <text:p>1.01</text:p>
          </table:table-cell>
          <table:table-cell office:value-type="float" office:value="107.38" calcext:value-type="float">
            <text:p>107.38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3030" calcext:value-type="float">
            <text:p>13030</text:p>
          </table:table-cell>
          <table:table-cell office:value-type="float" office:value="3193027490" calcext:value-type="float">
            <text:p>3193027490</text:p>
          </table:table-cell>
          <table:table-cell office:value-type="float" office:value="9139355701" calcext:value-type="float">
            <text:p>9139355701</text:p>
          </table:table-cell>
          <table:table-cell office:value-type="float" office:value="10857776" calcext:value-type="float">
            <text:p>10857776</text:p>
          </table:table-cell>
          <table:table-cell office:value-type="float" office:value="403893957" calcext:value-type="float">
            <text:p>403893957</text:p>
          </table:table-cell>
          <table:table-cell office:value-type="float" office:value="401593722" calcext:value-type="float">
            <text:p>401593722</text:p>
          </table:table-cell>
          <table:table-cell office:value-type="float" office:value="4973763" calcext:value-type="float">
            <text:p>49737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71" calcext:value-type="float">
            <text:p>0.349371</text:p>
          </table:table-cell>
          <table:table-cell office:value-type="float" office:value="10857776" calcext:value-type="float">
            <text:p>10857776</text:p>
          </table:table-cell>
          <table:table-cell office:value-type="float" office:value="25.797617" calcext:value-type="float">
            <text:p>25.797617</text:p>
          </table:table-cell>
          <table:table-cell office:value-type="float" office:value="25.650698" calcext:value-type="float">
            <text:p>25.650698</text:p>
          </table:table-cell>
          <table:table-cell office:value-type="float" office:value="0.317685" calcext:value-type="float">
            <text:p>0.317685</text:p>
          </table:table-cell>
          <table:table-cell office:value-type="float" office:value="1.01" calcext:value-type="float">
            <text:p>1.01</text:p>
          </table:table-cell>
          <table:table-cell office:value-type="float" office:value="80.74" calcext:value-type="float">
            <text:p>80.74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3030" calcext:value-type="float">
            <text:p>13030</text:p>
          </table:table-cell>
          <table:table-cell office:value-type="float" office:value="3185831231" calcext:value-type="float">
            <text:p>3185831231</text:p>
          </table:table-cell>
          <table:table-cell office:value-type="float" office:value="9119696403" calcext:value-type="float">
            <text:p>9119696403</text:p>
          </table:table-cell>
          <table:table-cell office:value-type="float" office:value="10775645" calcext:value-type="float">
            <text:p>10775645</text:p>
          </table:table-cell>
          <table:table-cell office:value-type="float" office:value="402979761" calcext:value-type="float">
            <text:p>402979761</text:p>
          </table:table-cell>
          <table:table-cell office:value-type="float" office:value="400690697" calcext:value-type="float">
            <text:p>400690697</text:p>
          </table:table-cell>
          <table:table-cell office:value-type="float" office:value="5390627" calcext:value-type="float">
            <text:p>539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35" calcext:value-type="float">
            <text:p>0.349335</text:p>
          </table:table-cell>
          <table:table-cell office:value-type="float" office:value="10775645" calcext:value-type="float">
            <text:p>10775645</text:p>
          </table:table-cell>
          <table:table-cell office:value-type="float" office:value="25.739227" calcext:value-type="float">
            <text:p>25.739227</text:p>
          </table:table-cell>
          <table:table-cell office:value-type="float" office:value="25.593018" calcext:value-type="float">
            <text:p>25.593018</text:p>
          </table:table-cell>
          <table:table-cell office:value-type="float" office:value="0.344312" calcext:value-type="float">
            <text:p>0.344312</text:p>
          </table:table-cell>
          <table:table-cell office:value-type="float" office:value="1.01" calcext:value-type="float">
            <text:p>1.01</text:p>
          </table:table-cell>
          <table:table-cell office:value-type="float" office:value="74.33" calcext:value-type="float">
            <text:p>74.3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3029" calcext:value-type="float">
            <text:p>13029</text:p>
          </table:table-cell>
          <table:table-cell office:value-type="float" office:value="3187740959" calcext:value-type="float">
            <text:p>3187740959</text:p>
          </table:table-cell>
          <table:table-cell office:value-type="float" office:value="9133777848" calcext:value-type="float">
            <text:p>9133777848</text:p>
          </table:table-cell>
          <table:table-cell office:value-type="float" office:value="10876518" calcext:value-type="float">
            <text:p>10876518</text:p>
          </table:table-cell>
          <table:table-cell office:value-type="float" office:value="403129458" calcext:value-type="float">
            <text:p>403129458</text:p>
          </table:table-cell>
          <table:table-cell office:value-type="float" office:value="401021486" calcext:value-type="float">
            <text:p>401021486</text:p>
          </table:table-cell>
          <table:table-cell office:value-type="float" office:value="5968422" calcext:value-type="float">
            <text:p>596842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06" calcext:value-type="float">
            <text:p>0.349006</text:p>
          </table:table-cell>
          <table:table-cell office:value-type="float" office:value="10876518" calcext:value-type="float">
            <text:p>10876518</text:p>
          </table:table-cell>
          <table:table-cell office:value-type="float" office:value="25.748789" calcext:value-type="float">
            <text:p>25.748789</text:p>
          </table:table-cell>
          <table:table-cell office:value-type="float" office:value="25.614145" calcext:value-type="float">
            <text:p>25.614145</text:p>
          </table:table-cell>
          <table:table-cell office:value-type="float" office:value="0.381217" calcext:value-type="float">
            <text:p>0.381217</text:p>
          </table:table-cell>
          <table:table-cell office:value-type="float" office:value="1.01" calcext:value-type="float">
            <text:p>1.01</text:p>
          </table:table-cell>
          <table:table-cell office:value-type="float" office:value="67.19" calcext:value-type="float">
            <text:p>67.19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3029" calcext:value-type="float">
            <text:p>13029</text:p>
          </table:table-cell>
          <table:table-cell office:value-type="float" office:value="3188082780" calcext:value-type="float">
            <text:p>3188082780</text:p>
          </table:table-cell>
          <table:table-cell office:value-type="float" office:value="9131267701" calcext:value-type="float">
            <text:p>9131267701</text:p>
          </table:table-cell>
          <table:table-cell office:value-type="float" office:value="10840126" calcext:value-type="float">
            <text:p>10840126</text:p>
          </table:table-cell>
          <table:table-cell office:value-type="float" office:value="403122913" calcext:value-type="float">
            <text:p>403122913</text:p>
          </table:table-cell>
          <table:table-cell office:value-type="float" office:value="401022269" calcext:value-type="float">
            <text:p>401022269</text:p>
          </table:table-cell>
          <table:table-cell office:value-type="float" office:value="6175759" calcext:value-type="float">
            <text:p>6175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39" calcext:value-type="float">
            <text:p>0.349139</text:p>
          </table:table-cell>
          <table:table-cell office:value-type="float" office:value="10840126" calcext:value-type="float">
            <text:p>10840126</text:p>
          </table:table-cell>
          <table:table-cell office:value-type="float" office:value="25.748369" calcext:value-type="float">
            <text:p>25.748369</text:p>
          </table:table-cell>
          <table:table-cell office:value-type="float" office:value="25.614197" calcext:value-type="float">
            <text:p>25.614197</text:p>
          </table:table-cell>
          <table:table-cell office:value-type="float" office:value="0.39446" calcext:value-type="float">
            <text:p>0.39446</text:p>
          </table:table-cell>
          <table:table-cell office:value-type="float" office:value="1.01" calcext:value-type="float">
            <text:p>1.01</text:p>
          </table:table-cell>
          <table:table-cell office:value-type="float" office:value="64.93" calcext:value-type="float">
            <text:p>64.93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3028" calcext:value-type="float">
            <text:p>13028</text:p>
          </table:table-cell>
          <table:table-cell office:value-type="float" office:value="3197217006" calcext:value-type="float">
            <text:p>3197217006</text:p>
          </table:table-cell>
          <table:table-cell office:value-type="float" office:value="9149491627" calcext:value-type="float">
            <text:p>9149491627</text:p>
          </table:table-cell>
          <table:table-cell office:value-type="float" office:value="10893401" calcext:value-type="float">
            <text:p>10893401</text:p>
          </table:table-cell>
          <table:table-cell office:value-type="float" office:value="404235491" calcext:value-type="float">
            <text:p>404235491</text:p>
          </table:table-cell>
          <table:table-cell office:value-type="float" office:value="402153918" calcext:value-type="float">
            <text:p>402153918</text:p>
          </table:table-cell>
          <table:table-cell office:value-type="float" office:value="6913241" calcext:value-type="float">
            <text:p>69132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42" calcext:value-type="float">
            <text:p>0.349442</text:p>
          </table:table-cell>
          <table:table-cell office:value-type="float" office:value="10893401" calcext:value-type="float">
            <text:p>10893401</text:p>
          </table:table-cell>
          <table:table-cell office:value-type="float" office:value="25.79369" calcext:value-type="float">
            <text:p>25.79369</text:p>
          </table:table-cell>
          <table:table-cell office:value-type="float" office:value="25.660868" calcext:value-type="float">
            <text:p>25.660868</text:p>
          </table:table-cell>
          <table:table-cell office:value-type="float" office:value="0.441124" calcext:value-type="float">
            <text:p>0.441124</text:p>
          </table:table-cell>
          <table:table-cell office:value-type="float" office:value="1.01" calcext:value-type="float">
            <text:p>1.01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3031" calcext:value-type="float">
            <text:p>13031</text:p>
          </table:table-cell>
          <table:table-cell office:value-type="float" office:value="3196414413" calcext:value-type="float">
            <text:p>3196414413</text:p>
          </table:table-cell>
          <table:table-cell office:value-type="float" office:value="9148301601" calcext:value-type="float">
            <text:p>9148301601</text:p>
          </table:table-cell>
          <table:table-cell office:value-type="float" office:value="10781267" calcext:value-type="float">
            <text:p>10781267</text:p>
          </table:table-cell>
          <table:table-cell office:value-type="float" office:value="404214033" calcext:value-type="float">
            <text:p>404214033</text:p>
          </table:table-cell>
          <table:table-cell office:value-type="float" office:value="402048699" calcext:value-type="float">
            <text:p>402048699</text:p>
          </table:table-cell>
          <table:table-cell office:value-type="float" office:value="7820441" calcext:value-type="float">
            <text:p>782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" calcext:value-type="float">
            <text:p>0.3494</text:p>
          </table:table-cell>
          <table:table-cell office:value-type="float" office:value="10781267" calcext:value-type="float">
            <text:p>10781267</text:p>
          </table:table-cell>
          <table:table-cell office:value-type="float" office:value="25.792322" calcext:value-type="float">
            <text:p>25.792322</text:p>
          </table:table-cell>
          <table:table-cell office:value-type="float" office:value="25.654154" calcext:value-type="float">
            <text:p>25.654154</text:p>
          </table:table-cell>
          <table:table-cell office:value-type="float" office:value="0.499011" calcext:value-type="float">
            <text:p>0.499011</text:p>
          </table:table-cell>
          <table:table-cell office:value-type="float" office:value="1.01" calcext:value-type="float">
            <text:p>1.01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3030" calcext:value-type="float">
            <text:p>13030</text:p>
          </table:table-cell>
          <table:table-cell office:value-type="float" office:value="3191221599" calcext:value-type="float">
            <text:p>3191221599</text:p>
          </table:table-cell>
          <table:table-cell office:value-type="float" office:value="9131961385" calcext:value-type="float">
            <text:p>9131961385</text:p>
          </table:table-cell>
          <table:table-cell office:value-type="float" office:value="10974963" calcext:value-type="float">
            <text:p>10974963</text:p>
          </table:table-cell>
          <table:table-cell office:value-type="float" office:value="403454942" calcext:value-type="float">
            <text:p>403454942</text:p>
          </table:table-cell>
          <table:table-cell office:value-type="float" office:value="401376041" calcext:value-type="float">
            <text:p>401376041</text:p>
          </table:table-cell>
          <table:table-cell office:value-type="float" office:value="3020603" calcext:value-type="float">
            <text:p>302060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56" calcext:value-type="float">
            <text:p>0.349456</text:p>
          </table:table-cell>
          <table:table-cell office:value-type="float" office:value="10974963" calcext:value-type="float">
            <text:p>10974963</text:p>
          </table:table-cell>
          <table:table-cell office:value-type="float" office:value="25.769577" calcext:value-type="float">
            <text:p>25.769577</text:p>
          </table:table-cell>
          <table:table-cell office:value-type="float" office:value="25.636793" calcext:value-type="float">
            <text:p>25.636793</text:p>
          </table:table-cell>
          <table:table-cell office:value-type="float" office:value="0.192933" calcext:value-type="float">
            <text:p>0.192933</text:p>
          </table:table-cell>
          <table:table-cell office:value-type="float" office:value="1.01" calcext:value-type="float">
            <text:p>1.01</text:p>
          </table:table-cell>
          <table:table-cell office:value-type="float" office:value="132.88" calcext:value-type="float">
            <text:p>132.8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3031" calcext:value-type="float">
            <text:p>13031</text:p>
          </table:table-cell>
          <table:table-cell office:value-type="float" office:value="3190419994" calcext:value-type="float">
            <text:p>3190419994</text:p>
          </table:table-cell>
          <table:table-cell office:value-type="float" office:value="9130160854" calcext:value-type="float">
            <text:p>9130160854</text:p>
          </table:table-cell>
          <table:table-cell office:value-type="float" office:value="10960542" calcext:value-type="float">
            <text:p>10960542</text:p>
          </table:table-cell>
          <table:table-cell office:value-type="float" office:value="403297942" calcext:value-type="float">
            <text:p>403297942</text:p>
          </table:table-cell>
          <table:table-cell office:value-type="float" office:value="401272343" calcext:value-type="float">
            <text:p>401272343</text:p>
          </table:table-cell>
          <table:table-cell office:value-type="float" office:value="2767482" calcext:value-type="float">
            <text:p>2767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437" calcext:value-type="float">
            <text:p>0.349437</text:p>
          </table:table-cell>
          <table:table-cell office:value-type="float" office:value="10960542" calcext:value-type="float">
            <text:p>10960542</text:p>
          </table:table-cell>
          <table:table-cell office:value-type="float" office:value="25.75955" calcext:value-type="float">
            <text:p>25.75955</text:p>
          </table:table-cell>
          <table:table-cell office:value-type="float" office:value="25.630171" calcext:value-type="float">
            <text:p>25.630171</text:p>
          </table:table-cell>
          <table:table-cell office:value-type="float" office:value="0.176765" calcext:value-type="float">
            <text:p>0.176765</text:p>
          </table:table-cell>
          <table:table-cell office:value-type="float" office:value="1.01" calcext:value-type="float">
            <text:p>1.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4032" calcext:value-type="float">
            <text:p>14032</text:p>
          </table:table-cell>
          <table:table-cell office:value-type="float" office:value="3191284844" calcext:value-type="float">
            <text:p>3191284844</text:p>
          </table:table-cell>
          <table:table-cell office:value-type="float" office:value="9136773831" calcext:value-type="float">
            <text:p>9136773831</text:p>
          </table:table-cell>
          <table:table-cell office:value-type="float" office:value="10797543" calcext:value-type="float">
            <text:p>10797543</text:p>
          </table:table-cell>
          <table:table-cell office:value-type="float" office:value="403757564" calcext:value-type="float">
            <text:p>403757564</text:p>
          </table:table-cell>
          <table:table-cell office:value-type="float" office:value="401391852" calcext:value-type="float">
            <text:p>401391852</text:p>
          </table:table-cell>
          <table:table-cell office:value-type="float" office:value="5662608" calcext:value-type="float">
            <text:p>56626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279" calcext:value-type="float">
            <text:p>0.349279</text:p>
          </table:table-cell>
          <table:table-cell office:value-type="float" office:value="10797543" calcext:value-type="float">
            <text:p>10797543</text:p>
          </table:table-cell>
          <table:table-cell office:value-type="float" office:value="25.788906" calcext:value-type="float">
            <text:p>25.788906</text:p>
          </table:table-cell>
          <table:table-cell office:value-type="float" office:value="25.637802" calcext:value-type="float">
            <text:p>25.637802</text:p>
          </table:table-cell>
          <table:table-cell office:value-type="float" office:value="0.361684" calcext:value-type="float">
            <text:p>0.361684</text:p>
          </table:table-cell>
          <table:table-cell office:value-type="float" office:value="1.01" calcext:value-type="float">
            <text:p>1.01</text:p>
          </table:table-cell>
          <table:table-cell office:value-type="float" office:value="70.88" calcext:value-type="float">
            <text:p>70.8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4032" calcext:value-type="float">
            <text:p>14032</text:p>
          </table:table-cell>
          <table:table-cell office:value-type="float" office:value="3209124739" calcext:value-type="float">
            <text:p>3209124739</text:p>
          </table:table-cell>
          <table:table-cell office:value-type="float" office:value="9135359668" calcext:value-type="float">
            <text:p>9135359668</text:p>
          </table:table-cell>
          <table:table-cell office:value-type="float" office:value="10448477" calcext:value-type="float">
            <text:p>10448477</text:p>
          </table:table-cell>
          <table:table-cell office:value-type="float" office:value="390691505" calcext:value-type="float">
            <text:p>390691505</text:p>
          </table:table-cell>
          <table:table-cell office:value-type="float" office:value="388483287" calcext:value-type="float">
            <text:p>388483287</text:p>
          </table:table-cell>
          <table:table-cell office:value-type="float" office:value="5295339" calcext:value-type="float">
            <text:p>529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86" calcext:value-type="float">
            <text:p>0.351286</text:p>
          </table:table-cell>
          <table:table-cell office:value-type="float" office:value="10448477" calcext:value-type="float">
            <text:p>10448477</text:p>
          </table:table-cell>
          <table:table-cell office:value-type="float" office:value="24.95435" calcext:value-type="float">
            <text:p>24.95435</text:p>
          </table:table-cell>
          <table:table-cell office:value-type="float" office:value="24.813305" calcext:value-type="float">
            <text:p>24.813305</text:p>
          </table:table-cell>
          <table:table-cell office:value-type="float" office:value="0.338225" calcext:value-type="float">
            <text:p>0.338225</text:p>
          </table:table-cell>
          <table:table-cell office:value-type="float" office:value="1.01" calcext:value-type="float">
            <text:p>1.01</text:p>
          </table:table-cell>
          <table:table-cell office:value-type="float" office:value="73.36" calcext:value-type="float">
            <text:p>73.36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4031" calcext:value-type="float">
            <text:p>14031</text:p>
          </table:table-cell>
          <table:table-cell office:value-type="float" office:value="3185828098" calcext:value-type="float">
            <text:p>3185828098</text:p>
          </table:table-cell>
          <table:table-cell office:value-type="float" office:value="9131612851" calcext:value-type="float">
            <text:p>9131612851</text:p>
          </table:table-cell>
          <table:table-cell office:value-type="float" office:value="10849605" calcext:value-type="float">
            <text:p>10849605</text:p>
          </table:table-cell>
          <table:table-cell office:value-type="float" office:value="402909413" calcext:value-type="float">
            <text:p>402909413</text:p>
          </table:table-cell>
          <table:table-cell office:value-type="float" office:value="400766664" calcext:value-type="float">
            <text:p>400766664</text:p>
          </table:table-cell>
          <table:table-cell office:value-type="float" office:value="6374774" calcext:value-type="float">
            <text:p>637477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879" calcext:value-type="float">
            <text:p>0.348879</text:p>
          </table:table-cell>
          <table:table-cell office:value-type="float" office:value="10849605" calcext:value-type="float">
            <text:p>10849605</text:p>
          </table:table-cell>
          <table:table-cell office:value-type="float" office:value="25.734734" calcext:value-type="float">
            <text:p>25.734734</text:p>
          </table:table-cell>
          <table:table-cell office:value-type="float" office:value="25.59787" calcext:value-type="float">
            <text:p>25.59787</text:p>
          </table:table-cell>
          <table:table-cell office:value-type="float" office:value="0.407171" calcext:value-type="float">
            <text:p>0.407171</text:p>
          </table:table-cell>
          <table:table-cell office:value-type="float" office:value="1.01" calcext:value-type="float">
            <text:p>1.01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4031" calcext:value-type="float">
            <text:p>14031</text:p>
          </table:table-cell>
          <table:table-cell office:value-type="float" office:value="3186111792" calcext:value-type="float">
            <text:p>3186111792</text:p>
          </table:table-cell>
          <table:table-cell office:value-type="float" office:value="9129208022" calcext:value-type="float">
            <text:p>9129208022</text:p>
          </table:table-cell>
          <table:table-cell office:value-type="float" office:value="10796850" calcext:value-type="float">
            <text:p>10796850</text:p>
          </table:table-cell>
          <table:table-cell office:value-type="float" office:value="402964132" calcext:value-type="float">
            <text:p>402964132</text:p>
          </table:table-cell>
          <table:table-cell office:value-type="float" office:value="400792745" calcext:value-type="float">
            <text:p>400792745</text:p>
          </table:table-cell>
          <table:table-cell office:value-type="float" office:value="6373519" calcext:value-type="float">
            <text:p>6373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02" calcext:value-type="float">
            <text:p>0.349002</text:p>
          </table:table-cell>
          <table:table-cell office:value-type="float" office:value="10796850" calcext:value-type="float">
            <text:p>10796850</text:p>
          </table:table-cell>
          <table:table-cell office:value-type="float" office:value="25.738228" calcext:value-type="float">
            <text:p>25.738228</text:p>
          </table:table-cell>
          <table:table-cell office:value-type="float" office:value="25.599537" calcext:value-type="float">
            <text:p>25.599537</text:p>
          </table:table-cell>
          <table:table-cell office:value-type="float" office:value="0.407091" calcext:value-type="float">
            <text:p>0.407091</text:p>
          </table:table-cell>
          <table:table-cell office:value-type="float" office:value="1.01" calcext:value-type="float">
            <text:p>1.01</text:p>
          </table:table-cell>
          <table:table-cell office:value-type="float" office:value="62.88" calcext:value-type="float">
            <text:p>62.8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4031" calcext:value-type="float">
            <text:p>14031</text:p>
          </table:table-cell>
          <table:table-cell office:value-type="float" office:value="3204899864" calcext:value-type="float">
            <text:p>3204899864</text:p>
          </table:table-cell>
          <table:table-cell office:value-type="float" office:value="9150041900" calcext:value-type="float">
            <text:p>9150041900</text:p>
          </table:table-cell>
          <table:table-cell office:value-type="float" office:value="10709029" calcext:value-type="float">
            <text:p>10709029</text:p>
          </table:table-cell>
          <table:table-cell office:value-type="float" office:value="398565660" calcext:value-type="float">
            <text:p>398565660</text:p>
          </table:table-cell>
          <table:table-cell office:value-type="float" office:value="396562316" calcext:value-type="float">
            <text:p>396562316</text:p>
          </table:table-cell>
          <table:table-cell office:value-type="float" office:value="7187065" calcext:value-type="float">
            <text:p>71870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261" calcext:value-type="float">
            <text:p>0.350261</text:p>
          </table:table-cell>
          <table:table-cell office:value-type="float" office:value="10709029" calcext:value-type="float">
            <text:p>10709029</text:p>
          </table:table-cell>
          <table:table-cell office:value-type="float" office:value="25.431908" calcext:value-type="float">
            <text:p>25.431908</text:p>
          </table:table-cell>
          <table:table-cell office:value-type="float" office:value="25.304075" calcext:value-type="float">
            <text:p>25.304075</text:p>
          </table:table-cell>
          <table:table-cell office:value-type="float" office:value="0.458596" calcext:value-type="float">
            <text:p>0.458596</text:p>
          </table:table-cell>
          <table:table-cell office:value-type="float" office:value="1.01" calcext:value-type="float">
            <text:p>1.01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4034" calcext:value-type="float">
            <text:p>14034</text:p>
          </table:table-cell>
          <table:table-cell office:value-type="float" office:value="3233886660" calcext:value-type="float">
            <text:p>3233886660</text:p>
          </table:table-cell>
          <table:table-cell office:value-type="float" office:value="9142269325" calcext:value-type="float">
            <text:p>9142269325</text:p>
          </table:table-cell>
          <table:table-cell office:value-type="float" office:value="10013274" calcext:value-type="float">
            <text:p>10013274</text:p>
          </table:table-cell>
          <table:table-cell office:value-type="float" office:value="375590411" calcext:value-type="float">
            <text:p>375590411</text:p>
          </table:table-cell>
          <table:table-cell office:value-type="float" office:value="373550466" calcext:value-type="float">
            <text:p>373550466</text:p>
          </table:table-cell>
          <table:table-cell office:value-type="float" office:value="7142276" calcext:value-type="float">
            <text:p>714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729" calcext:value-type="float">
            <text:p>0.353729</text:p>
          </table:table-cell>
          <table:table-cell office:value-type="float" office:value="10013274" calcext:value-type="float">
            <text:p>10013274</text:p>
          </table:table-cell>
          <table:table-cell office:value-type="float" office:value="23.965887" calcext:value-type="float">
            <text:p>23.965887</text:p>
          </table:table-cell>
          <table:table-cell office:value-type="float" office:value="23.835722" calcext:value-type="float">
            <text:p>23.835722</text:p>
          </table:table-cell>
          <table:table-cell office:value-type="float" office:value="0.455738" calcext:value-type="float">
            <text:p>0.455738</text:p>
          </table:table-cell>
          <table:table-cell office:value-type="float" office:value="1.01" calcext:value-type="float">
            <text:p>1.0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4032" calcext:value-type="float">
            <text:p>14032</text:p>
          </table:table-cell>
          <table:table-cell office:value-type="float" office:value="3226001750" calcext:value-type="float">
            <text:p>3226001750</text:p>
          </table:table-cell>
          <table:table-cell office:value-type="float" office:value="9133977646" calcext:value-type="float">
            <text:p>9133977646</text:p>
          </table:table-cell>
          <table:table-cell office:value-type="float" office:value="10268511" calcext:value-type="float">
            <text:p>10268511</text:p>
          </table:table-cell>
          <table:table-cell office:value-type="float" office:value="378715071" calcext:value-type="float">
            <text:p>378715071</text:p>
          </table:table-cell>
          <table:table-cell office:value-type="float" office:value="376735529" calcext:value-type="float">
            <text:p>376735529</text:p>
          </table:table-cell>
          <table:table-cell office:value-type="float" office:value="2958927" calcext:value-type="float">
            <text:p>29589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187" calcext:value-type="float">
            <text:p>0.353187</text:p>
          </table:table-cell>
          <table:table-cell office:value-type="float" office:value="10268511" calcext:value-type="float">
            <text:p>10268511</text:p>
          </table:table-cell>
          <table:table-cell office:value-type="float" office:value="24.189386" calcext:value-type="float">
            <text:p>24.189386</text:p>
          </table:table-cell>
          <table:table-cell office:value-type="float" office:value="24.062948" calcext:value-type="float">
            <text:p>24.062948</text:p>
          </table:table-cell>
          <table:table-cell office:value-type="float" office:value="0.188993" calcext:value-type="float">
            <text:p>0.188993</text:p>
          </table:table-cell>
          <table:table-cell office:value-type="float" office:value="1.01" calcext:value-type="float">
            <text:p>1.01</text:p>
          </table:table-cell>
          <table:table-cell office:value-type="float" office:value="127.32" calcext:value-type="float">
            <text:p>127.32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4033" calcext:value-type="float">
            <text:p>14033</text:p>
          </table:table-cell>
          <table:table-cell office:value-type="float" office:value="3214826621" calcext:value-type="float">
            <text:p>3214826621</text:p>
          </table:table-cell>
          <table:table-cell office:value-type="float" office:value="9132812010" calcext:value-type="float">
            <text:p>9132812010</text:p>
          </table:table-cell>
          <table:table-cell office:value-type="float" office:value="10458789" calcext:value-type="float">
            <text:p>10458789</text:p>
          </table:table-cell>
          <table:table-cell office:value-type="float" office:value="386315049" calcext:value-type="float">
            <text:p>386315049</text:p>
          </table:table-cell>
          <table:table-cell office:value-type="float" office:value="384378075" calcext:value-type="float">
            <text:p>384378075</text:p>
          </table:table-cell>
          <table:table-cell office:value-type="float" office:value="2713527" calcext:value-type="float">
            <text:p>2713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008" calcext:value-type="float">
            <text:p>0.352008</text:p>
          </table:table-cell>
          <table:table-cell office:value-type="float" office:value="10458789" calcext:value-type="float">
            <text:p>10458789</text:p>
          </table:table-cell>
          <table:table-cell office:value-type="float" office:value="24.674812" calcext:value-type="float">
            <text:p>24.674812</text:p>
          </table:table-cell>
          <table:table-cell office:value-type="float" office:value="24.551094" calcext:value-type="float">
            <text:p>24.551094</text:p>
          </table:table-cell>
          <table:table-cell office:value-type="float" office:value="0.173319" calcext:value-type="float">
            <text:p>0.173319</text:p>
          </table:table-cell>
          <table:table-cell office:value-type="float" office:value="1.01" calcext:value-type="float">
            <text:p>1.01</text:p>
          </table:table-cell>
          <table:table-cell office:value-type="float" office:value="141.65" calcext:value-type="float">
            <text:p>141.65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5034" calcext:value-type="float">
            <text:p>15034</text:p>
          </table:table-cell>
          <table:table-cell office:value-type="float" office:value="3152375840" calcext:value-type="float">
            <text:p>3152375840</text:p>
          </table:table-cell>
          <table:table-cell office:value-type="float" office:value="8799088157" calcext:value-type="float">
            <text:p>8799088157</text:p>
          </table:table-cell>
          <table:table-cell office:value-type="float" office:value="8885749" calcext:value-type="float">
            <text:p>8885749</text:p>
          </table:table-cell>
          <table:table-cell office:value-type="float" office:value="331212682" calcext:value-type="float">
            <text:p>331212682</text:p>
          </table:table-cell>
          <table:table-cell office:value-type="float" office:value="329301829" calcext:value-type="float">
            <text:p>329301829</text:p>
          </table:table-cell>
          <table:table-cell office:value-type="float" office:value="4217783" calcext:value-type="float">
            <text:p>421778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262" calcext:value-type="float">
            <text:p>0.358262</text:p>
          </table:table-cell>
          <table:table-cell office:value-type="float" office:value="8885749" calcext:value-type="float">
            <text:p>8885749</text:p>
          </table:table-cell>
          <table:table-cell office:value-type="float" office:value="21.1553" calcext:value-type="float">
            <text:p>21.1553</text:p>
          </table:table-cell>
          <table:table-cell office:value-type="float" office:value="21.033251" calcext:value-type="float">
            <text:p>21.033251</text:p>
          </table:table-cell>
          <table:table-cell office:value-type="float" office:value="0.269399" calcext:value-type="float">
            <text:p>0.269399</text:p>
          </table:table-cell>
          <table:table-cell office:value-type="float" office:value="1.01" calcext:value-type="float">
            <text:p>1.01</text:p>
          </table:table-cell>
          <table:table-cell office:value-type="float" office:value="78.07" calcext:value-type="float">
            <text:p>78.07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5034" calcext:value-type="float">
            <text:p>15034</text:p>
          </table:table-cell>
          <table:table-cell office:value-type="float" office:value="3037299201" calcext:value-type="float">
            <text:p>3037299201</text:p>
          </table:table-cell>
          <table:table-cell office:value-type="float" office:value="8512287313" calcext:value-type="float">
            <text:p>8512287313</text:p>
          </table:table-cell>
          <table:table-cell office:value-type="float" office:value="8698195" calcext:value-type="float">
            <text:p>8698195</text:p>
          </table:table-cell>
          <table:table-cell office:value-type="float" office:value="328312442" calcext:value-type="float">
            <text:p>328312442</text:p>
          </table:table-cell>
          <table:table-cell office:value-type="float" office:value="326269972" calcext:value-type="float">
            <text:p>326269972</text:p>
          </table:table-cell>
          <table:table-cell office:value-type="float" office:value="4365855" calcext:value-type="float">
            <text:p>4365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814" calcext:value-type="float">
            <text:p>0.356814</text:p>
          </table:table-cell>
          <table:table-cell office:value-type="float" office:value="8698195" calcext:value-type="float">
            <text:p>8698195</text:p>
          </table:table-cell>
          <table:table-cell office:value-type="float" office:value="20.970057" calcext:value-type="float">
            <text:p>20.970057</text:p>
          </table:table-cell>
          <table:table-cell office:value-type="float" office:value="20.8396" calcext:value-type="float">
            <text:p>20.8396</text:p>
          </table:table-cell>
          <table:table-cell office:value-type="float" office:value="0.278857" calcext:value-type="float">
            <text:p>0.278857</text:p>
          </table:table-cell>
          <table:table-cell office:value-type="float" office:value="1.01" calcext:value-type="float">
            <text:p>1.01</text:p>
          </table:table-cell>
          <table:table-cell office:value-type="float" office:value="74.73" calcext:value-type="float">
            <text:p>74.7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5033" calcext:value-type="float">
            <text:p>15033</text:p>
          </table:table-cell>
          <table:table-cell office:value-type="float" office:value="3235165030" calcext:value-type="float">
            <text:p>3235165030</text:p>
          </table:table-cell>
          <table:table-cell office:value-type="float" office:value="9136440485" calcext:value-type="float">
            <text:p>9136440485</text:p>
          </table:table-cell>
          <table:table-cell office:value-type="float" office:value="9851914" calcext:value-type="float">
            <text:p>9851914</text:p>
          </table:table-cell>
          <table:table-cell office:value-type="float" office:value="370113068" calcext:value-type="float">
            <text:p>370113068</text:p>
          </table:table-cell>
          <table:table-cell office:value-type="float" office:value="367817168" calcext:value-type="float">
            <text:p>367817168</text:p>
          </table:table-cell>
          <table:table-cell office:value-type="float" office:value="4711906" calcext:value-type="float">
            <text:p>47119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095" calcext:value-type="float">
            <text:p>0.354095</text:p>
          </table:table-cell>
          <table:table-cell office:value-type="float" office:value="9851914" calcext:value-type="float">
            <text:p>9851914</text:p>
          </table:table-cell>
          <table:table-cell office:value-type="float" office:value="23.639956" calcext:value-type="float">
            <text:p>23.639956</text:p>
          </table:table-cell>
          <table:table-cell office:value-type="float" office:value="23.493311" calcext:value-type="float">
            <text:p>23.493311</text:p>
          </table:table-cell>
          <table:table-cell office:value-type="float" office:value="0.30096" calcext:value-type="float">
            <text:p>0.30096</text:p>
          </table:table-cell>
          <table:table-cell office:value-type="float" office:value="1.01" calcext:value-type="float">
            <text:p>1.01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5034" calcext:value-type="float">
            <text:p>15034</text:p>
          </table:table-cell>
          <table:table-cell office:value-type="float" office:value="3245109489" calcext:value-type="float">
            <text:p>3245109489</text:p>
          </table:table-cell>
          <table:table-cell office:value-type="float" office:value="9136508718" calcext:value-type="float">
            <text:p>9136508718</text:p>
          </table:table-cell>
          <table:table-cell office:value-type="float" office:value="9593574" calcext:value-type="float">
            <text:p>9593574</text:p>
          </table:table-cell>
          <table:table-cell office:value-type="float" office:value="363111376" calcext:value-type="float">
            <text:p>363111376</text:p>
          </table:table-cell>
          <table:table-cell office:value-type="float" office:value="360898288" calcext:value-type="float">
            <text:p>360898288</text:p>
          </table:table-cell>
          <table:table-cell office:value-type="float" office:value="5051607" calcext:value-type="float">
            <text:p>505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9593574" calcext:value-type="float">
            <text:p>9593574</text:p>
          </table:table-cell>
          <table:table-cell office:value-type="float" office:value="23.169619" calcext:value-type="float">
            <text:p>23.169619</text:p>
          </table:table-cell>
          <table:table-cell office:value-type="float" office:value="23.028406" calcext:value-type="float">
            <text:p>23.028406</text:p>
          </table:table-cell>
          <table:table-cell office:value-type="float" office:value="0.322336" calcext:value-type="float">
            <text:p>0.322336</text:p>
          </table:table-cell>
          <table:table-cell office:value-type="float" office:value="1.01" calcext:value-type="float">
            <text:p>1.01</text:p>
          </table:table-cell>
          <table:table-cell office:value-type="float" office:value="71.44" calcext:value-type="float">
            <text:p>71.44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5033" calcext:value-type="float">
            <text:p>15033</text:p>
          </table:table-cell>
          <table:table-cell office:value-type="float" office:value="3122942889" calcext:value-type="float">
            <text:p>3122942889</text:p>
          </table:table-cell>
          <table:table-cell office:value-type="float" office:value="8726757570" calcext:value-type="float">
            <text:p>8726757570</text:p>
          </table:table-cell>
          <table:table-cell office:value-type="float" office:value="8960662" calcext:value-type="float">
            <text:p>8960662</text:p>
          </table:table-cell>
          <table:table-cell office:value-type="float" office:value="331071669" calcext:value-type="float">
            <text:p>331071669</text:p>
          </table:table-cell>
          <table:table-cell office:value-type="float" office:value="329152991" calcext:value-type="float">
            <text:p>329152991</text:p>
          </table:table-cell>
          <table:table-cell office:value-type="float" office:value="3687838" calcext:value-type="float">
            <text:p>36878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858" calcext:value-type="float">
            <text:p>0.357858</text:p>
          </table:table-cell>
          <table:table-cell office:value-type="float" office:value="8960662" calcext:value-type="float">
            <text:p>8960662</text:p>
          </table:table-cell>
          <table:table-cell office:value-type="float" office:value="21.146296" calcext:value-type="float">
            <text:p>21.146296</text:p>
          </table:table-cell>
          <table:table-cell office:value-type="float" office:value="21.023745" calcext:value-type="float">
            <text:p>21.023745</text:p>
          </table:table-cell>
          <table:table-cell office:value-type="float" office:value="0.235551" calcext:value-type="float">
            <text:p>0.235551</text:p>
          </table:table-cell>
          <table:table-cell office:value-type="float" office:value="1.01" calcext:value-type="float">
            <text:p>1.01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5036" calcext:value-type="float">
            <text:p>15036</text:p>
          </table:table-cell>
          <table:table-cell office:value-type="float" office:value="3140986649" calcext:value-type="float">
            <text:p>3140986649</text:p>
          </table:table-cell>
          <table:table-cell office:value-type="float" office:value="8907165826" calcext:value-type="float">
            <text:p>8907165826</text:p>
          </table:table-cell>
          <table:table-cell office:value-type="float" office:value="10001888" calcext:value-type="float">
            <text:p>10001888</text:p>
          </table:table-cell>
          <table:table-cell office:value-type="float" office:value="371257770" calcext:value-type="float">
            <text:p>371257770</text:p>
          </table:table-cell>
          <table:table-cell office:value-type="float" office:value="369144114" calcext:value-type="float">
            <text:p>369144114</text:p>
          </table:table-cell>
          <table:table-cell office:value-type="float" office:value="3715746" calcext:value-type="float">
            <text:p>3715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636" calcext:value-type="float">
            <text:p>0.352636</text:p>
          </table:table-cell>
          <table:table-cell office:value-type="float" office:value="10001888" calcext:value-type="float">
            <text:p>10001888</text:p>
          </table:table-cell>
          <table:table-cell office:value-type="float" office:value="23.71307" calcext:value-type="float">
            <text:p>23.71307</text:p>
          </table:table-cell>
          <table:table-cell office:value-type="float" office:value="23.578068" calcext:value-type="float">
            <text:p>23.578068</text:p>
          </table:table-cell>
          <table:table-cell office:value-type="float" office:value="0.237333" calcext:value-type="float">
            <text:p>0.237333</text:p>
          </table:table-cell>
          <table:table-cell office:value-type="float" office:value="1.01" calcext:value-type="float">
            <text:p>1.01</text:p>
          </table:table-cell>
          <table:table-cell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5034" calcext:value-type="float">
            <text:p>15034</text:p>
          </table:table-cell>
          <table:table-cell office:value-type="float" office:value="3180027355" calcext:value-type="float">
            <text:p>3180027355</text:p>
          </table:table-cell>
          <table:table-cell office:value-type="float" office:value="8980426779" calcext:value-type="float">
            <text:p>8980426779</text:p>
          </table:table-cell>
          <table:table-cell office:value-type="float" office:value="9862045" calcext:value-type="float">
            <text:p>9862045</text:p>
          </table:table-cell>
          <table:table-cell office:value-type="float" office:value="365438232" calcext:value-type="float">
            <text:p>365438232</text:p>
          </table:table-cell>
          <table:table-cell office:value-type="float" office:value="363454222" calcext:value-type="float">
            <text:p>363454222</text:p>
          </table:table-cell>
          <table:table-cell office:value-type="float" office:value="3208429" calcext:value-type="float">
            <text:p>320842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106" calcext:value-type="float">
            <text:p>0.354106</text:p>
          </table:table-cell>
          <table:table-cell office:value-type="float" office:value="9862045" calcext:value-type="float">
            <text:p>9862045</text:p>
          </table:table-cell>
          <table:table-cell office:value-type="float" office:value="23.341364" calcext:value-type="float">
            <text:p>23.341364</text:p>
          </table:table-cell>
          <table:table-cell office:value-type="float" office:value="23.21464" calcext:value-type="float">
            <text:p>23.21464</text:p>
          </table:table-cell>
          <table:table-cell office:value-type="float" office:value="0.20493" calcext:value-type="float">
            <text:p>0.20493</text:p>
          </table:table-cell>
          <table:table-cell office:value-type="float" office:value="1.01" calcext:value-type="float">
            <text:p>1.01</text:p>
          </table:table-cell>
          <table:table-cell office:value-type="float" office:value="113.28" calcext:value-type="float">
            <text:p>113.2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5035" calcext:value-type="float">
            <text:p>15035</text:p>
          </table:table-cell>
          <table:table-cell office:value-type="float" office:value="3138938129" calcext:value-type="float">
            <text:p>3138938129</text:p>
          </table:table-cell>
          <table:table-cell office:value-type="float" office:value="8823607431" calcext:value-type="float">
            <text:p>8823607431</text:p>
          </table:table-cell>
          <table:table-cell office:value-type="float" office:value="9343685" calcext:value-type="float">
            <text:p>9343685</text:p>
          </table:table-cell>
          <table:table-cell office:value-type="float" office:value="348047186" calcext:value-type="float">
            <text:p>348047186</text:p>
          </table:table-cell>
          <table:table-cell office:value-type="float" office:value="346061178" calcext:value-type="float">
            <text:p>346061178</text:p>
          </table:table-cell>
          <table:table-cell office:value-type="float" office:value="3718475" calcext:value-type="float">
            <text:p>3718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743" calcext:value-type="float">
            <text:p>0.355743</text:p>
          </table:table-cell>
          <table:table-cell office:value-type="float" office:value="9343685" calcext:value-type="float">
            <text:p>9343685</text:p>
          </table:table-cell>
          <table:table-cell office:value-type="float" office:value="22.23056" calcext:value-type="float">
            <text:p>22.23056</text:p>
          </table:table-cell>
          <table:table-cell office:value-type="float" office:value="22.103708" calcext:value-type="float">
            <text:p>22.103708</text:p>
          </table:table-cell>
          <table:table-cell office:value-type="float" office:value="0.237507" calcext:value-type="float">
            <text:p>0.237507</text:p>
          </table:table-cell>
          <table:table-cell office:value-type="float" office:value="1.01" calcext:value-type="float">
            <text:p>1.01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6036" calcext:value-type="float">
            <text:p>16036</text:p>
          </table:table-cell>
          <table:table-cell office:value-type="float" office:value="3181902364" calcext:value-type="float">
            <text:p>3181902364</text:p>
          </table:table-cell>
          <table:table-cell office:value-type="float" office:value="9114632737" calcext:value-type="float">
            <text:p>9114632737</text:p>
          </table:table-cell>
          <table:table-cell office:value-type="float" office:value="10754805" calcext:value-type="float">
            <text:p>10754805</text:p>
          </table:table-cell>
          <table:table-cell office:value-type="float" office:value="402679464" calcext:value-type="float">
            <text:p>402679464</text:p>
          </table:table-cell>
          <table:table-cell office:value-type="float" office:value="400222569" calcext:value-type="float">
            <text:p>400222569</text:p>
          </table:table-cell>
          <table:table-cell office:value-type="float" office:value="4833330" calcext:value-type="float">
            <text:p>483333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98" calcext:value-type="float">
            <text:p>0.349098</text:p>
          </table:table-cell>
          <table:table-cell office:value-type="float" office:value="10754805" calcext:value-type="float">
            <text:p>10754805</text:p>
          </table:table-cell>
          <table:table-cell office:value-type="float" office:value="25.720045" calcext:value-type="float">
            <text:p>25.720045</text:p>
          </table:table-cell>
          <table:table-cell office:value-type="float" office:value="25.563118" calcext:value-type="float">
            <text:p>25.563118</text:p>
          </table:table-cell>
          <table:table-cell office:value-type="float" office:value="0.308716" calcext:value-type="float">
            <text:p>0.308716</text:p>
          </table:table-cell>
          <table:table-cell office:value-type="float" office:value="1.01" calcext:value-type="float">
            <text:p>1.01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6036" calcext:value-type="float">
            <text:p>16036</text:p>
          </table:table-cell>
          <table:table-cell office:value-type="float" office:value="3184723114" calcext:value-type="float">
            <text:p>3184723114</text:p>
          </table:table-cell>
          <table:table-cell office:value-type="float" office:value="9122593730" calcext:value-type="float">
            <text:p>9122593730</text:p>
          </table:table-cell>
          <table:table-cell office:value-type="float" office:value="10747608" calcext:value-type="float">
            <text:p>10747608</text:p>
          </table:table-cell>
          <table:table-cell office:value-type="float" office:value="403058658" calcext:value-type="float">
            <text:p>403058658</text:p>
          </table:table-cell>
          <table:table-cell office:value-type="float" office:value="400573924" calcext:value-type="float">
            <text:p>400573924</text:p>
          </table:table-cell>
          <table:table-cell office:value-type="float" office:value="4428109" calcext:value-type="float">
            <text:p>4428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03" calcext:value-type="float">
            <text:p>0.349103</text:p>
          </table:table-cell>
          <table:table-cell office:value-type="float" office:value="10747608" calcext:value-type="float">
            <text:p>10747608</text:p>
          </table:table-cell>
          <table:table-cell office:value-type="float" office:value="25.744265" calcext:value-type="float">
            <text:p>25.744265</text:p>
          </table:table-cell>
          <table:table-cell office:value-type="float" office:value="25.58556" calcext:value-type="float">
            <text:p>25.58556</text:p>
          </table:table-cell>
          <table:table-cell office:value-type="float" office:value="0.282833" calcext:value-type="float">
            <text:p>0.282833</text:p>
          </table:table-cell>
          <table:table-cell office:value-type="float" office:value="1.01" calcext:value-type="float">
            <text:p>1.0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6035" calcext:value-type="float">
            <text:p>16035</text:p>
          </table:table-cell>
          <table:table-cell office:value-type="float" office:value="3188725014" calcext:value-type="float">
            <text:p>3188725014</text:p>
          </table:table-cell>
          <table:table-cell office:value-type="float" office:value="9136109155" calcext:value-type="float">
            <text:p>9136109155</text:p>
          </table:table-cell>
          <table:table-cell office:value-type="float" office:value="10797882" calcext:value-type="float">
            <text:p>10797882</text:p>
          </table:table-cell>
          <table:table-cell office:value-type="float" office:value="403670624" calcext:value-type="float">
            <text:p>403670624</text:p>
          </table:table-cell>
          <table:table-cell office:value-type="float" office:value="401074354" calcext:value-type="float">
            <text:p>401074354</text:p>
          </table:table-cell>
          <table:table-cell office:value-type="float" office:value="4334387" calcext:value-type="float">
            <text:p>433438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024" calcext:value-type="float">
            <text:p>0.349024</text:p>
          </table:table-cell>
          <table:table-cell office:value-type="float" office:value="10797882" calcext:value-type="float">
            <text:p>10797882</text:p>
          </table:table-cell>
          <table:table-cell office:value-type="float" office:value="25.783354" calcext:value-type="float">
            <text:p>25.783354</text:p>
          </table:table-cell>
          <table:table-cell office:value-type="float" office:value="25.617525" calcext:value-type="float">
            <text:p>25.617525</text:p>
          </table:table-cell>
          <table:table-cell office:value-type="float" office:value="0.276847" calcext:value-type="float">
            <text:p>0.276847</text:p>
          </table:table-cell>
          <table:table-cell office:value-type="float" office:value="1.01" calcext:value-type="float">
            <text:p>1.01</text:p>
          </table:table-cell>
          <table:table-cell office:value-type="float" office:value="92.53" calcext:value-type="float">
            <text:p>92.53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6037" calcext:value-type="float">
            <text:p>16037</text:p>
          </table:table-cell>
          <table:table-cell office:value-type="float" office:value="3189141271" calcext:value-type="float">
            <text:p>3189141271</text:p>
          </table:table-cell>
          <table:table-cell office:value-type="float" office:value="9135116742" calcext:value-type="float">
            <text:p>9135116742</text:p>
          </table:table-cell>
          <table:table-cell office:value-type="float" office:value="10797798" calcext:value-type="float">
            <text:p>10797798</text:p>
          </table:table-cell>
          <table:table-cell office:value-type="float" office:value="403631285" calcext:value-type="float">
            <text:p>403631285</text:p>
          </table:table-cell>
          <table:table-cell office:value-type="float" office:value="401125744" calcext:value-type="float">
            <text:p>401125744</text:p>
          </table:table-cell>
          <table:table-cell office:value-type="float" office:value="4077365" calcext:value-type="float">
            <text:p>4077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08" calcext:value-type="float">
            <text:p>0.349108</text:p>
          </table:table-cell>
          <table:table-cell office:value-type="float" office:value="10797798" calcext:value-type="float">
            <text:p>10797798</text:p>
          </table:table-cell>
          <table:table-cell office:value-type="float" office:value="25.755138" calcext:value-type="float">
            <text:p>25.755138</text:p>
          </table:table-cell>
          <table:table-cell office:value-type="float" office:value="25.595263" calcext:value-type="float">
            <text:p>25.595263</text:p>
          </table:table-cell>
          <table:table-cell office:value-type="float" office:value="0.260171" calcext:value-type="float">
            <text:p>0.260171</text:p>
          </table:table-cell>
          <table:table-cell office:value-type="float" office:value="1.01" calcext:value-type="float">
            <text:p>1.01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6035" calcext:value-type="float">
            <text:p>16035</text:p>
          </table:table-cell>
          <table:table-cell office:value-type="float" office:value="3183325015" calcext:value-type="float">
            <text:p>3183325015</text:p>
          </table:table-cell>
          <table:table-cell office:value-type="float" office:value="9127050351" calcext:value-type="float">
            <text:p>9127050351</text:p>
          </table:table-cell>
          <table:table-cell office:value-type="float" office:value="10783778" calcext:value-type="float">
            <text:p>10783778</text:p>
          </table:table-cell>
          <table:table-cell office:value-type="float" office:value="402962855" calcext:value-type="float">
            <text:p>402962855</text:p>
          </table:table-cell>
          <table:table-cell office:value-type="float" office:value="400371514" calcext:value-type="float">
            <text:p>400371514</text:p>
          </table:table-cell>
          <table:table-cell office:value-type="float" office:value="4350091" calcext:value-type="float">
            <text:p>435009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779" calcext:value-type="float">
            <text:p>0.348779</text:p>
          </table:table-cell>
          <table:table-cell office:value-type="float" office:value="10783778" calcext:value-type="float">
            <text:p>10783778</text:p>
          </table:table-cell>
          <table:table-cell office:value-type="float" office:value="25.738146" calcext:value-type="float">
            <text:p>25.738146</text:p>
          </table:table-cell>
          <table:table-cell office:value-type="float" office:value="25.572632" calcext:value-type="float">
            <text:p>25.572632</text:p>
          </table:table-cell>
          <table:table-cell office:value-type="float" office:value="0.27785" calcext:value-type="float">
            <text:p>0.27785</text:p>
          </table:table-cell>
          <table:table-cell office:value-type="float" office:value="1.01" calcext:value-type="float">
            <text:p>1.01</text:p>
          </table:table-cell>
          <table:table-cell office:value-type="float" office:value="92.04" calcext:value-type="float">
            <text:p>92.04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6038" calcext:value-type="float">
            <text:p>16038</text:p>
          </table:table-cell>
          <table:table-cell office:value-type="float" office:value="3181254258" calcext:value-type="float">
            <text:p>3181254258</text:p>
          </table:table-cell>
          <table:table-cell office:value-type="float" office:value="9115949137" calcext:value-type="float">
            <text:p>9115949137</text:p>
          </table:table-cell>
          <table:table-cell office:value-type="float" office:value="10787370" calcext:value-type="float">
            <text:p>10787370</text:p>
          </table:table-cell>
          <table:table-cell office:value-type="float" office:value="402653179" calcext:value-type="float">
            <text:p>402653179</text:p>
          </table:table-cell>
          <table:table-cell office:value-type="float" office:value="400115412" calcext:value-type="float">
            <text:p>400115412</text:p>
          </table:table-cell>
          <table:table-cell office:value-type="float" office:value="4276071" calcext:value-type="float">
            <text:p>4276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77" calcext:value-type="float">
            <text:p>0.348977</text:p>
          </table:table-cell>
          <table:table-cell office:value-type="float" office:value="10787370" calcext:value-type="float">
            <text:p>10787370</text:p>
          </table:table-cell>
          <table:table-cell office:value-type="float" office:value="25.718367" calcext:value-type="float">
            <text:p>25.718367</text:p>
          </table:table-cell>
          <table:table-cell office:value-type="float" office:value="25.556274" calcext:value-type="float">
            <text:p>25.556274</text:p>
          </table:table-cell>
          <table:table-cell office:value-type="float" office:value="0.273122" calcext:value-type="float">
            <text:p>0.273122</text:p>
          </table:table-cell>
          <table:table-cell office:value-type="float" office:value="1.01" calcext:value-type="float">
            <text:p>1.01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036" calcext:value-type="float">
            <text:p>16036</text:p>
          </table:table-cell>
          <table:table-cell office:value-type="float" office:value="3201060764" calcext:value-type="float">
            <text:p>3201060764</text:p>
          </table:table-cell>
          <table:table-cell office:value-type="float" office:value="9153141205" calcext:value-type="float">
            <text:p>9153141205</text:p>
          </table:table-cell>
          <table:table-cell office:value-type="float" office:value="11210310" calcext:value-type="float">
            <text:p>11210310</text:p>
          </table:table-cell>
          <table:table-cell office:value-type="float" office:value="404248020" calcext:value-type="float">
            <text:p>404248020</text:p>
          </table:table-cell>
          <table:table-cell office:value-type="float" office:value="402537890" calcext:value-type="float">
            <text:p>402537890</text:p>
          </table:table-cell>
          <table:table-cell office:value-type="float" office:value="1544509" calcext:value-type="float">
            <text:p>15445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23" calcext:value-type="float">
            <text:p>0.349723</text:p>
          </table:table-cell>
          <table:table-cell office:value-type="float" office:value="11210310" calcext:value-type="float">
            <text:p>11210310</text:p>
          </table:table-cell>
          <table:table-cell office:value-type="float" office:value="25.820234" calcext:value-type="float">
            <text:p>25.820234</text:p>
          </table:table-cell>
          <table:table-cell office:value-type="float" office:value="25.711002" calcext:value-type="float">
            <text:p>25.711002</text:p>
          </table:table-cell>
          <table:table-cell office:value-type="float" office:value="0.098651" calcext:value-type="float">
            <text:p>0.098651</text:p>
          </table:table-cell>
          <table:table-cell office:value-type="float" office:value="1" calcext:value-type="float">
            <text:p>1</text:p>
          </table:table-cell>
          <table:table-cell office:value-type="float" office:value="260.63" calcext:value-type="float">
            <text:p>260.6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6037" calcext:value-type="float">
            <text:p>16037</text:p>
          </table:table-cell>
          <table:table-cell office:value-type="float" office:value="3197074556" calcext:value-type="float">
            <text:p>3197074556</text:p>
          </table:table-cell>
          <table:table-cell office:value-type="float" office:value="9152034235" calcext:value-type="float">
            <text:p>9152034235</text:p>
          </table:table-cell>
          <table:table-cell office:value-type="float" office:value="10891817" calcext:value-type="float">
            <text:p>10891817</text:p>
          </table:table-cell>
          <table:table-cell office:value-type="float" office:value="404203235" calcext:value-type="float">
            <text:p>404203235</text:p>
          </table:table-cell>
          <table:table-cell office:value-type="float" office:value="402026507" calcext:value-type="float">
            <text:p>402026507</text:p>
          </table:table-cell>
          <table:table-cell office:value-type="float" office:value="3552656" calcext:value-type="float">
            <text:p>355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29" calcext:value-type="float">
            <text:p>0.349329</text:p>
          </table:table-cell>
          <table:table-cell office:value-type="float" office:value="10891817" calcext:value-type="float">
            <text:p>10891817</text:p>
          </table:table-cell>
          <table:table-cell office:value-type="float" office:value="25.817371" calcext:value-type="float">
            <text:p>25.817371</text:p>
          </table:table-cell>
          <table:table-cell office:value-type="float" office:value="25.678339" calcext:value-type="float">
            <text:p>25.678339</text:p>
          </table:table-cell>
          <table:table-cell office:value-type="float" office:value="0.226916" calcext:value-type="float">
            <text:p>0.226916</text:p>
          </table:table-cell>
          <table:table-cell office:value-type="float" office:value="1.01" calcext:value-type="float">
            <text:p>1.01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7038" calcext:value-type="float">
            <text:p>17038</text:p>
          </table:table-cell>
          <table:table-cell office:value-type="float" office:value="3222767448" calcext:value-type="float">
            <text:p>3222767448</text:p>
          </table:table-cell>
          <table:table-cell office:value-type="float" office:value="9147637066" calcext:value-type="float">
            <text:p>9147637066</text:p>
          </table:table-cell>
          <table:table-cell office:value-type="float" office:value="10361820" calcext:value-type="float">
            <text:p>10361820</text:p>
          </table:table-cell>
          <table:table-cell office:value-type="float" office:value="384030887" calcext:value-type="float">
            <text:p>384030887</text:p>
          </table:table-cell>
          <table:table-cell office:value-type="float" office:value="381954098" calcext:value-type="float">
            <text:p>381954098</text:p>
          </table:table-cell>
          <table:table-cell office:value-type="float" office:value="3306011" calcext:value-type="float">
            <text:p>33060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306" calcext:value-type="float">
            <text:p>0.352306</text:p>
          </table:table-cell>
          <table:table-cell office:value-type="float" office:value="10361820" calcext:value-type="float">
            <text:p>10361820</text:p>
          </table:table-cell>
          <table:table-cell office:value-type="float" office:value="24.528919" calcext:value-type="float">
            <text:p>24.528919</text:p>
          </table:table-cell>
          <table:table-cell office:value-type="float" office:value="24.396271" calcext:value-type="float">
            <text:p>24.396271</text:p>
          </table:table-cell>
          <table:table-cell office:value-type="float" office:value="0.211162" calcext:value-type="float">
            <text:p>0.211162</text:p>
          </table:table-cell>
          <table:table-cell office:value-type="float" office:value="1.01" calcext:value-type="float">
            <text:p>1.01</text:p>
          </table:table-cell>
          <table:table-cell office:value-type="float" office:value="115.53" calcext:value-type="float">
            <text:p>115.53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7038" calcext:value-type="float">
            <text:p>17038</text:p>
          </table:table-cell>
          <table:table-cell office:value-type="float" office:value="3228423330" calcext:value-type="float">
            <text:p>3228423330</text:p>
          </table:table-cell>
          <table:table-cell office:value-type="float" office:value="9146045246" calcext:value-type="float">
            <text:p>9146045246</text:p>
          </table:table-cell>
          <table:table-cell office:value-type="float" office:value="10202775" calcext:value-type="float">
            <text:p>10202775</text:p>
          </table:table-cell>
          <table:table-cell office:value-type="float" office:value="380072027" calcext:value-type="float">
            <text:p>380072027</text:p>
          </table:table-cell>
          <table:table-cell office:value-type="float" office:value="378006401" calcext:value-type="float">
            <text:p>378006401</text:p>
          </table:table-cell>
          <table:table-cell office:value-type="float" office:value="3290493" calcext:value-type="float">
            <text:p>3290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986" calcext:value-type="float">
            <text:p>0.352986</text:p>
          </table:table-cell>
          <table:table-cell office:value-type="float" office:value="10202775" calcext:value-type="float">
            <text:p>10202775</text:p>
          </table:table-cell>
          <table:table-cell office:value-type="float" office:value="24.276058" calcext:value-type="float">
            <text:p>24.276058</text:p>
          </table:table-cell>
          <table:table-cell office:value-type="float" office:value="24.144121" calcext:value-type="float">
            <text:p>24.144121</text:p>
          </table:table-cell>
          <table:table-cell office:value-type="float" office:value="0.210171" calcext:value-type="float">
            <text:p>0.210171</text:p>
          </table:table-cell>
          <table:table-cell office:value-type="float" office:value="1.01" calcext:value-type="float">
            <text:p>1.01</text:p>
          </table:table-cell>
          <table:table-cell office:value-type="float" office:value="114.88" calcext:value-type="float">
            <text:p>114.8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7038" calcext:value-type="float">
            <text:p>17038</text:p>
          </table:table-cell>
          <table:table-cell office:value-type="float" office:value="3043978495" calcext:value-type="float">
            <text:p>3043978495</text:p>
          </table:table-cell>
          <table:table-cell office:value-type="float" office:value="8528235407" calcext:value-type="float">
            <text:p>8528235407</text:p>
          </table:table-cell>
          <table:table-cell office:value-type="float" office:value="9072923" calcext:value-type="float">
            <text:p>9072923</text:p>
          </table:table-cell>
          <table:table-cell office:value-type="float" office:value="331692723" calcext:value-type="float">
            <text:p>331692723</text:p>
          </table:table-cell>
          <table:table-cell office:value-type="float" office:value="329960486" calcext:value-type="float">
            <text:p>329960486</text:p>
          </table:table-cell>
          <table:table-cell office:value-type="float" office:value="2502691" calcext:value-type="float">
            <text:p>250269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929" calcext:value-type="float">
            <text:p>0.356929</text:p>
          </table:table-cell>
          <table:table-cell office:value-type="float" office:value="9072923" calcext:value-type="float">
            <text:p>9072923</text:p>
          </table:table-cell>
          <table:table-cell office:value-type="float" office:value="21.164841" calcext:value-type="float">
            <text:p>21.164841</text:p>
          </table:table-cell>
          <table:table-cell office:value-type="float" office:value="21.054308" calcext:value-type="float">
            <text:p>21.054308</text:p>
          </table:table-cell>
          <table:table-cell office:value-type="float" office:value="0.159693" calcext:value-type="float">
            <text:p>0.159693</text:p>
          </table:table-cell>
          <table:table-cell office:value-type="float" office:value="1.01" calcext:value-type="float">
            <text:p>1.01</text:p>
          </table:table-cell>
          <table:table-cell office:value-type="float" office:value="131.84" calcext:value-type="float">
            <text:p>131.84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7040" calcext:value-type="float">
            <text:p>17040</text:p>
          </table:table-cell>
          <table:table-cell office:value-type="float" office:value="3234295344" calcext:value-type="float">
            <text:p>3234295344</text:p>
          </table:table-cell>
          <table:table-cell office:value-type="float" office:value="9204337125" calcext:value-type="float">
            <text:p>9204337125</text:p>
          </table:table-cell>
          <table:table-cell office:value-type="float" office:value="10619906" calcext:value-type="float">
            <text:p>10619906</text:p>
          </table:table-cell>
          <table:table-cell office:value-type="float" office:value="394489432" calcext:value-type="float">
            <text:p>394489432</text:p>
          </table:table-cell>
          <table:table-cell office:value-type="float" office:value="392407216" calcext:value-type="float">
            <text:p>392407216</text:p>
          </table:table-cell>
          <table:table-cell office:value-type="float" office:value="2588200" calcext:value-type="float">
            <text:p>258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388" calcext:value-type="float">
            <text:p>0.351388</text:p>
          </table:table-cell>
          <table:table-cell office:value-type="float" office:value="10619906" calcext:value-type="float">
            <text:p>10619906</text:p>
          </table:table-cell>
          <table:table-cell office:value-type="float" office:value="25.171808" calcext:value-type="float">
            <text:p>25.171808</text:p>
          </table:table-cell>
          <table:table-cell office:value-type="float" office:value="25.038946" calcext:value-type="float">
            <text:p>25.038946</text:p>
          </table:table-cell>
          <table:table-cell office:value-type="float" office:value="0.165149" calcext:value-type="float">
            <text:p>0.165149</text:p>
          </table:table-cell>
          <table:table-cell office:value-type="float" office:value="1.01" calcext:value-type="float">
            <text:p>1.01</text:p>
          </table:table-cell>
          <table:table-cell office:value-type="float" office:value="151.61" calcext:value-type="float">
            <text:p>151.6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067" calcext:value-type="float">
            <text:p>17067</text:p>
          </table:table-cell>
          <table:table-cell office:value-type="float" office:value="3233256448" calcext:value-type="float">
            <text:p>3233256448</text:p>
          </table:table-cell>
          <table:table-cell office:value-type="float" office:value="9105818296" calcext:value-type="float">
            <text:p>9105818296</text:p>
          </table:table-cell>
          <table:table-cell office:value-type="float" office:value="9908634" calcext:value-type="float">
            <text:p>9908634</text:p>
          </table:table-cell>
          <table:table-cell office:value-type="float" office:value="365236880" calcext:value-type="float">
            <text:p>365236880</text:p>
          </table:table-cell>
          <table:table-cell office:value-type="float" office:value="363347468" calcext:value-type="float">
            <text:p>363347468</text:p>
          </table:table-cell>
          <table:table-cell office:value-type="float" office:value="2788032" calcext:value-type="float">
            <text:p>278803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076" calcext:value-type="float">
            <text:p>0.355076</text:p>
          </table:table-cell>
          <table:table-cell office:value-type="float" office:value="9908634" calcext:value-type="float">
            <text:p>9908634</text:p>
          </table:table-cell>
          <table:table-cell office:value-type="float" office:value="22.650349" calcext:value-type="float">
            <text:p>22.650349</text:p>
          </table:table-cell>
          <table:table-cell office:value-type="float" office:value="22.533176" calcext:value-type="float">
            <text:p>22.533176</text:p>
          </table:table-cell>
          <table:table-cell office:value-type="float" office:value="0.172901" calcext:value-type="float">
            <text:p>0.172901</text:p>
          </table:table-cell>
          <table:table-cell office:value-type="float" office:value="1.01" calcext:value-type="float">
            <text:p>1.01</text:p>
          </table:table-cell>
          <table:table-cell office:value-type="float" office:value="130.32" calcext:value-type="float">
            <text:p>130.32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7070" calcext:value-type="float">
            <text:p>17070</text:p>
          </table:table-cell>
          <table:table-cell office:value-type="float" office:value="3084258882" calcext:value-type="float">
            <text:p>3084258882</text:p>
          </table:table-cell>
          <table:table-cell office:value-type="float" office:value="8646367230" calcext:value-type="float">
            <text:p>8646367230</text:p>
          </table:table-cell>
          <table:table-cell office:value-type="float" office:value="9100499" calcext:value-type="float">
            <text:p>9100499</text:p>
          </table:table-cell>
          <table:table-cell office:value-type="float" office:value="336112106" calcext:value-type="float">
            <text:p>336112106</text:p>
          </table:table-cell>
          <table:table-cell office:value-type="float" office:value="334238615" calcext:value-type="float">
            <text:p>334238615</text:p>
          </table:table-cell>
          <table:table-cell office:value-type="float" office:value="2530750" calcext:value-type="float">
            <text:p>2530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712" calcext:value-type="float">
            <text:p>0.356712</text:p>
          </table:table-cell>
          <table:table-cell office:value-type="float" office:value="9100499" calcext:value-type="float">
            <text:p>9100499</text:p>
          </table:table-cell>
          <table:table-cell office:value-type="float" office:value="20.84416" calcext:value-type="float">
            <text:p>20.84416</text:p>
          </table:table-cell>
          <table:table-cell office:value-type="float" office:value="20.727976" calcext:value-type="float">
            <text:p>20.727976</text:p>
          </table:table-cell>
          <table:table-cell office:value-type="float" office:value="0.156946" calcext:value-type="float">
            <text:p>0.156946</text:p>
          </table:table-cell>
          <table:table-cell office:value-type="float" office:value="1.01" calcext:value-type="float">
            <text:p>1.01</text:p>
          </table:table-cell>
          <table:table-cell office:value-type="float" office:value="132.07" calcext:value-type="float">
            <text:p>132.07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117" calcext:value-type="float">
            <text:p>17117</text:p>
          </table:table-cell>
          <table:table-cell office:value-type="float" office:value="128051176" calcext:value-type="float">
            <text:p>128051176</text:p>
          </table:table-cell>
          <table:table-cell office:value-type="float" office:value="340048080" calcext:value-type="float">
            <text:p>340048080</text:p>
          </table:table-cell>
          <table:table-cell office:value-type="float" office:value="267196" calcext:value-type="float">
            <text:p>267196</text:p>
          </table:table-cell>
          <table:table-cell office:value-type="float" office:value="8469753" calcext:value-type="float">
            <text:p>8469753</text:p>
          </table:table-cell>
          <table:table-cell office:value-type="float" office:value="8447912" calcext:value-type="float">
            <text:p>8447912</text:p>
          </table:table-cell>
          <table:table-cell office:value-type="float" office:value="2937" calcext:value-type="float">
            <text:p>2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568" calcext:value-type="float">
            <text:p>0.376568</text:p>
          </table:table-cell>
          <table:table-cell office:value-type="float" office:value="267196" calcext:value-type="float">
            <text:p>267196</text:p>
          </table:table-cell>
          <table:table-cell office:value-type="float" office:value="10.841284" calcext:value-type="float">
            <text:p>10.841284</text:p>
          </table:table-cell>
          <table:table-cell office:value-type="float" office:value="10.813328" calcext:value-type="float">
            <text:p>10.813328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1" calcext:value-type="float">
            <text:p>1</text:p>
          </table:table-cell>
          <table:table-cell office:value-type="float" office:value="2876.37" calcext:value-type="float">
            <text:p>2876.37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6038" calcext:value-type="float">
            <text:p>16038</text:p>
          </table:table-cell>
          <table:table-cell office:value-type="float" office:value="1289882" calcext:value-type="float">
            <text:p>1289882</text:p>
          </table:table-cell>
          <table:table-cell office:value-type="float" office:value="3920600" calcext:value-type="float">
            <text:p>3920600</text:p>
          </table:table-cell>
          <table:table-cell office:value-type="float" office:value="3980" calcext:value-type="float">
            <text:p>3980</text:p>
          </table:table-cell>
          <table:table-cell office:value-type="float" office:value="163407" calcext:value-type="float">
            <text:p>163407</text:p>
          </table:table-cell>
          <table:table-cell office:value-type="float" office:value="162311" calcext:value-type="float">
            <text:p>162311</text:p>
          </table:table-cell>
          <table:table-cell office:value-type="float" office:value="19562" calcext:value-type="float">
            <text:p>1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001" calcext:value-type="float">
            <text:p>0.329001</text:p>
          </table:table-cell>
          <table:table-cell office:value-type="float" office:value="3980" calcext:value-type="float">
            <text:p>3980</text:p>
          </table:table-cell>
          <table:table-cell office:value-type="float" office:value="5.229024" calcext:value-type="float">
            <text:p>5.229024</text:p>
          </table:table-cell>
          <table:table-cell office:value-type="float" office:value="5.193952" calcext:value-type="float">
            <text:p>5.193952</text:p>
          </table:table-cell>
          <table:table-cell office:value-type="float" office:value="0.625984" calcext:value-type="float">
            <text:p>0.625984</text:p>
          </table:table-cell>
          <table:table-cell office:value-type="float" office:value="1.01" calcext:value-type="float">
            <text:p>1.01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6039" calcext:value-type="float">
            <text:p>16039</text:p>
          </table:table-cell>
          <table:table-cell office:value-type="float" office:value="762022" calcext:value-type="float">
            <text:p>762022</text:p>
          </table:table-cell>
          <table:table-cell office:value-type="float" office:value="2274016" calcext:value-type="float">
            <text:p>2274016</text:p>
          </table:table-cell>
          <table:table-cell office:value-type="float" office:value="2424" calcext:value-type="float">
            <text:p>2424</text:p>
          </table:table-cell>
          <table:table-cell office:value-type="float" office:value="96345" calcext:value-type="float">
            <text:p>96345</text:p>
          </table:table-cell>
          <table:table-cell office:value-type="float" office:value="95842" calcext:value-type="float">
            <text:p>95842</text:p>
          </table:table-cell>
          <table:table-cell office:value-type="float" office:value="4671" calcext:value-type="float">
            <text:p>4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1" calcext:value-type="float">
            <text:p>0.3351</text:p>
          </table:table-cell>
          <table:table-cell office:value-type="float" office:value="2424" calcext:value-type="float">
            <text:p>2424</text:p>
          </table:table-cell>
          <table:table-cell office:value-type="float" office:value="3.08304" calcext:value-type="float">
            <text:p>3.08304</text:p>
          </table:table-cell>
          <table:table-cell office:value-type="float" office:value="3.066944" calcext:value-type="float">
            <text:p>3.066944</text:p>
          </table:table-cell>
          <table:table-cell office:value-type="float" office:value="0.149472" calcext:value-type="float">
            <text:p>0.149472</text:p>
          </table:table-cell>
          <table:table-cell office:value-type="float" office:value="1.01" calcext:value-type="float">
            <text:p>1.01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7040" calcext:value-type="float">
            <text:p>17040</text:p>
          </table:table-cell>
          <table:table-cell office:value-type="float" office:value="2627658507" calcext:value-type="float">
            <text:p>2627658507</text:p>
          </table:table-cell>
          <table:table-cell office:value-type="float" office:value="7335706858" calcext:value-type="float">
            <text:p>7335706858</text:p>
          </table:table-cell>
          <table:table-cell office:value-type="float" office:value="7614457" calcext:value-type="float">
            <text:p>7614457</text:p>
          </table:table-cell>
          <table:table-cell office:value-type="float" office:value="279125189" calcext:value-type="float">
            <text:p>279125189</text:p>
          </table:table-cell>
          <table:table-cell office:value-type="float" office:value="277628616" calcext:value-type="float">
            <text:p>277628616</text:p>
          </table:table-cell>
          <table:table-cell office:value-type="float" office:value="1969128" calcext:value-type="float">
            <text:p>196912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201" calcext:value-type="float">
            <text:p>0.358201</text:p>
          </table:table-cell>
          <table:table-cell office:value-type="float" office:value="7614457" calcext:value-type="float">
            <text:p>7614457</text:p>
          </table:table-cell>
          <table:table-cell office:value-type="float" office:value="17.828356" calcext:value-type="float">
            <text:p>17.828356</text:p>
          </table:table-cell>
          <table:table-cell office:value-type="float" office:value="17.732765" calcext:value-type="float">
            <text:p>17.732765</text:p>
          </table:table-cell>
          <table:table-cell office:value-type="float" office:value="0.125773" calcext:value-type="float">
            <text:p>0.125773</text:p>
          </table:table-cell>
          <table:table-cell office:value-type="float" office:value="1.01" calcext:value-type="float">
            <text:p>1.01</text:p>
          </table:table-cell>
          <table:table-cell office:value-type="float" office:value="140.99" calcext:value-type="float">
            <text:p>140.99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7041" calcext:value-type="float">
            <text:p>17041</text:p>
          </table:table-cell>
          <table:table-cell office:value-type="float" office:value="2926710954" calcext:value-type="float">
            <text:p>2926710954</text:p>
          </table:table-cell>
          <table:table-cell office:value-type="float" office:value="8195698888" calcext:value-type="float">
            <text:p>8195698888</text:p>
          </table:table-cell>
          <table:table-cell office:value-type="float" office:value="8398780" calcext:value-type="float">
            <text:p>8398780</text:p>
          </table:table-cell>
          <table:table-cell office:value-type="float" office:value="317002183" calcext:value-type="float">
            <text:p>317002183</text:p>
          </table:table-cell>
          <table:table-cell office:value-type="float" office:value="315222359" calcext:value-type="float">
            <text:p>315222359</text:p>
          </table:table-cell>
          <table:table-cell office:value-type="float" office:value="2620967" calcext:value-type="float">
            <text:p>262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103" calcext:value-type="float">
            <text:p>0.357103</text:p>
          </table:table-cell>
          <table:table-cell office:value-type="float" office:value="8398780" calcext:value-type="float">
            <text:p>8398780</text:p>
          </table:table-cell>
          <table:table-cell office:value-type="float" office:value="20.247644" calcext:value-type="float">
            <text:p>20.247644</text:p>
          </table:table-cell>
          <table:table-cell office:value-type="float" office:value="20.133965" calcext:value-type="float">
            <text:p>20.133965</text:p>
          </table:table-cell>
          <table:table-cell office:value-type="float" office:value="0.167407" calcext:value-type="float">
            <text:p>0.167407</text:p>
          </table:table-cell>
          <table:table-cell office:value-type="float" office:value="1.01" calcext:value-type="float">
            <text:p>1.01</text:p>
          </table:table-cell>
          <table:table-cell office:value-type="float" office:value="120.27" calcext:value-type="float">
            <text:p>120.27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7457" calcext:value-type="float">
            <text:p>17457</text:p>
          </table:table-cell>
          <table:table-cell office:value-type="float" office:value="957384772" calcext:value-type="float">
            <text:p>957384772</text:p>
          </table:table-cell>
          <table:table-cell office:value-type="float" office:value="2590522259" calcext:value-type="float">
            <text:p>2590522259</text:p>
          </table:table-cell>
          <table:table-cell office:value-type="float" office:value="2142917" calcext:value-type="float">
            <text:p>2142917</text:p>
          </table:table-cell>
          <table:table-cell office:value-type="float" office:value="76776926" calcext:value-type="float">
            <text:p>76776926</text:p>
          </table:table-cell>
          <table:table-cell office:value-type="float" office:value="76362745" calcext:value-type="float">
            <text:p>76362745</text:p>
          </table:table-cell>
          <table:table-cell office:value-type="float" office:value="716498" calcext:value-type="float">
            <text:p>7164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9572" calcext:value-type="float">
            <text:p>0.369572</text:p>
          </table:table-cell>
          <table:table-cell office:value-type="float" office:value="2142917" calcext:value-type="float">
            <text:p>2142917</text:p>
          </table:table-cell>
          <table:table-cell office:value-type="float" office:value="11.727263" calcext:value-type="float">
            <text:p>11.727263</text:p>
          </table:table-cell>
          <table:table-cell office:value-type="float" office:value="11.664" calcext:value-type="float">
            <text:p>11.664</text:p>
          </table:table-cell>
          <table:table-cell office:value-type="float" office:value="0.109441" calcext:value-type="float">
            <text:p>0.109441</text:p>
          </table:table-cell>
          <table:table-cell office:value-type="float" office:value="1.01" calcext:value-type="float">
            <text:p>1.01</text:p>
          </table:table-cell>
          <table:table-cell office:value-type="float" office:value="106.58" calcext:value-type="float">
            <text:p>106.5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7458" calcext:value-type="float">
            <text:p>17458</text:p>
          </table:table-cell>
          <table:table-cell office:value-type="float" office:value="754978131" calcext:value-type="float">
            <text:p>754978131</text:p>
          </table:table-cell>
          <table:table-cell office:value-type="float" office:value="2016870433" calcext:value-type="float">
            <text:p>2016870433</text:p>
          </table:table-cell>
          <table:table-cell office:value-type="float" office:value="1297842" calcext:value-type="float">
            <text:p>1297842</text:p>
          </table:table-cell>
          <table:table-cell office:value-type="float" office:value="52037695" calcext:value-type="float">
            <text:p>52037695</text:p>
          </table:table-cell>
          <table:table-cell office:value-type="float" office:value="51547983" calcext:value-type="float">
            <text:p>51547983</text:p>
          </table:table-cell>
          <table:table-cell office:value-type="float" office:value="1321181" calcext:value-type="float">
            <text:p>132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332" calcext:value-type="float">
            <text:p>0.374332</text:p>
          </table:table-cell>
          <table:table-cell office:value-type="float" office:value="1297842" calcext:value-type="float">
            <text:p>1297842</text:p>
          </table:table-cell>
          <table:table-cell office:value-type="float" office:value="7.929554" calcext:value-type="float">
            <text:p>7.929554</text:p>
          </table:table-cell>
          <table:table-cell office:value-type="float" office:value="7.854931" calcext:value-type="float">
            <text:p>7.854931</text:p>
          </table:table-cell>
          <table:table-cell office:value-type="float" office:value="0.201323" calcext:value-type="float">
            <text:p>0.201323</text:p>
          </table:table-cell>
          <table:table-cell office:value-type="float" office:value="1.01" calcext:value-type="float">
            <text:p>1.01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17481" calcext:value-type="float">
            <text:p>17481</text:p>
          </table:table-cell>
          <table:table-cell office:value-type="float" office:value="22321027" calcext:value-type="float">
            <text:p>22321027</text:p>
          </table:table-cell>
          <table:table-cell office:value-type="float" office:value="57227915" calcext:value-type="float">
            <text:p>57227915</text:p>
          </table:table-cell>
          <table:table-cell office:value-type="float" office:value="46678" calcext:value-type="float">
            <text:p>46678</text:p>
          </table:table-cell>
          <table:table-cell office:value-type="float" office:value="804181" calcext:value-type="float">
            <text:p>804181</text:p>
          </table:table-cell>
          <table:table-cell office:value-type="float" office:value="803851" calcext:value-type="float">
            <text:p>803851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90037" calcext:value-type="float">
            <text:p>0.390037</text:p>
          </table:table-cell>
          <table:table-cell office:value-type="float" office:value="46678" calcext:value-type="float">
            <text:p>46678</text:p>
          </table:table-cell>
          <table:table-cell office:value-type="float" office:value="2.144483" calcext:value-type="float">
            <text:p>2.144483</text:p>
          </table:table-cell>
          <table:table-cell office:value-type="float" office:value="2.143603" calcext:value-type="float">
            <text:p>2.143603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1" calcext:value-type="float">
            <text:p>1</text:p>
          </table:table-cell>
          <table:table-cell office:value-type="float" office:value="1229.13" calcext:value-type="float">
            <text:p>1229.13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7039" calcext:value-type="float">
            <text:p>17039</text:p>
          </table:table-cell>
          <table:table-cell office:value-type="float" office:value="768475" calcext:value-type="float">
            <text:p>768475</text:p>
          </table:table-cell>
          <table:table-cell office:value-type="float" office:value="2239448" calcext:value-type="float">
            <text:p>2239448</text:p>
          </table:table-cell>
          <table:table-cell office:value-type="float" office:value="4409" calcext:value-type="float">
            <text:p>4409</text:p>
          </table:table-cell>
          <table:table-cell office:value-type="float" office:value="96924" calcext:value-type="float">
            <text:p>96924</text:p>
          </table:table-cell>
          <table:table-cell office:value-type="float" office:value="96597" calcext:value-type="float">
            <text:p>96597</text:p>
          </table:table-cell>
          <table:table-cell office:value-type="float" office:value="5130" calcext:value-type="float">
            <text:p>5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3154" calcext:value-type="float">
            <text:p>0.343154</text:p>
          </table:table-cell>
          <table:table-cell office:value-type="float" office:value="4409" calcext:value-type="float">
            <text:p>4409</text:p>
          </table:table-cell>
          <table:table-cell office:value-type="float" office:value="6.203136" calcext:value-type="float">
            <text:p>6.203136</text:p>
          </table:table-cell>
          <table:table-cell office:value-type="float" office:value="6.182208" calcext:value-type="float">
            <text:p>6.182208</text:p>
          </table:table-cell>
          <table:table-cell office:value-type="float" office:value="0.32832" calcext:value-type="float">
            <text:p>0.32832</text:p>
          </table:table-cell>
          <table:table-cell office:value-type="float" office:value="1" calcext:value-type="float">
            <text:p>1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7042" calcext:value-type="float">
            <text:p>17042</text:p>
          </table:table-cell>
          <table:table-cell office:value-type="float" office:value="929786" calcext:value-type="float">
            <text:p>929786</text:p>
          </table:table-cell>
          <table:table-cell office:value-type="float" office:value="2491092" calcext:value-type="float">
            <text:p>2491092</text:p>
          </table:table-cell>
          <table:table-cell office:value-type="float" office:value="1307" calcext:value-type="float">
            <text:p>1307</text:p>
          </table:table-cell>
          <table:table-cell office:value-type="float" office:value="53359" calcext:value-type="float">
            <text:p>53359</text:p>
          </table:table-cell>
          <table:table-cell office:value-type="float" office:value="53077" calcext:value-type="float">
            <text:p>53077</text:p>
          </table:table-cell>
          <table:table-cell office:value-type="float" office:value="4195" calcext:value-type="float">
            <text:p>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44" calcext:value-type="float">
            <text:p>0.373244</text:p>
          </table:table-cell>
          <table:table-cell office:value-type="float" office:value="1307" calcext:value-type="float">
            <text:p>1307</text:p>
          </table:table-cell>
          <table:table-cell office:value-type="float" office:value="1.707488" calcext:value-type="float">
            <text:p>1.707488</text:p>
          </table:table-cell>
          <table:table-cell office:value-type="float" office:value="1.698464" calcext:value-type="float">
            <text:p>1.698464</text:p>
          </table:table-cell>
          <table:table-cell office:value-type="float" office:value="0.13424" calcext:value-type="float">
            <text:p>0.13424</text:p>
          </table:table-cell>
          <table:table-cell office:value-type="float" office:value="1.01" calcext:value-type="float">
            <text:p>1.01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7040" calcext:value-type="float">
            <text:p>17040</text:p>
          </table:table-cell>
          <table:table-cell office:value-type="float" office:value="453773" calcext:value-type="float">
            <text:p>453773</text:p>
          </table:table-cell>
          <table:table-cell office:value-type="float" office:value="1303263" calcext:value-type="float">
            <text:p>1303263</text:p>
          </table:table-cell>
          <table:table-cell office:value-type="float" office:value="1463" calcext:value-type="float">
            <text:p>1463</text:p>
          </table:table-cell>
          <table:table-cell office:value-type="float" office:value="57196" calcext:value-type="float">
            <text:p>57196</text:p>
          </table:table-cell>
          <table:table-cell office:value-type="float" office:value="57048" calcext:value-type="float">
            <text:p>57048</text:p>
          </table:table-cell>
          <table:table-cell office:value-type="float" office:value="3085" calcext:value-type="float">
            <text:p>3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182" calcext:value-type="float">
            <text:p>0.348182</text:p>
          </table:table-cell>
          <table:table-cell office:value-type="float" office:value="1463" calcext:value-type="float">
            <text:p>1463</text:p>
          </table:table-cell>
          <table:table-cell office:value-type="float" office:value="3.660544" calcext:value-type="float">
            <text:p>3.660544</text:p>
          </table:table-cell>
          <table:table-cell office:value-type="float" office:value="3.651072" calcext:value-type="float">
            <text:p>3.651072</text:p>
          </table:table-cell>
          <table:table-cell office:value-type="float" office:value="0.19744" calcext:value-type="float">
            <text:p>0.19744</text:p>
          </table:table-cell>
          <table:table-cell office:value-type="float" office:value="1" calcext:value-type="float">
            <text:p>1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7043" calcext:value-type="float">
            <text:p>17043</text:p>
          </table:table-cell>
          <table:table-cell office:value-type="float" office:value="475055" calcext:value-type="float">
            <text:p>475055</text:p>
          </table:table-cell>
          <table:table-cell office:value-type="float" office:value="1255314" calcext:value-type="float">
            <text:p>1255314</text:p>
          </table:table-cell>
          <table:table-cell office:value-type="float" office:value="668" calcext:value-type="float">
            <text:p>668</text:p>
          </table:table-cell>
          <table:table-cell office:value-type="float" office:value="27634" calcext:value-type="float">
            <text:p>27634</text:p>
          </table:table-cell>
          <table:table-cell office:value-type="float" office:value="27529" calcext:value-type="float">
            <text:p>27529</text:p>
          </table:table-cell>
          <table:table-cell office:value-type="float" office:value="3080" calcext:value-type="float">
            <text:p>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435" calcext:value-type="float">
            <text:p>0.378435</text:p>
          </table:table-cell>
          <table:table-cell office:value-type="float" office:value="668" calcext:value-type="float">
            <text:p>668</text:p>
          </table:table-cell>
          <table:table-cell office:value-type="float" office:value="1.768576" calcext:value-type="float">
            <text:p>1.768576</text:p>
          </table:table-cell>
          <table:table-cell office:value-type="float" office:value="1.761856" calcext:value-type="float">
            <text:p>1.761856</text:p>
          </table:table-cell>
          <table:table-cell office:value-type="float" office:value="0.19712" calcext:value-type="float">
            <text:p>0.19712</text:p>
          </table:table-cell>
          <table:table-cell office:value-type="float" office:value="1" calcext:value-type="float">
            <text:p>1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7325" calcext:value-type="float">
            <text:p>17325</text:p>
          </table:table-cell>
          <table:table-cell office:value-type="float" office:value="755332092" calcext:value-type="float">
            <text:p>755332092</text:p>
          </table:table-cell>
          <table:table-cell office:value-type="float" office:value="2033944295" calcext:value-type="float">
            <text:p>2033944295</text:p>
          </table:table-cell>
          <table:table-cell office:value-type="float" office:value="1507072" calcext:value-type="float">
            <text:p>1507072</text:p>
          </table:table-cell>
          <table:table-cell office:value-type="float" office:value="57326505" calcext:value-type="float">
            <text:p>57326505</text:p>
          </table:table-cell>
          <table:table-cell office:value-type="float" office:value="57104189" calcext:value-type="float">
            <text:p>57104189</text:p>
          </table:table-cell>
          <table:table-cell office:value-type="float" office:value="279627" calcext:value-type="float">
            <text:p>279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1363" calcext:value-type="float">
            <text:p>0.371363</text:p>
          </table:table-cell>
          <table:table-cell office:value-type="float" office:value="1507072" calcext:value-type="float">
            <text:p>1507072</text:p>
          </table:table-cell>
          <table:table-cell office:value-type="float" office:value="13.01027" calcext:value-type="float">
            <text:p>13.01027</text:p>
          </table:table-cell>
          <table:table-cell office:value-type="float" office:value="12.959816" calcext:value-type="float">
            <text:p>12.959816</text:p>
          </table:table-cell>
          <table:table-cell office:value-type="float" office:value="0.063461" calcext:value-type="float">
            <text:p>0.063461</text:p>
          </table:table-cell>
          <table:table-cell office:value-type="float" office:value="1" calcext:value-type="float">
            <text:p>1</text:p>
          </table:table-cell>
          <table:table-cell office:value-type="float" office:value="204.22" calcext:value-type="float">
            <text:p>204.22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17323" calcext:value-type="float">
            <text:p>17323</text:p>
          </table:table-cell>
          <table:table-cell office:value-type="float" office:value="364030095" calcext:value-type="float">
            <text:p>364030095</text:p>
          </table:table-cell>
          <table:table-cell office:value-type="float" office:value="1019493961" calcext:value-type="float">
            <text:p>1019493961</text:p>
          </table:table-cell>
          <table:table-cell office:value-type="float" office:value="1027064" calcext:value-type="float">
            <text:p>1027064</text:p>
          </table:table-cell>
          <table:table-cell office:value-type="float" office:value="37613237" calcext:value-type="float">
            <text:p>37613237</text:p>
          </table:table-cell>
          <table:table-cell office:value-type="float" office:value="37199571" calcext:value-type="float">
            <text:p>37199571</text:p>
          </table:table-cell>
          <table:table-cell office:value-type="float" office:value="754622" calcext:value-type="float">
            <text:p>7546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069" calcext:value-type="float">
            <text:p>0.357069</text:p>
          </table:table-cell>
          <table:table-cell office:value-type="float" office:value="1027064" calcext:value-type="float">
            <text:p>1027064</text:p>
          </table:table-cell>
          <table:table-cell office:value-type="float" office:value="8.506173" calcext:value-type="float">
            <text:p>8.506173</text:p>
          </table:table-cell>
          <table:table-cell office:value-type="float" office:value="8.412624" calcext:value-type="float">
            <text:p>8.412624</text:p>
          </table:table-cell>
          <table:table-cell office:value-type="float" office:value="0.170657" calcext:value-type="float">
            <text:p>0.170657</text:p>
          </table:table-cell>
          <table:table-cell office:value-type="float" office:value="1.01" calcext:value-type="float">
            <text:p>1.01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17510" calcext:value-type="float">
            <text:p>17510</text:p>
          </table:table-cell>
          <table:table-cell office:value-type="float" office:value="310373144" calcext:value-type="float">
            <text:p>310373144</text:p>
          </table:table-cell>
          <table:table-cell office:value-type="float" office:value="841125624" calcext:value-type="float">
            <text:p>841125624</text:p>
          </table:table-cell>
          <table:table-cell office:value-type="float" office:value="722037" calcext:value-type="float">
            <text:p>722037</text:p>
          </table:table-cell>
          <table:table-cell office:value-type="float" office:value="25309488" calcext:value-type="float">
            <text:p>25309488</text:p>
          </table:table-cell>
          <table:table-cell office:value-type="float" office:value="25255552" calcext:value-type="float">
            <text:p>25255552</text:p>
          </table:table-cell>
          <table:table-cell office:value-type="float" office:value="6511" calcext:value-type="float">
            <text:p>6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8997" calcext:value-type="float">
            <text:p>0.368997</text:p>
          </table:table-cell>
          <table:table-cell office:value-type="float" office:value="722037" calcext:value-type="float">
            <text:p>722037</text:p>
          </table:table-cell>
          <table:table-cell office:value-type="float" office:value="8.755714" calcext:value-type="float">
            <text:p>8.755714</text:p>
          </table:table-cell>
          <table:table-cell office:value-type="float" office:value="8.737056" calcext:value-type="float">
            <text:p>8.737056</text:p>
          </table:table-cell>
          <table:table-cell office:value-type="float" office:value="0.002252" calcext:value-type="float">
            <text:p>0.002252</text:p>
          </table:table-cell>
          <table:table-cell office:value-type="float" office:value="1" calcext:value-type="float">
            <text:p>1</text:p>
          </table:table-cell>
          <table:table-cell office:value-type="float" office:value="3878.91" calcext:value-type="float">
            <text:p>3878.9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120" calcext:value-type="float">
            <text:p>17120</text:p>
          </table:table-cell>
          <table:table-cell office:value-type="float" office:value="979505" calcext:value-type="float">
            <text:p>979505</text:p>
          </table:table-cell>
          <table:table-cell office:value-type="float" office:value="2539776" calcext:value-type="float">
            <text:p>2539776</text:p>
          </table:table-cell>
          <table:table-cell office:value-type="float" office:value="1109" calcext:value-type="float">
            <text:p>1109</text:p>
          </table:table-cell>
          <table:table-cell office:value-type="float" office:value="44128" calcext:value-type="float">
            <text:p>44128</text:p>
          </table:table-cell>
          <table:table-cell office:value-type="float" office:value="44004" calcext:value-type="float">
            <text:p>44004</text:p>
          </table:table-cell>
          <table:table-cell office:value-type="float" office:value="5130" calcext:value-type="float">
            <text:p>5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5666" calcext:value-type="float">
            <text:p>0.385666</text:p>
          </table:table-cell>
          <table:table-cell office:value-type="float" office:value="1109" calcext:value-type="float">
            <text:p>1109</text:p>
          </table:table-cell>
          <table:table-cell office:value-type="float" office:value="0.941397" calcext:value-type="float">
            <text:p>0.941397</text:p>
          </table:table-cell>
          <table:table-cell office:value-type="float" office:value="0.938752" calcext:value-type="float">
            <text:p>0.938752</text:p>
          </table:table-cell>
          <table:table-cell office:value-type="float" office:value="0.10944" calcext:value-type="float">
            <text:p>0.10944</text:p>
          </table:table-cell>
          <table:table-cell office:value-type="float" office:value="1" calcext:value-type="float">
            <text:p>1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3" calcext:value-type="float">
            <text:p>3</text:p>
          </table:table-cell>
          <table:table-cell office:value-type="float" office:value="343869" calcext:value-type="float">
            <text:p>343869</text:p>
          </table:table-cell>
          <table:table-cell office:value-type="float" office:value="218965" calcext:value-type="float">
            <text:p>21896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70429" calcext:value-type="float">
            <text:p>1.570429</text:p>
          </table:table-cell>
          <table:table-cell office:value-type="float" office:value="1" calcext:value-type="float">
            <text:p>1</text:p>
          </table:table-cell>
          <table:table-cell office:value-type="float" office:value="0.00032" calcext:value-type="float">
            <text:p>0.0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6"/>inf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122" calcext:value-type="float">
            <text:p>17122</text:p>
          </table:table-cell>
          <table:table-cell office:value-type="float" office:value="945371" calcext:value-type="float">
            <text:p>945371</text:p>
          </table:table-cell>
          <table:table-cell office:value-type="float" office:value="2443445" calcext:value-type="float">
            <text:p>2443445</text:p>
          </table:table-cell>
          <table:table-cell office:value-type="float" office:value="1046" calcext:value-type="float">
            <text:p>1046</text:p>
          </table:table-cell>
          <table:table-cell office:value-type="float" office:value="41318" calcext:value-type="float">
            <text:p>41318</text:p>
          </table:table-cell>
          <table:table-cell office:value-type="float" office:value="41208" calcext:value-type="float">
            <text:p>41208</text:p>
          </table:table-cell>
          <table:table-cell office:value-type="float" office:value="5123" calcext:value-type="float">
            <text:p>5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6901" calcext:value-type="float">
            <text:p>0.386901</text:p>
          </table:table-cell>
          <table:table-cell office:value-type="float" office:value="1046" calcext:value-type="float">
            <text:p>1046</text:p>
          </table:table-cell>
          <table:table-cell office:value-type="float" office:value="1.322176" calcext:value-type="float">
            <text:p>1.322176</text:p>
          </table:table-cell>
          <table:table-cell office:value-type="float" office:value="1.318656" calcext:value-type="float">
            <text:p>1.318656</text:p>
          </table:table-cell>
          <table:table-cell office:value-type="float" office:value="0.163936" calcext:value-type="float">
            <text:p>0.163936</text:p>
          </table:table-cell>
          <table:table-cell office:value-type="float" office:value="1" calcext:value-type="float">
            <text:p>1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5" calcext:value-type="float">
            <text:p>5</text:p>
          </table:table-cell>
          <table:table-cell office:value-type="float" office:value="337677" calcext:value-type="float">
            <text:p>337677</text:p>
          </table:table-cell>
          <table:table-cell office:value-type="float" office:value="214968" calcext:value-type="float">
            <text:p>21496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570825" calcext:value-type="float">
            <text:p>1.570825</text:p>
          </table:table-cell>
          <table:table-cell office:value-type="float" office:value="0" calcext:value-type="float">
            <text:p>0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249" calcext:value-type="float">
            <text:p>249</text:p>
          </table:table-cell>
          <table:table-cell office:value-type="float" office:value="686766719" calcext:value-type="float">
            <text:p>686766719</text:p>
          </table:table-cell>
          <table:table-cell office:value-type="float" office:value="1907504015" calcext:value-type="float">
            <text:p>1907504015</text:p>
          </table:table-cell>
          <table:table-cell office:value-type="float" office:value="2036754" calcext:value-type="float">
            <text:p>2036754</text:p>
          </table:table-cell>
          <table:table-cell office:value-type="float" office:value="82008264" calcext:value-type="float">
            <text:p>82008264</text:p>
          </table:table-cell>
          <table:table-cell office:value-type="float" office:value="81136336" calcext:value-type="float">
            <text:p>81136336</text:p>
          </table:table-cell>
          <table:table-cell office:value-type="float" office:value="1009411" calcext:value-type="float">
            <text:p>1009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034" calcext:value-type="float">
            <text:p>0.360034</text:p>
          </table:table-cell>
          <table:table-cell office:value-type="float" office:value="2036754" calcext:value-type="float">
            <text:p>2036754</text:p>
          </table:table-cell>
          <table:table-cell office:value-type="float" office:value="21.510365" calcext:value-type="float">
            <text:p>21.510365</text:p>
          </table:table-cell>
          <table:table-cell office:value-type="float" office:value="21.281662" calcext:value-type="float">
            <text:p>21.281662</text:p>
          </table:table-cell>
          <table:table-cell office:value-type="float" office:value="0.264764" calcext:value-type="float">
            <text:p>0.264764</text:p>
          </table:table-cell>
          <table:table-cell office:value-type="float" office:value="1.01" calcext:value-type="float">
            <text:p>1.01</text:p>
          </table:table-cell>
          <table:table-cell office:value-type="float" office:value="80.38" calcext:value-type="float">
            <text:p>80.38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17366" calcext:value-type="float">
            <text:p>17366</text:p>
          </table:table-cell>
          <table:table-cell office:value-type="float" office:value="271159523" calcext:value-type="float">
            <text:p>271159523</text:p>
          </table:table-cell>
          <table:table-cell office:value-type="float" office:value="715292574" calcext:value-type="float">
            <text:p>715292574</text:p>
          </table:table-cell>
          <table:table-cell office:value-type="float" office:value="500836" calcext:value-type="float">
            <text:p>500836</text:p>
          </table:table-cell>
          <table:table-cell office:value-type="float" office:value="14518823" calcext:value-type="float">
            <text:p>14518823</text:p>
          </table:table-cell>
          <table:table-cell office:value-type="float" office:value="14395123" calcext:value-type="float">
            <text:p>14395123</text:p>
          </table:table-cell>
          <table:table-cell office:value-type="float" office:value="777173" calcext:value-type="float">
            <text:p>7771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089" calcext:value-type="float">
            <text:p>0.379089</text:p>
          </table:table-cell>
          <table:table-cell office:value-type="float" office:value="500836" calcext:value-type="float">
            <text:p>500836</text:p>
          </table:table-cell>
          <table:table-cell office:value-type="float" office:value="3.808216" calcext:value-type="float">
            <text:p>3.808216</text:p>
          </table:table-cell>
          <table:table-cell office:value-type="float" office:value="3.77577" calcext:value-type="float">
            <text:p>3.77577</text:p>
          </table:table-cell>
          <table:table-cell office:value-type="float" office:value="0.203849" calcext:value-type="float">
            <text:p>0.203849</text:p>
          </table:table-cell>
          <table:table-cell office:value-type="float" office:value="1.01" calcext:value-type="float">
            <text:p>1.01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1093" calcext:value-type="float">
            <text:p>1093</text:p>
          </table:table-cell>
          <table:table-cell office:value-type="float" office:value="2914098400" calcext:value-type="float">
            <text:p>2914098400</text:p>
          </table:table-cell>
          <table:table-cell office:value-type="float" office:value="8292955845" calcext:value-type="float">
            <text:p>8292955845</text:p>
          </table:table-cell>
          <table:table-cell office:value-type="float" office:value="9677885" calcext:value-type="float">
            <text:p>9677885</text:p>
          </table:table-cell>
          <table:table-cell office:value-type="float" office:value="367583417" calcext:value-type="float">
            <text:p>367583417</text:p>
          </table:table-cell>
          <table:table-cell office:value-type="float" office:value="364899801" calcext:value-type="float">
            <text:p>364899801</text:p>
          </table:table-cell>
          <table:table-cell office:value-type="float" office:value="155223" calcext:value-type="float">
            <text:p>155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394" calcext:value-type="float">
            <text:p>0.351394</text:p>
          </table:table-cell>
          <table:table-cell office:value-type="float" office:value="9677885" calcext:value-type="float">
            <text:p>9677885</text:p>
          </table:table-cell>
          <table:table-cell office:value-type="float" office:value="27.873625" calcext:value-type="float">
            <text:p>27.873625</text:p>
          </table:table-cell>
          <table:table-cell office:value-type="float" office:value="27.670128" calcext:value-type="float">
            <text:p>27.67012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1.01" calcext:value-type="float">
            <text:p>1.01</text:p>
          </table:table-cell>
          <table:table-cell office:value-type="float" office:value="2350.81" calcext:value-type="float">
            <text:p>2350.81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7042" calcext:value-type="float">
            <text:p>17042</text:p>
          </table:table-cell>
          <table:table-cell office:value-type="float" office:value="831839" calcext:value-type="float">
            <text:p>831839</text:p>
          </table:table-cell>
          <table:table-cell office:value-type="float" office:value="2536339" calcext:value-type="float">
            <text:p>2536339</text:p>
          </table:table-cell>
          <table:table-cell office:value-type="float" office:value="2417" calcext:value-type="float">
            <text:p>2417</text:p>
          </table:table-cell>
          <table:table-cell office:value-type="float" office:value="105317" calcext:value-type="float">
            <text:p>105317</text:p>
          </table:table-cell>
          <table:table-cell office:value-type="float" office:value="104682" calcext:value-type="float">
            <text:p>104682</text:p>
          </table:table-cell>
          <table:table-cell office:value-type="float" office:value="13464" calcext:value-type="float">
            <text:p>1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7968" calcext:value-type="float">
            <text:p>0.327968</text:p>
          </table:table-cell>
          <table:table-cell office:value-type="float" office:value="2417" calcext:value-type="float">
            <text:p>2417</text:p>
          </table:table-cell>
          <table:table-cell office:value-type="float" office:value="3.370144" calcext:value-type="float">
            <text:p>3.370144</text:p>
          </table:table-cell>
          <table:table-cell office:value-type="float" office:value="3.349824" calcext:value-type="float">
            <text:p>3.349824</text:p>
          </table:table-cell>
          <table:table-cell office:value-type="float" office:value="0.430848" calcext:value-type="float">
            <text:p>0.430848</text:p>
          </table:table-cell>
          <table:table-cell office:value-type="float" office:value="1.01" calcext:value-type="float">
            <text:p>1.01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7043" calcext:value-type="float">
            <text:p>17043</text:p>
          </table:table-cell>
          <table:table-cell office:value-type="float" office:value="328579" calcext:value-type="float">
            <text:p>328579</text:p>
          </table:table-cell>
          <table:table-cell office:value-type="float" office:value="984137" calcext:value-type="float">
            <text:p>984137</text:p>
          </table:table-cell>
          <table:table-cell office:value-type="float" office:value="960" calcext:value-type="float">
            <text:p>960</text:p>
          </table:table-cell>
          <table:table-cell office:value-type="float" office:value="41511" calcext:value-type="float">
            <text:p>41511</text:p>
          </table:table-cell>
          <table:table-cell office:value-type="float" office:value="41322" calcext:value-type="float">
            <text:p>41322</text:p>
          </table:table-cell>
          <table:table-cell office:value-type="float" office:value="4345" calcext:value-type="float">
            <text:p>4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875" calcext:value-type="float">
            <text:p>0.333875</text:p>
          </table:table-cell>
          <table:table-cell office:value-type="float" office:value="960" calcext:value-type="float">
            <text:p>960</text:p>
          </table:table-cell>
          <table:table-cell office:value-type="float" office:value="1.328352" calcext:value-type="float">
            <text:p>1.328352</text:p>
          </table:table-cell>
          <table:table-cell office:value-type="float" office:value="1.322304" calcext:value-type="float">
            <text:p>1.322304</text:p>
          </table:table-cell>
          <table:table-cell office:value-type="float" office:value="0.13904" calcext:value-type="float">
            <text:p>0.13904</text:p>
          </table:table-cell>
          <table:table-cell office:value-type="float" office:value="1" calcext:value-type="float">
            <text:p>1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7361" calcext:value-type="float">
            <text:p>17361</text:p>
          </table:table-cell>
          <table:table-cell office:value-type="float" office:value="513981881" calcext:value-type="float">
            <text:p>513981881</text:p>
          </table:table-cell>
          <table:table-cell office:value-type="float" office:value="1468947422" calcext:value-type="float">
            <text:p>1468947422</text:p>
          </table:table-cell>
          <table:table-cell office:value-type="float" office:value="1725268" calcext:value-type="float">
            <text:p>1725268</text:p>
          </table:table-cell>
          <table:table-cell office:value-type="float" office:value="64942228" calcext:value-type="float">
            <text:p>64942228</text:p>
          </table:table-cell>
          <table:table-cell office:value-type="float" office:value="64635615" calcext:value-type="float">
            <text:p>64635615</text:p>
          </table:table-cell>
          <table:table-cell office:value-type="float" office:value="392204" calcext:value-type="float">
            <text:p>39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898" calcext:value-type="float">
            <text:p>0.349898</text:p>
          </table:table-cell>
          <table:table-cell office:value-type="float" office:value="1725268" calcext:value-type="float">
            <text:p>1725268</text:p>
          </table:table-cell>
          <table:table-cell office:value-type="float" office:value="13.070134" calcext:value-type="float">
            <text:p>13.070134</text:p>
          </table:table-cell>
          <table:table-cell office:value-type="float" office:value="13.008426" calcext:value-type="float">
            <text:p>13.008426</text:p>
          </table:table-cell>
          <table:table-cell office:value-type="float" office:value="0.078934" calcext:value-type="float">
            <text:p>0.078934</text:p>
          </table:table-cell>
          <table:table-cell office:value-type="float" office:value="1" calcext:value-type="float">
            <text:p>1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17360" calcext:value-type="float">
            <text:p>17360</text:p>
          </table:table-cell>
          <table:table-cell office:value-type="float" office:value="452723138" calcext:value-type="float">
            <text:p>452723138</text:p>
          </table:table-cell>
          <table:table-cell office:value-type="float" office:value="1276194789" calcext:value-type="float">
            <text:p>1276194789</text:p>
          </table:table-cell>
          <table:table-cell office:value-type="float" office:value="1441549" calcext:value-type="float">
            <text:p>1441549</text:p>
          </table:table-cell>
          <table:table-cell office:value-type="float" office:value="51727098" calcext:value-type="float">
            <text:p>51727098</text:p>
          </table:table-cell>
          <table:table-cell office:value-type="float" office:value="51359095" calcext:value-type="float">
            <text:p>51359095</text:p>
          </table:table-cell>
          <table:table-cell office:value-type="float" office:value="783923" calcext:value-type="float">
            <text:p>7839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745" calcext:value-type="float">
            <text:p>0.354745</text:p>
          </table:table-cell>
          <table:table-cell office:value-type="float" office:value="1441549" calcext:value-type="float">
            <text:p>1441549</text:p>
          </table:table-cell>
          <table:table-cell office:value-type="float" office:value="10.410484" calcext:value-type="float">
            <text:p>10.410484</text:p>
          </table:table-cell>
          <table:table-cell office:value-type="float" office:value="10.336422" calcext:value-type="float">
            <text:p>10.336422</text:p>
          </table:table-cell>
          <table:table-cell office:value-type="float" office:value="0.157771" calcext:value-type="float">
            <text:p>0.157771</text:p>
          </table:table-cell>
          <table:table-cell office:value-type="float" office:value="1.01" calcext:value-type="float">
            <text:p>1.01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7414" calcext:value-type="float">
            <text:p>17414</text:p>
          </table:table-cell>
          <table:table-cell office:value-type="float" office:value="91218324" calcext:value-type="float">
            <text:p>91218324</text:p>
          </table:table-cell>
          <table:table-cell office:value-type="float" office:value="246143907" calcext:value-type="float">
            <text:p>246143907</text:p>
          </table:table-cell>
          <table:table-cell office:value-type="float" office:value="201512" calcext:value-type="float">
            <text:p>201512</text:p>
          </table:table-cell>
          <table:table-cell office:value-type="float" office:value="7159686" calcext:value-type="float">
            <text:p>7159686</text:p>
          </table:table-cell>
          <table:table-cell office:value-type="float" office:value="7142672" calcext:value-type="float">
            <text:p>7142672</text:p>
          </table:table-cell>
          <table:table-cell office:value-type="float" office:value="3336" calcext:value-type="float">
            <text:p>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589" calcext:value-type="float">
            <text:p>0.370589</text:p>
          </table:table-cell>
          <table:table-cell office:value-type="float" office:value="201512" calcext:value-type="float">
            <text:p>201512</text:p>
          </table:table-cell>
          <table:table-cell office:value-type="float" office:value="8.645658" calcext:value-type="float">
            <text:p>8.645658</text:p>
          </table:table-cell>
          <table:table-cell office:value-type="float" office:value="8.625113" calcext:value-type="float">
            <text:p>8.625113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1" calcext:value-type="float">
            <text:p>1</text:p>
          </table:table-cell>
          <table:table-cell office:value-type="float" office:value="2141.09" calcext:value-type="float">
            <text:p>2141.09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2885115580" calcext:value-type="float">
            <text:p>2885115580</text:p>
          </table:table-cell>
          <table:table-cell office:value-type="float" office:value="4942" calcext:value-type="float">
            <text:p>4942</text:p>
          </table:table-cell>
          <table:table-cell office:value-type="float" office:value="38735" calcext:value-type="float">
            <text:p>38735</text:p>
          </table:table-cell>
          <table:table-cell office:value-type="float" office:value="6145" calcext:value-type="float">
            <text:p>6145</text:p>
          </table:table-cell>
          <table:table-cell office:value-type="float" office:value="362" calcext:value-type="float">
            <text:p>362</text:p>
          </table:table-cell>
          <table:table-cell office:value-type="float" office:value="854" calcext:value-type="float">
            <text:p>854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941E+019" calcext:value-type="float">
            <text:p>184467440693941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127585" calcext:value-type="float">
            <text:p>0.127585</text:p>
          </table:table-cell>
          <table:table-cell office:value-type="float" office:value="6145" calcext:value-type="float">
            <text:p>614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2" calcext:value-type="float">
            <text:p>0.4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2885115582" calcext:value-type="float">
            <text:p>2885115582</text:p>
          </table:table-cell>
          <table:table-cell office:value-type="float" office:value="4941" calcext:value-type="float">
            <text:p>4941</text:p>
          </table:table-cell>
          <table:table-cell office:value-type="float" office:value="73492" calcext:value-type="float">
            <text:p>73492</text:p>
          </table:table-cell>
          <table:table-cell office:value-type="float" office:value="1405" calcext:value-type="float">
            <text:p>1405</text:p>
          </table:table-cell>
          <table:table-cell office:value-type="float" office:value="338" calcext:value-type="float">
            <text:p>338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46000166E+019" calcext:value-type="float">
            <text:p>18446464600016600000</text:p>
          </table:table-cell>
          <table:table-cell office:value-type="string" calcext:value-type="string">
            <text:p><text:s text:c="14"/></text:p>
          </table:table-cell>
          <table:table-cell office:value-type="float" office:value="0.067232" calcext:value-type="float">
            <text:p>0.067232</text:p>
          </table:table-cell>
          <table:table-cell office:value-type="float" office:value="1405" calcext:value-type="float">
            <text:p>140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2885115584" calcext:value-type="float">
            <text:p>2885115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94E+019" calcext:value-type="float">
            <text:p>18446744069394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710" calcext:value-type="float">
            <text:p>27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2885115585" calcext:value-type="float">
            <text:p>28851155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2321" calcext:value-type="float">
            <text:p>2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2885115589" calcext:value-type="float">
            <text:p>28851155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45967107E+019" calcext:value-type="float">
            <text:p>184464645967107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3:03:46.737656871</meta:creation-date>
    <dc:date>2015-10-28T03:04:08.242950921</dc:date>
    <meta:editing-duration>P0D</meta:editing-duration>
    <meta:editing-cycles>1</meta:editing-cycles>
    <meta:document-statistic meta:table-count="1" meta:cell-count="3360" meta:object-count="0"/>
    <meta:generator>LibreOffice/4.2.8.2$Linux_X86_64 LibreOffice_project/420m0$Build-2</meta:generator>
  </office:meta>
</office:document-meta>
</file>